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2AE000001969A5BB5D1.png" manifest:media-type="image/png"/>
  <manifest:file-entry manifest:full-path="Pictures/100002010000030A000001798CF588A3.png" manifest:media-type="image/png"/>
  <manifest:file-entry manifest:full-path="Pictures/100000000000016E0000015A1DFDC358.png" manifest:media-type="image/png"/>
  <manifest:file-entry manifest:full-path="Pictures/10000000000001940000015AF8A2B938.png" manifest:media-type="image/png"/>
  <manifest:file-entry manifest:full-path="Pictures/10000000000001960000015A934EE54C.png" manifest:media-type="image/png"/>
  <manifest:file-entry manifest:full-path="Pictures/100000000000040E000002089A6859B4.png" manifest:media-type="image/png"/>
  <manifest:file-entry manifest:full-path="Pictures/10000000000002BC000000FBDF362CF8.png" manifest:media-type="image/png"/>
  <manifest:file-entry manifest:full-path="Pictures/1000000000000F0100000748C0C2AE08.png" manifest:media-type="image/png"/>
  <manifest:file-entry manifest:full-path="Pictures/10000000000004BB000004048598A78F.png" manifest:media-type="image/png"/>
  <manifest:file-entry manifest:full-path="Pictures/10000000000006CE000003D5A2655F23.png" manifest:media-type="image/png"/>
  <manifest:file-entry manifest:full-path="Pictures/10000000000003D600000142FDCE38E6.png" manifest:media-type="image/png"/>
  <manifest:file-entry manifest:full-path="Pictures/100002010000030A00000179DE77FACB.png" manifest:media-type="image/png"/>
  <manifest:file-entry manifest:full-path="Pictures/100000000000073200000234CE462BC2.png" manifest:media-type="image/png"/>
  <manifest:file-entry manifest:full-path="Pictures/10000000000003D600000142CA77BB32.png" manifest:media-type="image/png"/>
  <manifest:file-entry manifest:full-path="Pictures/10000000000001940000015A129EA1E3.png" manifest:media-type="image/png"/>
  <manifest:file-entry manifest:full-path="Pictures/1000000000000211000003255F7DD9BA.png" manifest:media-type="image/png"/>
  <manifest:file-entry manifest:full-path="Pictures/1000000000000400000001CAF1DAB6AC.png" manifest:media-type="image/png"/>
  <manifest:file-entry manifest:full-path="Pictures/10000000000002A90000014275CD7728.png" manifest:media-type="image/png"/>
  <manifest:file-entry manifest:full-path="Pictures/10000000000001940000015A270C53C5.png" manifest:media-type="image/png"/>
  <manifest:file-entry manifest:full-path="Pictures/100000000000016E000002E918E8EE38.png" manifest:media-type="image/png"/>
  <manifest:file-entry manifest:full-path="Pictures/100000000000016D0000015A706DAF60.png" manifest:media-type="image/png"/>
  <manifest:file-entry manifest:full-path="Pictures/10000000000005970000029A0E7943A7.png" manifest:media-type="image/png"/>
  <manifest:file-entry manifest:full-path="Pictures/10000000000001E6000002E8033DF469.png" manifest:media-type="image/png"/>
  <manifest:file-entry manifest:full-path="Pictures/10000201000002700000010EE4C31D0B.png" manifest:media-type="image/png"/>
  <manifest:file-entry manifest:full-path="Pictures/1000000000000F0100000748CFDE3FEC.png" manifest:media-type="image/png"/>
  <manifest:file-entry manifest:full-path="Pictures/10000201000002920000016F8DBFF5B7.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4" style:family="table">
      <style:table-properties style:width="6.803cm" fo:margin-top="1cm" fo:margin-bottom="0cm" table:align="left"/>
    </style:style>
    <style:style style:name="Table4.A" style:family="table-column">
      <style:table-column-properties style:column-width="1.607cm"/>
    </style:style>
    <style:style style:name="Table4.B" style:family="table-column">
      <style:table-column-properties style:column-width="1.889cm"/>
    </style:style>
    <style:style style:name="Table4.D" style:family="table-column">
      <style:table-column-properties style:column-width="1.7cm"/>
    </style:style>
    <style:style style:name="Table4.A1" style:family="table-cell">
      <style:table-cell-properties fo:padding="0.097cm" fo:border="0.05pt solid #000000"/>
    </style:style>
    <style:style style:name="Table4.C1" style:family="table-cell">
      <style:table-cell-properties fo:padding="0.097cm" fo:border-left="none" fo:border-right="0.05pt solid #000000" fo:border-top="0.05pt solid #000000" fo:border-bottom="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0.05pt solid #000000" fo:border-top="none" fo:border-bottom="0.05pt solid #000000"/>
    </style:style>
    <style:style style:name="Table4.C2" style:family="table-cell">
      <style:table-cell-properties fo:padding="0.097cm" fo:border-left="none" fo:border-right="none" fo:border-top="none" fo:border-bottom="0.05pt solid #000000"/>
    </style:style>
    <style:style style:name="Table4.A3" style:family="table-cell">
      <style:table-cell-properties fo:padding="0.097cm" fo:border-left="0.05pt solid #000000" fo:border-right="none" fo:border-top="none" fo:border-bottom="none"/>
    </style:style>
    <style:style style:name="Table4.B3" style:family="table-cell">
      <style:table-cell-properties fo:padding="0.097cm" fo:border-left="none" fo:border-right="0.05pt solid #000000" fo:border-top="none" fo:border-bottom="none"/>
    </style:style>
    <style:style style:name="Table4.C3" style:family="table-cell">
      <style:table-cell-properties fo:padding="0.097cm" fo:border="none"/>
    </style:style>
    <style:style style:name="Table4.A4" style:family="table-cell">
      <style:table-cell-properties fo:padding="0.097cm" fo:border-left="0.05pt solid #000000" fo:border-right="none" fo:border-top="0.05pt solid #000000" fo:border-bottom="0.05pt solid #000000"/>
    </style:style>
    <style:style style:name="Table4.C4" style:family="table-cell">
      <style:table-cell-properties fo:padding="0.097cm" fo:border-left="none" fo:border-right="none" fo:border-top="0.05pt solid #000000" fo:border-bottom="0.05pt solid #000000"/>
    </style:style>
    <style:style style:name="Table3" style:family="table">
      <style:table-properties style:width="17cm" fo:margin-top="0.3cm" fo:margin-bottom="0cm" table:align="margins"/>
    </style:style>
    <style:style style:name="Table3.A" style:family="table-column">
      <style:table-column-properties style:column-width="8.29cm" style:rel-column-width="31958*"/>
    </style:style>
    <style:style style:name="Table3.B" style:family="table-column">
      <style:table-column-properties style:column-width="8.71cm" style:rel-column-width="33577*"/>
    </style:style>
    <style:style style:name="Table3.A1" style:family="table-cell">
      <style:table-cell-properties fo:padding="0.097cm" fo:border-left="0.05pt solid #000000" fo:border-right="none" fo:border-top="0.05pt solid #000000" fo:border-bottom="0.05pt solid #000000"/>
    </style:style>
    <style:style style:name="Table3.B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0.05pt solid #000000" fo:border-right="0.05pt solid #000000" fo:border-top="none" fo:border-bottom="0.05pt solid #000000"/>
    </style:style>
    <style:style style:name="Table5" style:family="table">
      <style:table-properties style:width="17cm" fo:margin-top="0.3cm" fo:margin-bottom="0cm" table:align="margins"/>
    </style:style>
    <style:style style:name="Table5.A" style:family="table-column">
      <style:table-column-properties style:column-width="8.456cm" style:rel-column-width="32597*"/>
    </style:style>
    <style:style style:name="Table5.B" style:family="table-column">
      <style:table-column-properties style:column-width="8.544cm" style:rel-column-width="32938*"/>
    </style:style>
    <style:style style:name="Table5.1" style:family="table-row">
      <style:table-row-properties style:min-row-height="0.596cm"/>
    </style:style>
    <style:style style:name="Table5.A1" style:family="table-cell">
      <style:table-cell-properties style:vertical-align="bottom" fo:padding="0.097cm" fo:border-left="0.05pt solid #000000" fo:border-right="none" fo:border-top="0.05pt solid #000000" fo:border-bottom="0.05pt solid #000000"/>
    </style:style>
    <style:style style:name="Table5.B1" style:family="table-cell">
      <style:table-cell-properties style:vertical-align="bottom"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fo:padding="0.097cm" fo:border-left="0.05pt solid #000000" fo:border-right="none" fo:border-top="none" fo:border-bottom="0.05pt solid #000000"/>
    </style:style>
    <style:style style:name="Table5.B3" style:family="table-cell">
      <style:table-cell-properties fo:padding="0.097cm" fo:border-left="0.05pt solid #000000" fo:border-right="0.05pt solid #000000" fo:border-top="none" fo:border-bottom="0.05pt solid #000000"/>
    </style:style>
    <style:style style:name="Table5.A4" style:family="table-cell">
      <style:table-cell-properties fo:padding="0.097cm" fo:border-left="0.05pt solid #000000" fo:border-right="none"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2" style:family="table">
      <style:table-properties style:width="17.009cm" fo:margin-left="0cm" fo:break-before="column" table:align="left"/>
    </style:style>
    <style:style style:name="Table2.A" style:family="table-column">
      <style:table-column-properties style:column-width="4.789cm"/>
    </style:style>
    <style:style style:name="Table2.B" style:family="table-column">
      <style:table-column-properties style:column-width="12.22cm"/>
    </style:style>
    <style:style style:name="Table2.A1" style:family="table-cell">
      <style:table-cell-properties style:vertical-align="" fo:padding="0.097cm" fo:border-left="none" fo:border-right="none" fo:border-top="none" fo:border-bottom="0.05pt solid #999999"/>
    </style:style>
    <style:style style:name="Table2.A6" style:family="table-cell">
      <style:table-cell-properties style:vertical-align="" fo:padding="0.097cm" fo:border="none"/>
    </style:style>
    <style:style style:name="Table1" style:family="table">
      <style:table-properties style:width="17cm" fo:margin-top="0.3cm" fo:margin-bottom="0cm" table:align="margins"/>
    </style:style>
    <style:style style:name="Table1.A" style:family="table-column">
      <style:table-column-properties style:column-width="3.193cm" style:rel-column-width="12307*"/>
    </style:style>
    <style:style style:name="Table1.B" style:family="table-column">
      <style:table-column-properties style:column-width="5.318cm" style:rel-column-width="20500*"/>
    </style:style>
    <style:style style:name="Table1.C" style:family="table-column">
      <style:table-column-properties style:column-width="8.49cm" style:rel-column-width="32728*"/>
    </style:style>
    <style:style style:name="Table1.1" style:family="table-row">
      <style:table-row-properties style:min-row-height="4.895cm"/>
    </style:style>
    <style:style style:name="Table1.A1" style:family="table-cell">
      <style:table-cell-properties fo:padding="0.097cm" fo:border="none"/>
    </style:style>
    <style:style style:name="Table1.2" style:family="table-row">
      <style:table-row-properties style:min-row-height="4.71cm"/>
    </style:style>
    <style:style style:name="P1" style:family="paragraph" style:parent-style-name="Text_20_body">
      <style:text-properties officeooo:rsid="0018cf07" officeooo:paragraph-rsid="0018cf07"/>
    </style:style>
    <style:style style:name="P2" style:family="paragraph" style:parent-style-name="Text_20_body">
      <style:text-properties officeooo:rsid="0036f8de" officeooo:paragraph-rsid="0036f8de"/>
    </style:style>
    <style:style style:name="P3" style:family="paragraph" style:parent-style-name="Text_20_body">
      <style:text-properties officeooo:paragraph-rsid="010409cf"/>
    </style:style>
    <style:style style:name="P4" style:family="paragraph" style:parent-style-name="Text_20_body">
      <style:text-properties officeooo:rsid="00207f98" officeooo:paragraph-rsid="00fa4166"/>
    </style:style>
    <style:style style:name="P5" style:family="paragraph" style:parent-style-name="Text_20_body">
      <style:text-properties officeooo:rsid="00207f98" officeooo:paragraph-rsid="02182270"/>
    </style:style>
    <style:style style:name="P6" style:family="paragraph" style:parent-style-name="Text_20_body">
      <style:text-properties officeooo:paragraph-rsid="0122e307"/>
    </style:style>
    <style:style style:name="P7" style:family="paragraph" style:parent-style-name="Text_20_body">
      <style:text-properties officeooo:rsid="00c12290" officeooo:paragraph-rsid="012a7f4e"/>
    </style:style>
    <style:style style:name="P8" style:family="paragraph" style:parent-style-name="Text_20_body">
      <style:text-properties officeooo:rsid="00c12290" officeooo:paragraph-rsid="0220e8ee"/>
    </style:style>
    <style:style style:name="P9" style:family="paragraph" style:parent-style-name="Text_20_body">
      <style:text-properties officeooo:rsid="016cbaf1" officeooo:paragraph-rsid="016cbaf1"/>
    </style:style>
    <style:style style:name="P10" style:family="paragraph" style:parent-style-name="Text_20_body">
      <style:text-properties officeooo:rsid="016cbaf1" officeooo:paragraph-rsid="016d8dee"/>
    </style:style>
    <style:style style:name="P11" style:family="paragraph" style:parent-style-name="Text_20_body">
      <style:text-properties officeooo:rsid="00fa4166" officeooo:paragraph-rsid="017acb2d"/>
    </style:style>
    <style:style style:name="P12" style:family="paragraph" style:parent-style-name="Text_20_body">
      <style:text-properties officeooo:rsid="0177399a" officeooo:paragraph-rsid="0182c105"/>
    </style:style>
    <style:style style:name="P13" style:family="paragraph" style:parent-style-name="Text_20_body">
      <style:text-properties officeooo:rsid="0162c37b" officeooo:paragraph-rsid="0162c37b"/>
    </style:style>
    <style:style style:name="P14" style:family="paragraph" style:parent-style-name="Text_20_body">
      <style:text-properties officeooo:rsid="017beb90" officeooo:paragraph-rsid="0190974e"/>
    </style:style>
    <style:style style:name="P15" style:family="paragraph" style:parent-style-name="Text_20_body">
      <style:text-properties officeooo:paragraph-rsid="018a2cd8"/>
    </style:style>
    <style:style style:name="P16" style:family="paragraph" style:parent-style-name="Text_20_body">
      <style:text-properties officeooo:rsid="018e76a8" officeooo:paragraph-rsid="018e76a8"/>
    </style:style>
    <style:style style:name="P17" style:family="paragraph" style:parent-style-name="Text_20_body">
      <style:text-properties officeooo:paragraph-rsid="016d8dee"/>
    </style:style>
    <style:style style:name="P18" style:family="paragraph" style:parent-style-name="Text_20_body">
      <style:text-properties officeooo:paragraph-rsid="01b356bb"/>
    </style:style>
    <style:style style:name="P19" style:family="paragraph" style:parent-style-name="Text_20_body">
      <style:text-properties officeooo:paragraph-rsid="01b5bb46"/>
    </style:style>
    <style:style style:name="P20" style:family="paragraph" style:parent-style-name="Text_20_body">
      <style:text-properties officeooo:rsid="01dcfab3" officeooo:paragraph-rsid="01dcfab3"/>
    </style:style>
    <style:style style:name="P21" style:family="paragraph" style:parent-style-name="Text_20_body">
      <style:text-properties officeooo:rsid="01df647b" officeooo:paragraph-rsid="01df647b"/>
    </style:style>
    <style:style style:name="P22" style:family="paragraph" style:parent-style-name="Text_20_body">
      <style:text-properties officeooo:rsid="01f73faf" officeooo:paragraph-rsid="01f73faf"/>
    </style:style>
    <style:style style:name="P23" style:family="paragraph" style:parent-style-name="Text_20_body">
      <style:text-properties officeooo:rsid="01fc038d" officeooo:paragraph-rsid="01fc038d"/>
    </style:style>
    <style:style style:name="P24" style:family="paragraph" style:parent-style-name="Text_20_body">
      <style:text-properties officeooo:rsid="0203c08d" officeooo:paragraph-rsid="0203c08d"/>
    </style:style>
    <style:style style:name="P25" style:family="paragraph" style:parent-style-name="Text_20_body">
      <style:text-properties officeooo:rsid="020558b8" officeooo:paragraph-rsid="020558b8"/>
    </style:style>
    <style:style style:name="P26" style:family="paragraph" style:parent-style-name="Text_20_body">
      <style:text-properties officeooo:rsid="020558b8" officeooo:paragraph-rsid="0244e3e6"/>
    </style:style>
    <style:style style:name="P27" style:family="paragraph" style:parent-style-name="Text_20_body">
      <style:text-properties officeooo:rsid="01d40b70" officeooo:paragraph-rsid="01d9416a"/>
    </style:style>
    <style:style style:name="P28" style:family="paragraph" style:parent-style-name="Text_20_body">
      <style:text-properties officeooo:rsid="01f910e2" officeooo:paragraph-rsid="01f73faf"/>
    </style:style>
    <style:style style:name="P29" style:family="paragraph" style:parent-style-name="Text_20_body">
      <style:text-properties officeooo:rsid="01ef1635" officeooo:paragraph-rsid="01ef1635"/>
    </style:style>
    <style:style style:name="P30" style:family="paragraph" style:parent-style-name="Text_20_body">
      <style:text-properties officeooo:paragraph-rsid="02182270"/>
    </style:style>
    <style:style style:name="P31" style:family="paragraph" style:parent-style-name="Text_20_body">
      <style:text-properties officeooo:rsid="0116fb27" officeooo:paragraph-rsid="012a7f4e"/>
    </style:style>
    <style:style style:name="P32" style:family="paragraph" style:parent-style-name="Text_20_body">
      <style:text-properties officeooo:rsid="016fd474" officeooo:paragraph-rsid="02283f18"/>
    </style:style>
    <style:style style:name="P33" style:family="paragraph" style:parent-style-name="Text_20_body">
      <style:text-properties officeooo:rsid="017aee4b" officeooo:paragraph-rsid="01bf9635"/>
    </style:style>
    <style:style style:name="P34" style:family="paragraph" style:parent-style-name="Text_20_body">
      <style:text-properties officeooo:rsid="005e1fed" officeooo:paragraph-rsid="0233efb4"/>
    </style:style>
    <style:style style:name="P35" style:family="paragraph" style:parent-style-name="Text_20_body">
      <style:text-properties officeooo:paragraph-rsid="02474bc2"/>
    </style:style>
    <style:style style:name="P36" style:family="paragraph" style:parent-style-name="Text_20_body">
      <style:text-properties officeooo:rsid="00f009ec" officeooo:paragraph-rsid="0233efb4"/>
    </style:style>
    <style:style style:name="P37" style:family="paragraph" style:parent-style-name="Text_20_body">
      <style:text-properties officeooo:paragraph-rsid="024f4f10"/>
    </style:style>
    <style:style style:name="P38" style:family="paragraph" style:parent-style-name="Text_20_body">
      <style:text-properties officeooo:rsid="01efd876" officeooo:paragraph-rsid="025509cf"/>
    </style:style>
    <style:style style:name="P39" style:family="paragraph" style:parent-style-name="Text_20_body">
      <style:text-properties officeooo:rsid="01c99463" officeooo:paragraph-rsid="02532db5"/>
    </style:style>
    <style:style style:name="P40" style:family="paragraph" style:parent-style-name="Text_20_body">
      <style:text-properties officeooo:paragraph-rsid="0233efb4"/>
    </style:style>
    <style:style style:name="P41" style:family="paragraph" style:parent-style-name="Text_20_body">
      <style:text-properties officeooo:paragraph-rsid="0278076b"/>
    </style:style>
    <style:style style:name="P42" style:family="paragraph" style:parent-style-name="Text_20_body">
      <style:text-properties officeooo:paragraph-rsid="02785405"/>
    </style:style>
    <style:style style:name="P43" style:family="paragraph" style:parent-style-name="Text_20_body">
      <style:text-properties officeooo:rsid="00eb9c52" officeooo:paragraph-rsid="02a29266"/>
    </style:style>
    <style:style style:name="P44" style:family="paragraph" style:parent-style-name="Text_20_body">
      <style:text-properties officeooo:rsid="02a29266" officeooo:paragraph-rsid="02a29266"/>
    </style:style>
    <style:style style:name="P45" style:family="paragraph" style:parent-style-name="Text_20_body">
      <style:text-properties officeooo:rsid="0123b087" officeooo:paragraph-rsid="027dab1d"/>
    </style:style>
    <style:style style:name="P46" style:family="paragraph" style:parent-style-name="Text_20_body">
      <style:text-properties officeooo:rsid="02b2b6ac" officeooo:paragraph-rsid="02b69aee"/>
    </style:style>
    <style:style style:name="P47" style:family="paragraph" style:parent-style-name="Text_20_body">
      <style:text-properties officeooo:rsid="02b431a0" officeooo:paragraph-rsid="02b69aee"/>
    </style:style>
    <style:style style:name="P48" style:family="paragraph" style:parent-style-name="Text_20_body">
      <style:text-properties officeooo:rsid="026cdb5b" officeooo:paragraph-rsid="02b18e6f"/>
    </style:style>
    <style:style style:name="P49" style:family="paragraph" style:parent-style-name="Text_20_body">
      <style:text-properties officeooo:rsid="028a5e9c" officeooo:paragraph-rsid="02b69aee"/>
    </style:style>
    <style:style style:name="P50" style:family="paragraph" style:parent-style-name="Text_20_body">
      <style:text-properties officeooo:rsid="02bc9505" officeooo:paragraph-rsid="02bc9505"/>
    </style:style>
    <style:style style:name="P51" style:family="paragraph" style:parent-style-name="Text_20_body">
      <style:text-properties officeooo:rsid="02bf955c" officeooo:paragraph-rsid="02bf955c"/>
    </style:style>
    <style:style style:name="P52" style:family="paragraph" style:parent-style-name="Text_20_body">
      <style:text-properties officeooo:rsid="02c11720" officeooo:paragraph-rsid="02c11720"/>
    </style:style>
    <style:style style:name="P53" style:family="paragraph" style:parent-style-name="Text_20_body">
      <style:text-properties officeooo:rsid="02c3acb7" officeooo:paragraph-rsid="02c3acb7"/>
    </style:style>
    <style:style style:name="P54" style:family="paragraph" style:parent-style-name="Text_20_body">
      <style:text-properties officeooo:rsid="02c8ad57" officeooo:paragraph-rsid="02c8ad57"/>
    </style:style>
    <style:style style:name="P55" style:family="paragraph" style:parent-style-name="Text_20_body">
      <style:text-properties officeooo:rsid="02c8ad57" officeooo:paragraph-rsid="02cc6254"/>
    </style:style>
    <style:style style:name="P56" style:family="paragraph" style:parent-style-name="Text_20_body">
      <style:text-properties officeooo:rsid="02cc6254" officeooo:paragraph-rsid="02cc6254"/>
    </style:style>
    <style:style style:name="P57" style:family="paragraph" style:parent-style-name="Text_20_body">
      <style:text-properties officeooo:paragraph-rsid="02cc6254"/>
    </style:style>
    <style:style style:name="P58" style:family="paragraph" style:parent-style-name="Text_20_body">
      <style:text-properties officeooo:rsid="02b92923" officeooo:paragraph-rsid="02cf8972"/>
    </style:style>
    <style:style style:name="P59" style:family="paragraph" style:parent-style-name="Text_20_body">
      <style:text-properties officeooo:rsid="02cf8972" officeooo:paragraph-rsid="02cf8972"/>
    </style:style>
    <style:style style:name="P60" style:family="paragraph" style:parent-style-name="Text_20_body">
      <style:text-properties officeooo:rsid="02cf96cd" officeooo:paragraph-rsid="02cf96cd"/>
    </style:style>
    <style:style style:name="P61" style:family="paragraph" style:parent-style-name="Text_20_body">
      <style:text-properties officeooo:rsid="02d268d4" officeooo:paragraph-rsid="02d426d8"/>
    </style:style>
    <style:style style:name="P62" style:family="paragraph" style:parent-style-name="Text_20_body">
      <style:text-properties officeooo:rsid="02db382d" officeooo:paragraph-rsid="02db382d"/>
    </style:style>
    <style:style style:name="P63" style:family="paragraph" style:parent-style-name="Text_20_body">
      <style:text-properties officeooo:rsid="02db382d" officeooo:paragraph-rsid="02e9165d"/>
    </style:style>
    <style:style style:name="P64" style:family="paragraph" style:parent-style-name="Text_20_body">
      <style:text-properties officeooo:paragraph-rsid="02e17858"/>
    </style:style>
    <style:style style:name="P65" style:family="paragraph" style:parent-style-name="Text_20_body">
      <style:text-properties officeooo:rsid="02ebe71b" officeooo:paragraph-rsid="02ebe71b"/>
    </style:style>
    <style:style style:name="P66" style:family="paragraph" style:parent-style-name="Text_20_body">
      <style:text-properties officeooo:rsid="02e4cd0e" officeooo:paragraph-rsid="02e4cd0e"/>
    </style:style>
    <style:style style:name="P67" style:family="paragraph" style:parent-style-name="Table_20_Contents">
      <style:paragraph-properties fo:margin-left="0cm" fo:margin-right="0.3cm" fo:text-align="end" style:justify-single-word="false" fo:text-indent="0cm" style:auto-text-indent="false" text:number-lines="false" text:line-number="0"/>
      <style:text-properties officeooo:paragraph-rsid="00174f00"/>
    </style:style>
    <style:style style:name="P68" style:family="paragraph" style:parent-style-name="Table_20_Contents">
      <style:paragraph-properties fo:margin-left="0cm" fo:margin-right="0.3cm" fo:text-align="end" style:justify-single-word="false" fo:text-indent="0cm" style:auto-text-indent="false" text:number-lines="false" text:line-number="0"/>
      <style:text-properties officeooo:rsid="0020d00c" officeooo:paragraph-rsid="00174f00"/>
    </style:style>
    <style:style style:name="P69"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paragraph-rsid="00174f00"/>
    </style:style>
    <style:style style:name="P70"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1f18" officeooo:paragraph-rsid="00174f00"/>
    </style:style>
    <style:style style:name="P71" style:family="paragraph" style:parent-style-name="Table_20_Contents">
      <style:paragraph-properties fo:margin-left="0cm" fo:margin-right="0.6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2" style:family="paragraph" style:parent-style-name="Table_20_Contents">
      <style:paragraph-properties fo:margin-left="0cm" fo:margin-right="0.499cm" fo:margin-top="0cm" fo:margin-bottom="0cm" style:contextual-spacing="false" fo:text-align="end" style:justify-single-word="false" fo:text-indent="0cm" style:auto-text-indent="false" text:number-lines="false" text:line-number="0"/>
      <style:text-properties officeooo:rsid="0020d00c" officeooo:paragraph-rsid="00174f00"/>
    </style:style>
    <style:style style:name="P73" style:family="paragraph" style:parent-style-name="Table_20_Heading">
      <style:text-properties officeooo:paragraph-rsid="00174f00"/>
    </style:style>
    <style:style style:name="P74" style:family="paragraph" style:parent-style-name="Table_20_Heading_20_2">
      <style:text-properties officeooo:paragraph-rsid="00174f00"/>
    </style:style>
    <style:style style:name="P75" style:family="paragraph" style:parent-style-name="Footnote">
      <style:text-properties officeooo:rsid="00b8017c" officeooo:paragraph-rsid="00b8017c"/>
    </style:style>
    <style:style style:name="P76" style:family="paragraph" style:parent-style-name="Footnote">
      <style:text-properties officeooo:rsid="002d30f7"/>
    </style:style>
    <style:style style:name="P77" style:family="paragraph" style:parent-style-name="Footnote">
      <style:text-properties officeooo:paragraph-rsid="01628787"/>
    </style:style>
    <style:style style:name="P78" style:family="paragraph" style:parent-style-name="Footnote">
      <style:text-properties officeooo:rsid="017d5ae7"/>
    </style:style>
    <style:style style:name="P79" style:family="paragraph" style:parent-style-name="Footnote">
      <style:text-properties officeooo:rsid="01a7af72" officeooo:paragraph-rsid="01a7af72"/>
    </style:style>
    <style:style style:name="P80" style:family="paragraph" style:parent-style-name="Footnote">
      <style:text-properties officeooo:rsid="01dd37f4" officeooo:paragraph-rsid="01dd37f4"/>
    </style:style>
    <style:style style:name="P81" style:family="paragraph" style:parent-style-name="Footnote">
      <style:text-properties officeooo:rsid="01e2b8d4" officeooo:paragraph-rsid="01e2b8d4"/>
    </style:style>
    <style:style style:name="P82" style:family="paragraph" style:parent-style-name="Footnote">
      <style:text-properties officeooo:rsid="01f2940e" officeooo:paragraph-rsid="01f2940e"/>
    </style:style>
    <style:style style:name="P83" style:family="paragraph" style:parent-style-name="Footnote">
      <style:text-properties officeooo:rsid="01f910e2" officeooo:paragraph-rsid="01f910e2"/>
    </style:style>
    <style:style style:name="P84" style:family="paragraph" style:parent-style-name="Footnote">
      <style:text-properties officeooo:rsid="01fb0f80" officeooo:paragraph-rsid="01fb0f80"/>
    </style:style>
    <style:style style:name="P85" style:family="paragraph" style:parent-style-name="Footnote">
      <style:text-properties officeooo:rsid="0203c08d" officeooo:paragraph-rsid="0203c08d"/>
    </style:style>
    <style:style style:name="P86" style:family="paragraph" style:parent-style-name="Footnote">
      <style:text-properties officeooo:rsid="020538d2" officeooo:paragraph-rsid="020538d2"/>
    </style:style>
    <style:style style:name="P87" style:family="paragraph" style:parent-style-name="Footnote">
      <style:text-properties officeooo:rsid="02055164" officeooo:paragraph-rsid="02055164"/>
    </style:style>
    <style:style style:name="P88" style:family="paragraph" style:parent-style-name="Footnote">
      <style:text-properties officeooo:rsid="020558b8" officeooo:paragraph-rsid="020558b8"/>
    </style:style>
    <style:style style:name="P89" style:family="paragraph" style:parent-style-name="Footnote">
      <style:text-properties officeooo:rsid="0210dd63" officeooo:paragraph-rsid="0210dd63"/>
    </style:style>
    <style:style style:name="P90" style:family="paragraph" style:parent-style-name="Footnote">
      <style:text-properties officeooo:rsid="005edcca" officeooo:paragraph-rsid="005edcca"/>
    </style:style>
    <style:style style:name="P91" style:family="paragraph" style:parent-style-name="Footnote">
      <style:text-properties officeooo:rsid="0219271e" officeooo:paragraph-rsid="021a685b"/>
    </style:style>
    <style:style style:name="P92" style:family="paragraph" style:parent-style-name="Footnote">
      <style:text-properties officeooo:rsid="021bcc0c" officeooo:paragraph-rsid="021bcc0c"/>
    </style:style>
    <style:style style:name="P93" style:family="paragraph" style:parent-style-name="Footnote">
      <style:text-properties officeooo:rsid="01cd37f6" officeooo:paragraph-rsid="01cd37f6"/>
    </style:style>
    <style:style style:name="P94" style:family="paragraph" style:parent-style-name="Footnote">
      <style:text-properties officeooo:rsid="01cd37f6" officeooo:paragraph-rsid="022c0263"/>
    </style:style>
    <style:style style:name="P95" style:family="paragraph" style:parent-style-name="Footnote">
      <style:text-properties style:font-name="Courier New2" officeooo:rsid="0215ac82" officeooo:paragraph-rsid="0215ac82"/>
    </style:style>
    <style:style style:name="P96" style:family="paragraph" style:parent-style-name="Footnote">
      <style:text-properties officeooo:rsid="0215ac82" officeooo:paragraph-rsid="0215ac82"/>
    </style:style>
    <style:style style:name="P97" style:family="paragraph" style:parent-style-name="Footnote">
      <style:text-properties officeooo:rsid="0236fe30" officeooo:paragraph-rsid="0236fe30"/>
    </style:style>
    <style:style style:name="P98" style:family="paragraph" style:parent-style-name="Footnote">
      <style:text-properties officeooo:rsid="023a5b8f" officeooo:paragraph-rsid="023a5b8f"/>
    </style:style>
    <style:style style:name="P99" style:family="paragraph" style:parent-style-name="Footnote">
      <style:text-properties officeooo:rsid="023cc435" officeooo:paragraph-rsid="023efe20"/>
    </style:style>
    <style:style style:name="P100" style:family="paragraph" style:parent-style-name="Footnote">
      <style:text-properties officeooo:rsid="02565828" officeooo:paragraph-rsid="02565828"/>
    </style:style>
    <style:style style:name="P101" style:family="paragraph" style:parent-style-name="Footnote">
      <style:text-properties officeooo:rsid="02c8ad57" officeooo:paragraph-rsid="02c8ad57"/>
    </style:style>
    <style:style style:name="P102" style:family="paragraph" style:parent-style-name="Footnote">
      <style:text-properties officeooo:rsid="02e17858" officeooo:paragraph-rsid="02e17858"/>
    </style:style>
    <style:style style:name="P103" style:family="paragraph" style:parent-style-name="Footnote">
      <style:text-properties officeooo:rsid="02e6946f" officeooo:paragraph-rsid="02e6946f"/>
    </style:style>
    <style:style style:name="P104" style:family="paragraph" style:parent-style-name="Title">
      <style:text-properties officeooo:paragraph-rsid="00161aef"/>
    </style:style>
    <style:style style:name="P105" style:family="paragraph" style:parent-style-name="Preformatted_20_Text">
      <style:text-properties fo:font-variant="normal" fo:text-transform="none" fo:color="#000000" fo:letter-spacing="normal" fo:font-style="normal" fo:font-weight="normal" officeooo:rsid="00e90be4" officeooo:paragraph-rsid="00e90be4"/>
    </style:style>
    <style:style style:name="P106" style:family="paragraph" style:parent-style-name="Preformatted_20_Text">
      <style:paragraph-properties fo:orphans="2" fo:widows="2"/>
      <style:text-properties fo:font-variant="normal" fo:text-transform="none" fo:color="#000000" fo:letter-spacing="normal" fo:font-style="normal" fo:font-weight="normal"/>
    </style:style>
    <style:style style:name="P107" style:family="paragraph" style:parent-style-name="Preformatted_20_Text">
      <style:paragraph-properties fo:orphans="2" fo:widows="2"/>
      <style:text-properties fo:font-variant="normal" fo:text-transform="none" fo:color="#000000" fo:letter-spacing="normal"/>
    </style:style>
    <style:style style:name="P108" style:family="paragraph" style:parent-style-name="dq">
      <style:text-properties officeooo:rsid="00e90be4" officeooo:paragraph-rsid="00e90be4"/>
    </style:style>
    <style:style style:name="P109" style:family="paragraph" style:parent-style-name="dl">
      <style:text-properties officeooo:rsid="00e90be4" officeooo:paragraph-rsid="00e90be4"/>
    </style:style>
    <style:style style:name="P110" style:family="paragraph" style:parent-style-name="Table_20_Contents">
      <style:text-properties officeooo:rsid="00f64c83" officeooo:paragraph-rsid="017acb2d"/>
    </style:style>
    <style:style style:name="P111" style:family="paragraph" style:parent-style-name="Table_20_Contents">
      <style:text-properties officeooo:paragraph-rsid="017acb2d"/>
    </style:style>
    <style:style style:name="P112" style:family="paragraph" style:parent-style-name="Table_20_Contents">
      <style:text-properties officeooo:rsid="01df647b" officeooo:paragraph-rsid="01df647b"/>
    </style:style>
    <style:style style:name="P113" style:family="paragraph" style:parent-style-name="Table_20_Contents">
      <style:text-properties officeooo:rsid="01e1fc07" officeooo:paragraph-rsid="01e1fc07"/>
    </style:style>
    <style:style style:name="P114" style:family="paragraph" style:parent-style-name="Table_20_Contents">
      <style:paragraph-properties fo:text-align="start" style:justify-single-word="false"/>
    </style:style>
    <style:style style:name="P115" style:family="paragraph" style:parent-style-name="src-listing">
      <style:text-properties officeooo:rsid="01945c09" officeooo:paragraph-rsid="024f4f10"/>
    </style:style>
    <style:style style:name="P116" style:family="paragraph" style:parent-style-name="src-listing">
      <style:text-properties officeooo:rsid="019661cc" officeooo:paragraph-rsid="019661cc"/>
    </style:style>
    <style:style style:name="P117" style:family="paragraph" style:parent-style-name="src-listing">
      <style:text-properties officeooo:rsid="019661cc" officeooo:paragraph-rsid="01986f77"/>
    </style:style>
    <style:style style:name="P118" style:family="paragraph" style:parent-style-name="src-listing">
      <style:text-properties officeooo:paragraph-rsid="019ae795"/>
    </style:style>
    <style:style style:name="P119" style:family="paragraph" style:parent-style-name="src-listing">
      <style:text-properties officeooo:rsid="01a09585" officeooo:paragraph-rsid="01a09585"/>
    </style:style>
    <style:style style:name="P120" style:family="paragraph" style:parent-style-name="src-listing">
      <style:text-properties officeooo:rsid="01a26862" officeooo:paragraph-rsid="01a26862"/>
    </style:style>
    <style:style style:name="P121" style:family="paragraph" style:parent-style-name="src-listing">
      <style:text-properties officeooo:rsid="01a26862" officeooo:paragraph-rsid="024f4f10"/>
    </style:style>
    <style:style style:name="P122" style:family="paragraph" style:parent-style-name="src-listing">
      <style:text-properties officeooo:rsid="01a30f2d" officeooo:paragraph-rsid="024f4f10"/>
    </style:style>
    <style:style style:name="P123" style:family="paragraph" style:parent-style-name="src-listing">
      <style:text-properties officeooo:rsid="01df647b" officeooo:paragraph-rsid="01df647b"/>
    </style:style>
    <style:style style:name="P124" style:family="paragraph" style:parent-style-name="src-listing">
      <style:text-properties officeooo:paragraph-rsid="01e14108"/>
    </style:style>
    <style:style style:name="P125" style:family="paragraph" style:parent-style-name="src-listing">
      <style:text-properties officeooo:rsid="01e14108" officeooo:paragraph-rsid="01e14108"/>
    </style:style>
    <style:style style:name="P126" style:family="paragraph" style:parent-style-name="src-listing">
      <style:text-properties officeooo:rsid="01e733fd" officeooo:paragraph-rsid="01e733fd"/>
    </style:style>
    <style:style style:name="P127" style:family="paragraph" style:parent-style-name="src-listing">
      <style:text-properties officeooo:rsid="01db3daf" officeooo:paragraph-rsid="02318c58"/>
    </style:style>
    <style:style style:name="P128" style:family="paragraph" style:parent-style-name="src-listing">
      <style:text-properties officeooo:rsid="01db3daf" officeooo:paragraph-rsid="0250062c"/>
    </style:style>
    <style:style style:name="P129" style:family="paragraph" style:parent-style-name="src-listing">
      <style:text-properties officeooo:rsid="01dd99b9" officeooo:paragraph-rsid="02318c58"/>
    </style:style>
    <style:style style:name="P130" style:family="paragraph" style:parent-style-name="src-listing">
      <style:text-properties officeooo:paragraph-rsid="02318c58"/>
    </style:style>
    <style:style style:name="P131" style:family="paragraph" style:parent-style-name="src-listing">
      <style:text-properties officeooo:rsid="0068fb03" officeooo:paragraph-rsid="0233efb4"/>
    </style:style>
    <style:style style:name="P132" style:family="paragraph" style:parent-style-name="src-listing">
      <style:text-properties officeooo:paragraph-rsid="024f4f10"/>
    </style:style>
    <style:style style:name="P133" style:family="paragraph" style:parent-style-name="src-listing">
      <style:text-properties officeooo:paragraph-rsid="0250062c"/>
    </style:style>
    <style:style style:name="P134" style:family="paragraph" style:parent-style-name="src-listing">
      <style:text-properties officeooo:paragraph-rsid="0282d4cc"/>
    </style:style>
    <style:style style:name="P135" style:family="paragraph" style:parent-style-name="Standard">
      <style:text-properties officeooo:rsid="0215ac82" officeooo:paragraph-rsid="0233efb4"/>
    </style:style>
    <style:style style:name="P136" style:family="paragraph" style:parent-style-name="Standard">
      <style:text-properties officeooo:paragraph-rsid="0282d4cc"/>
    </style:style>
    <style:style style:name="P137" style:family="paragraph" style:parent-style-name="Caption">
      <style:text-properties officeooo:paragraph-rsid="02318c58"/>
    </style:style>
    <style:style style:name="P138" style:family="paragraph" style:parent-style-name="Caption">
      <style:text-properties officeooo:paragraph-rsid="024f4f10"/>
    </style:style>
    <style:style style:name="P139" style:family="paragraph" style:parent-style-name="Caption">
      <style:text-properties officeooo:paragraph-rsid="02ed2edf"/>
    </style:style>
    <style:style style:name="P140" style:family="paragraph" style:parent-style-name="module-listing">
      <style:paragraph-properties fo:text-align="start" style:justify-single-word="false"/>
    </style:style>
    <style:style style:name="P141" style:family="paragraph" style:parent-style-name="module-listing">
      <style:paragraph-properties fo:text-align="start" style:justify-single-word="false"/>
      <style:text-properties officeooo:paragraph-rsid="02a79b92"/>
    </style:style>
    <style:style style:name="P142" style:family="paragraph" style:parent-style-name="module-listing">
      <style:paragraph-properties fo:text-align="start" style:justify-single-word="false"/>
      <style:text-properties officeooo:paragraph-rsid="02a9fc99"/>
    </style:style>
    <style:style style:name="P143" style:family="paragraph" style:parent-style-name="Contents_20_Heading">
      <style:paragraph-properties fo:break-before="page"/>
    </style:style>
    <style:style style:name="P144" style:family="paragraph" style:parent-style-name="module-listing">
      <style:paragraph-properties fo:text-align="start" style:justify-single-word="false"/>
      <style:text-properties officeooo:rsid="02811fc2" officeooo:paragraph-rsid="0312101e"/>
    </style:style>
    <style:style style:name="P145" style:family="paragraph" style:parent-style-name="module-listing">
      <style:paragraph-properties fo:text-align="start" style:justify-single-word="false"/>
      <style:text-properties officeooo:paragraph-rsid="0312101e"/>
    </style:style>
    <style:style style:name="P146" style:family="paragraph" style:parent-style-name="Heading_20_3">
      <style:text-properties officeooo:rsid="0177399a" officeooo:paragraph-rsid="0177399a"/>
    </style:style>
    <style:style style:name="P147" style:family="paragraph" style:parent-style-name="Heading_20_3">
      <style:text-properties officeooo:paragraph-rsid="0282d4cc"/>
    </style:style>
    <style:style style:name="P148" style:family="paragraph" style:parent-style-name="dl">
      <style:text-properties officeooo:rsid="03059743" officeooo:paragraph-rsid="03059743"/>
    </style:style>
    <style:style style:name="P149" style:family="paragraph" style:parent-style-name="cmdline">
      <style:text-properties officeooo:paragraph-rsid="009c5ec7"/>
    </style:style>
    <style:style style:name="P150" style:family="paragraph" style:parent-style-name="cmdline">
      <style:text-properties officeooo:paragraph-rsid="0162c37b"/>
    </style:style>
    <style:style style:name="P151" style:family="paragraph" style:parent-style-name="cmdline" style:list-style-name="Numbering_20_3">
      <style:text-properties officeooo:paragraph-rsid="016cbaf1"/>
    </style:style>
    <style:style style:name="P152" style:family="paragraph" style:parent-style-name="cmdline">
      <style:text-properties officeooo:rsid="01a09585" officeooo:paragraph-rsid="01a09585"/>
    </style:style>
    <style:style style:name="P153" style:family="paragraph" style:parent-style-name="cmdline" style:list-style-name="Numbering_20_3">
      <style:text-properties officeooo:rsid="01a26862" officeooo:paragraph-rsid="022a82b4"/>
    </style:style>
    <style:style style:name="P154" style:family="paragraph" style:parent-style-name="cmdline">
      <style:text-properties officeooo:rsid="01a26862" officeooo:paragraph-rsid="01a26862"/>
    </style:style>
    <style:style style:name="P155" style:family="paragraph" style:parent-style-name="cmdline">
      <style:text-properties officeooo:rsid="01df647b" officeooo:paragraph-rsid="01df647b"/>
    </style:style>
    <style:style style:name="P156" style:family="paragraph" style:parent-style-name="cmdline">
      <style:text-properties officeooo:paragraph-rsid="0233efb4"/>
    </style:style>
    <style:style style:name="P157" style:family="paragraph" style:parent-style-name="Heading_20_2">
      <style:text-properties officeooo:paragraph-rsid="010409cf"/>
    </style:style>
    <style:style style:name="P158" style:family="paragraph" style:parent-style-name="Heading_20_2">
      <style:text-properties officeooo:rsid="00207f98"/>
    </style:style>
    <style:style style:name="P159" style:family="paragraph" style:parent-style-name="Heading_20_2">
      <style:text-properties officeooo:rsid="01422145" officeooo:paragraph-rsid="01422145"/>
    </style:style>
    <style:style style:name="P160" style:family="paragraph" style:parent-style-name="Heading_20_2">
      <style:text-properties officeooo:paragraph-rsid="0282d4cc"/>
    </style:style>
    <style:style style:name="P161" style:family="paragraph" style:parent-style-name="Heading_20_2">
      <style:text-properties officeooo:rsid="00e7f416" officeooo:paragraph-rsid="00e7f416"/>
    </style:style>
    <style:style style:name="P162" style:family="paragraph" style:parent-style-name="src-listing">
      <style:text-properties officeooo:paragraph-rsid="03202b71"/>
    </style:style>
    <style:style style:name="P163" style:family="paragraph" style:parent-style-name="Text_20_body" style:list-style-name="L1">
      <style:text-properties officeooo:paragraph-rsid="010409cf"/>
    </style:style>
    <style:style style:name="P164" style:family="paragraph" style:parent-style-name="Text_20_body" style:list-style-name="L3">
      <style:text-properties officeooo:paragraph-rsid="01422145"/>
    </style:style>
    <style:style style:name="P165" style:family="paragraph" style:parent-style-name="Text_20_body" style:list-style-name="L3">
      <style:text-properties officeooo:rsid="0028c3ff" officeooo:paragraph-rsid="0222c5dc"/>
    </style:style>
    <style:style style:name="P166" style:family="paragraph" style:parent-style-name="Text_20_body" style:list-style-name="L3">
      <style:text-properties officeooo:rsid="002c08fc" officeooo:paragraph-rsid="01422145"/>
    </style:style>
    <style:style style:name="P167" style:family="paragraph" style:parent-style-name="Text_20_body" style:list-style-name="L4">
      <style:text-properties officeooo:rsid="01f20216" officeooo:paragraph-rsid="01f20216"/>
    </style:style>
    <style:style style:name="P168" style:family="paragraph" style:parent-style-name="Text_20_body" style:list-style-name="L4">
      <style:text-properties officeooo:rsid="01f2940e" officeooo:paragraph-rsid="01f2940e"/>
    </style:style>
    <style:style style:name="P169" style:family="paragraph" style:parent-style-name="Text_20_body" style:list-style-name="L4">
      <style:text-properties officeooo:rsid="020950ab" officeooo:paragraph-rsid="020950ab"/>
    </style:style>
    <style:style style:name="P170" style:family="paragraph" style:parent-style-name="Text_20_body" style:list-style-name="L5">
      <style:text-properties officeooo:rsid="01f910e2" officeooo:paragraph-rsid="01f910e2"/>
    </style:style>
    <style:style style:name="P171" style:family="paragraph" style:parent-style-name="Text_20_body" style:list-style-name="L5">
      <style:text-properties officeooo:rsid="01fb0f80" officeooo:paragraph-rsid="01fb0f80"/>
    </style:style>
    <style:style style:name="P172" style:family="paragraph" style:parent-style-name="Text_20_body" style:list-style-name="L6">
      <style:text-properties officeooo:rsid="01fc038d" officeooo:paragraph-rsid="01fc038d"/>
    </style:style>
    <style:style style:name="P173" style:family="paragraph" style:parent-style-name="Text_20_body" style:list-style-name="L7">
      <style:text-properties style:font-name="Arial" officeooo:rsid="0203c08d" officeooo:paragraph-rsid="0203c08d" style:font-name-asian="Droid Sans Fallback" style:font-name-complex="FreeSans"/>
    </style:style>
    <style:style style:name="P174" style:family="paragraph" style:parent-style-name="Text_20_body" style:list-style-name="L9">
      <style:text-properties officeooo:rsid="020538d2" officeooo:paragraph-rsid="020538d2"/>
    </style:style>
    <style:style style:name="P175" style:family="paragraph" style:parent-style-name="Text_20_body" style:list-style-name="L10">
      <style:text-properties officeooo:rsid="020538d2" officeooo:paragraph-rsid="020538d2"/>
    </style:style>
    <style:style style:name="P176" style:family="paragraph" style:parent-style-name="Text_20_body" style:list-style-name="L11">
      <style:text-properties officeooo:rsid="020538d2" officeooo:paragraph-rsid="020538d2"/>
    </style:style>
    <style:style style:name="P177" style:family="paragraph" style:parent-style-name="Text_20_body" style:list-style-name="L12">
      <style:text-properties officeooo:rsid="02055164" officeooo:paragraph-rsid="02055164"/>
    </style:style>
    <style:style style:name="P178" style:family="paragraph" style:parent-style-name="Text_20_body" style:list-style-name="L13">
      <style:text-properties officeooo:rsid="02055164" officeooo:paragraph-rsid="02055164"/>
    </style:style>
    <style:style style:name="P179" style:family="paragraph" style:parent-style-name="Text_20_body" style:list-style-name="L14">
      <style:text-properties officeooo:rsid="020558b8" officeooo:paragraph-rsid="020558b8"/>
    </style:style>
    <style:style style:name="P180" style:family="paragraph" style:parent-style-name="Text_20_body" style:list-style-name="L15">
      <style:text-properties officeooo:paragraph-rsid="02b69aee"/>
    </style:style>
    <style:style style:name="P181" style:family="paragraph" style:parent-style-name="Text_20_body" style:list-style-name="L15">
      <style:text-properties officeooo:rsid="02b431a0" officeooo:paragraph-rsid="02b69aee"/>
    </style:style>
    <style:style style:name="P182" style:family="paragraph" style:parent-style-name="Text_20_body" style:list-style-name="L16">
      <style:text-properties officeooo:paragraph-rsid="0292d1dc"/>
    </style:style>
    <style:style style:name="P183" style:family="paragraph" style:parent-style-name="Text_20_body" style:list-style-name="L16">
      <style:text-properties officeooo:rsid="028a5e9c" officeooo:paragraph-rsid="028a5e9c"/>
    </style:style>
    <style:style style:name="P184" style:family="paragraph" style:parent-style-name="Text_20_body" style:list-style-name="L16">
      <style:text-properties officeooo:rsid="028a5e9c" officeooo:paragraph-rsid="028b9cca"/>
    </style:style>
    <style:style style:name="P185" style:family="paragraph" style:parent-style-name="Text_20_body" style:list-style-name="L16">
      <style:text-properties officeooo:rsid="028a5e9c" officeooo:paragraph-rsid="0292d1dc"/>
    </style:style>
    <style:style style:name="P186" style:family="paragraph" style:parent-style-name="Text_20_body" style:list-style-name="L16">
      <style:text-properties officeooo:rsid="028ab501" officeooo:paragraph-rsid="0292d1dc"/>
    </style:style>
    <style:style style:name="P187" style:family="paragraph" style:parent-style-name="Text_20_body" style:list-style-name="L17">
      <style:text-properties officeooo:paragraph-rsid="02a29266"/>
    </style:style>
    <style:style style:name="P188" style:family="paragraph" style:parent-style-name="Text_20_body" style:list-style-name="L18">
      <style:text-properties officeooo:rsid="02bc9505" officeooo:paragraph-rsid="02bc9505"/>
    </style:style>
    <style:style style:name="P189" style:family="paragraph" style:parent-style-name="Text_20_body" style:list-style-name="L19"/>
    <style:style style:name="P190" style:family="paragraph" style:parent-style-name="Text_20_body" style:list-style-name="L19">
      <style:text-properties officeooo:rsid="02bf955c" officeooo:paragraph-rsid="02bf955c"/>
    </style:style>
    <style:style style:name="P191" style:family="paragraph" style:parent-style-name="Text_20_body" style:list-style-name="L20">
      <style:text-properties officeooo:paragraph-rsid="02c482d4"/>
    </style:style>
    <style:style style:name="P192" style:family="paragraph" style:parent-style-name="Text_20_body" style:list-style-name="L20">
      <style:text-properties officeooo:paragraph-rsid="02c523a9"/>
    </style:style>
    <style:style style:name="P193" style:family="paragraph" style:parent-style-name="Text_20_body" style:list-style-name="L21">
      <style:text-properties officeooo:rsid="00bbaef5" officeooo:paragraph-rsid="00bbaef5"/>
    </style:style>
    <style:style style:name="P194" style:family="paragraph" style:parent-style-name="Text_20_body" style:list-style-name="L21">
      <style:text-properties officeooo:rsid="00b588aa" officeooo:paragraph-rsid="00b588aa"/>
    </style:style>
    <style:style style:name="P195" style:family="paragraph" style:parent-style-name="Text_20_body" style:list-style-name="L21">
      <style:text-properties officeooo:rsid="00b9fda9" officeooo:paragraph-rsid="00b9fda9"/>
    </style:style>
    <style:style style:name="P196" style:family="paragraph" style:parent-style-name="Text_20_body">
      <style:text-properties officeooo:paragraph-rsid="030ddf2a"/>
    </style:style>
    <style:style style:name="P197" style:family="paragraph" style:parent-style-name="Text_20_body">
      <style:text-properties officeooo:paragraph-rsid="030e45d8"/>
    </style:style>
    <style:style style:name="P198" style:family="paragraph" style:parent-style-name="Text_20_body">
      <style:text-properties officeooo:rsid="01efd876" officeooo:paragraph-rsid="025509cf"/>
    </style:style>
    <style:style style:name="P199" style:family="paragraph" style:parent-style-name="Text_20_body">
      <style:text-properties officeooo:rsid="02c8ad57" officeooo:paragraph-rsid="031982ed"/>
    </style:style>
    <style:style style:name="P200" style:family="paragraph" style:parent-style-name="Text_20_body" style:list-style-name="L2">
      <style:paragraph-properties fo:margin-left="1.27cm" fo:margin-right="0cm" fo:text-indent="-0.635cm" style:auto-text-indent="false"/>
      <style:text-properties officeooo:rsid="004e69d1" officeooo:paragraph-rsid="012a7f4e"/>
    </style:style>
    <style:style style:name="P201" style:family="paragraph" style:parent-style-name="Text_20_body" style:list-style-name="L2">
      <style:paragraph-properties fo:margin-left="1.27cm" fo:margin-right="0cm" fo:text-indent="-0.635cm" style:auto-text-indent="false"/>
      <style:text-properties officeooo:rsid="0115387b" officeooo:paragraph-rsid="012a7f4e"/>
    </style:style>
    <style:style style:name="P202" style:family="paragraph" style:parent-style-name="Text_20_body" style:list-style-name="L8">
      <style:paragraph-properties fo:margin-left="2.54cm" fo:margin-right="0cm" fo:text-indent="-0.635cm" style:auto-text-indent="false"/>
      <style:text-properties officeooo:rsid="0203c08d" officeooo:paragraph-rsid="0203c08d"/>
    </style:style>
    <style:style style:name="P203" style:family="paragraph" style:parent-style-name="Text_20_body" style:list-style-name="L8">
      <style:paragraph-properties fo:margin-left="2.54cm" fo:margin-right="0cm" fo:text-indent="-0.635cm" style:auto-text-indent="false"/>
      <style:text-properties style:font-name="Arial" officeooo:rsid="020538d2" officeooo:paragraph-rsid="020538d2" style:font-name-asian="Droid Sans Fallback" style:font-name-complex="FreeSans"/>
    </style:style>
    <style:style style:name="P204" style:family="paragraph" style:parent-style-name="Standard" style:master-page-name="First_20_Page">
      <style:paragraph-properties style:page-number="auto"/>
    </style:style>
    <style:style style:name="P205" style:family="paragraph" style:parent-style-name="Standard" style:list-style-name="">
      <style:paragraph-properties fo:break-before="page"/>
      <style:text-properties officeooo:rsid="020768e8" officeooo:paragraph-rsid="020768e8"/>
    </style:style>
    <style:style style:name="P206" style:family="paragraph" style:parent-style-name="Standard" style:list-style-name="">
      <style:text-properties officeooo:rsid="020768e8" officeooo:paragraph-rsid="020768e8"/>
    </style:style>
    <style:style style:name="P207" style:family="paragraph" style:parent-style-name="Standard" style:list-style-name="">
      <style:paragraph-properties fo:text-align="center" style:justify-single-word="false"/>
      <style:text-properties officeooo:rsid="020768e8" officeooo:paragraph-rsid="020768e8"/>
    </style:style>
    <style:style style:name="P208" style:family="paragraph" style:parent-style-name="Standard" style:list-style-name="">
      <style:paragraph-properties fo:text-align="center" style:justify-single-word="false"/>
      <style:text-properties officeooo:paragraph-rsid="020768e8"/>
    </style:style>
    <style:style style:name="P209" style:family="paragraph" style:parent-style-name="Standard" style:list-style-name=""/>
    <style:style style:name="P210" style:family="paragraph" style:parent-style-name="Heading_20_1">
      <style:text-properties officeooo:paragraph-rsid="0016f7f6"/>
    </style:style>
    <style:style style:name="P211" style:family="paragraph" style:parent-style-name="Heading_20_1">
      <style:text-properties officeooo:rsid="012a7f4e" officeooo:paragraph-rsid="010fb49f"/>
    </style:style>
    <style:style style:name="P212" style:family="paragraph" style:parent-style-name="Heading_20_1">
      <style:text-properties officeooo:rsid="01b1825a"/>
    </style:style>
    <style:style style:name="P213" style:family="paragraph" style:parent-style-name="Heading_20_1">
      <style:text-properties officeooo:rsid="0233efb4" officeooo:paragraph-rsid="0233efb4"/>
    </style:style>
    <style:style style:name="P214" style:family="paragraph" style:parent-style-name="Heading_20_1">
      <style:text-properties officeooo:rsid="015ba10f" officeooo:paragraph-rsid="015ba10f"/>
    </style:style>
    <style:style style:name="P215" style:family="paragraph" style:parent-style-name="Heading_20_1">
      <style:text-properties officeooo:paragraph-rsid="0282d4cc"/>
    </style:style>
    <style:style style:name="T1" style:family="text">
      <style:text-properties officeooo:rsid="00a90c8b"/>
    </style:style>
    <style:style style:name="T2" style:family="text">
      <style:text-properties officeooo:rsid="0014553b"/>
    </style:style>
    <style:style style:name="T3" style:family="text">
      <style:text-properties officeooo:rsid="001467e5"/>
    </style:style>
    <style:style style:name="T4" style:family="text">
      <style:text-properties officeooo:rsid="00174f00"/>
    </style:style>
    <style:style style:name="T5" style:family="text">
      <style:text-properties officeooo:rsid="00201f18"/>
    </style:style>
    <style:style style:name="T6" style:family="text">
      <style:text-properties officeooo:rsid="0020d00c"/>
    </style:style>
    <style:style style:name="T7" style:family="text">
      <style:text-properties officeooo:rsid="00194418"/>
    </style:style>
    <style:style style:name="T8" style:family="text">
      <style:text-properties officeooo:rsid="001eaec9"/>
    </style:style>
    <style:style style:name="T9" style:family="text">
      <style:text-properties officeooo:rsid="00209cc5"/>
    </style:style>
    <style:style style:name="T10" style:family="text">
      <style:text-properties officeooo:rsid="002a8a2f"/>
    </style:style>
    <style:style style:name="T11" style:family="text">
      <style:text-properties officeooo:rsid="002d30f7"/>
    </style:style>
    <style:style style:name="T12" style:family="text">
      <style:text-properties officeooo:rsid="00401571"/>
    </style:style>
    <style:style style:name="T13" style:family="text">
      <style:text-properties officeooo:rsid="004e69d1"/>
    </style:style>
    <style:style style:name="T14" style:family="text">
      <style:text-properties officeooo:rsid="00560c93"/>
    </style:style>
    <style:style style:name="T15" style:family="text">
      <style:text-properties officeooo:rsid="005edcca"/>
    </style:style>
    <style:style style:name="T16" style:family="text">
      <style:text-properties officeooo:rsid="006cff61"/>
    </style:style>
    <style:style style:name="T17" style:family="text">
      <style:text-properties officeooo:rsid="007b1a63"/>
    </style:style>
    <style:style style:name="T18" style:family="text">
      <style:text-properties officeooo:rsid="007c703e"/>
    </style:style>
    <style:style style:name="T19" style:family="text">
      <style:text-properties officeooo:rsid="007de0c0"/>
    </style:style>
    <style:style style:name="T20" style:family="text">
      <style:text-properties officeooo:rsid="00846ee7"/>
    </style:style>
    <style:style style:name="T21" style:family="text">
      <style:text-properties officeooo:rsid="0085b08b"/>
    </style:style>
    <style:style style:name="T22" style:family="text">
      <style:text-properties officeooo:rsid="009c5ec7"/>
    </style:style>
    <style:style style:name="T23" style:family="text">
      <style:text-properties officeooo:rsid="00b1762c"/>
    </style:style>
    <style:style style:name="T24" style:family="text">
      <style:text-properties officeooo:rsid="00b6ca2b"/>
    </style:style>
    <style:style style:name="T25" style:family="text">
      <style:text-properties officeooo:rsid="00da8dad"/>
    </style:style>
    <style:style style:name="T26" style:family="text">
      <style:text-properties fo:font-style="normal"/>
    </style:style>
    <style:style style:name="T27" style:family="text">
      <style:text-properties fo:font-style="normal" fo:font-weight="normal"/>
    </style:style>
    <style:style style:name="T28" style:family="text">
      <style:text-properties fo:font-style="normal" fo:font-weight="normal" officeooo:rsid="00e90be4"/>
    </style:style>
    <style:style style:name="T29" style:family="text">
      <style:text-properties fo:font-style="normal" fo:font-weight="normal" officeooo:rsid="0190308b"/>
    </style:style>
    <style:style style:name="T30" style:family="text">
      <style:text-properties fo:font-style="normal" fo:font-weight="normal" officeooo:rsid="01c676c5"/>
    </style:style>
    <style:style style:name="T31" style:family="text">
      <style:text-properties fo:font-style="normal" officeooo:rsid="0190308b"/>
    </style:style>
    <style:style style:name="T32" style:family="text">
      <style:text-properties fo:font-style="normal" officeooo:rsid="01c676c5"/>
    </style:style>
    <style:style style:name="T33" style:family="text">
      <style:text-properties officeooo:rsid="00f009ec"/>
    </style:style>
    <style:style style:name="T34" style:family="text">
      <style:text-properties officeooo:rsid="00f21c23"/>
    </style:style>
    <style:style style:name="T35" style:family="text">
      <style:text-properties officeooo:rsid="00f324aa"/>
    </style:style>
    <style:style style:name="T36" style:family="text">
      <style:text-properties officeooo:rsid="00f64c83"/>
    </style:style>
    <style:style style:name="T37" style:family="text">
      <style:text-properties officeooo:rsid="00fb4fa6"/>
    </style:style>
    <style:style style:name="T38" style:family="text">
      <style:text-properties officeooo:rsid="00fc7bda"/>
    </style:style>
    <style:style style:name="T39" style:family="text">
      <style:text-properties officeooo:rsid="00ffecc2"/>
    </style:style>
    <style:style style:name="T40" style:family="text">
      <style:text-properties officeooo:rsid="0103e47a"/>
    </style:style>
    <style:style style:name="T41" style:family="text">
      <style:text-properties officeooo:rsid="01048a30"/>
    </style:style>
    <style:style style:name="T42" style:family="text">
      <style:text-properties officeooo:rsid="0106b2af"/>
    </style:style>
    <style:style style:name="T43" style:family="text">
      <style:text-properties officeooo:rsid="010fca01"/>
    </style:style>
    <style:style style:name="T44" style:family="text">
      <style:text-properties officeooo:rsid="011c8cc4"/>
    </style:style>
    <style:style style:name="T45" style:family="text">
      <style:text-properties officeooo:rsid="01219000"/>
    </style:style>
    <style:style style:name="T46" style:family="text">
      <style:text-properties officeooo:rsid="00fdc0e2"/>
    </style:style>
    <style:style style:name="T47" style:family="text">
      <style:text-properties officeooo:rsid="01553cdf"/>
    </style:style>
    <style:style style:name="T48" style:family="text">
      <style:text-properties officeooo:rsid="0155f077"/>
    </style:style>
    <style:style style:name="T49" style:family="text">
      <style:text-properties officeooo:rsid="0157210b"/>
    </style:style>
    <style:style style:name="T50" style:family="text">
      <style:text-properties officeooo:rsid="01628787"/>
    </style:style>
    <style:style style:name="T51" style:family="text">
      <style:text-properties officeooo:rsid="0163132a"/>
    </style:style>
    <style:style style:name="T52" style:family="text">
      <style:text-properties fo:font-weight="bold" style:font-weight-asian="bold" style:font-weight-complex="bold"/>
    </style:style>
    <style:style style:name="T53" style:family="text">
      <style:text-properties fo:font-weight="bold" officeooo:rsid="01c14448" style:font-weight-asian="bold" style:font-weight-complex="bold"/>
    </style:style>
    <style:style style:name="T54" style:family="text">
      <style:text-properties fo:font-weight="bold" officeooo:rsid="01c25849" style:font-weight-asian="bold" style:font-weight-complex="bold"/>
    </style:style>
    <style:style style:name="T55" style:family="text">
      <style:text-properties fo:font-weight="bold" officeooo:rsid="01c44dff" style:font-weight-asian="bold" style:font-weight-complex="bold"/>
    </style:style>
    <style:style style:name="T56" style:family="text">
      <style:text-properties fo:font-weight="bold" officeooo:rsid="020aa1a9" style:font-weight-asian="bold" style:font-weight-complex="bold"/>
    </style:style>
    <style:style style:name="T57" style:family="text">
      <style:text-properties officeooo:rsid="016d8dee"/>
    </style:style>
    <style:style style:name="T58" style:family="text">
      <style:text-properties officeooo:rsid="01715233"/>
    </style:style>
    <style:style style:name="T59" style:family="text">
      <style:text-properties officeooo:rsid="017aee4b"/>
    </style:style>
    <style:style style:name="T60" style:family="text">
      <style:text-properties officeooo:rsid="017b0c45"/>
    </style:style>
    <style:style style:name="T61" style:family="text">
      <style:text-properties officeooo:rsid="017d1d07"/>
    </style:style>
    <style:style style:name="T62" style:family="text">
      <style:text-properties officeooo:rsid="017d5ae7"/>
    </style:style>
    <style:style style:name="T63" style:family="text">
      <style:text-properties officeooo:rsid="018f4274"/>
    </style:style>
    <style:style style:name="T64" style:family="text">
      <style:text-properties officeooo:rsid="0190308b"/>
    </style:style>
    <style:style style:name="T65" style:family="text">
      <style:text-properties officeooo:rsid="016cbaf1"/>
    </style:style>
    <style:style style:name="T66" style:family="text">
      <style:text-properties officeooo:rsid="01a005d1"/>
    </style:style>
    <style:style style:name="T67" style:family="text">
      <style:text-properties officeooo:rsid="01a03543"/>
    </style:style>
    <style:style style:name="T68" style:family="text">
      <style:text-properties officeooo:rsid="01a26862"/>
    </style:style>
    <style:style style:name="T69" style:family="text">
      <style:text-properties officeooo:rsid="01a30f2d"/>
    </style:style>
    <style:style style:name="T70" style:family="text">
      <style:text-properties style:font-name="Courier New2"/>
    </style:style>
    <style:style style:name="T71" style:family="text">
      <style:text-properties style:font-name="Courier New2" fo:font-weight="bold" style:font-weight-asian="bold" style:font-weight-complex="bold"/>
    </style:style>
    <style:style style:name="T72" style:family="text">
      <style:text-properties style:font-name="Courier New2" fo:font-weight="bold" officeooo:rsid="01a26862" style:font-weight-asian="bold" style:font-weight-complex="bold"/>
    </style:style>
    <style:style style:name="T73" style:family="text">
      <style:text-properties style:font-name="Courier New2" officeooo:rsid="01f2940e"/>
    </style:style>
    <style:style style:name="T74" style:family="text">
      <style:text-properties officeooo:rsid="01a959d8"/>
    </style:style>
    <style:style style:name="T75" style:family="text">
      <style:text-properties officeooo:rsid="01ac237e"/>
    </style:style>
    <style:style style:name="T76" style:family="text">
      <style:text-properties officeooo:rsid="01b356bb"/>
    </style:style>
    <style:style style:name="T77" style:family="text">
      <style:text-properties officeooo:rsid="01bbefee"/>
    </style:style>
    <style:style style:name="T78" style:family="text">
      <style:text-properties officeooo:rsid="01c00bca"/>
    </style:style>
    <style:style style:name="T79" style:family="text">
      <style:text-properties officeooo:rsid="01dd37f4"/>
    </style:style>
    <style:style style:name="T80" style:family="text">
      <style:text-properties officeooo:rsid="01dff1fb"/>
    </style:style>
    <style:style style:name="T81" style:family="text">
      <style:text-properties officeooo:rsid="01e14108"/>
    </style:style>
    <style:style style:name="T82" style:family="text">
      <style:text-properties officeooo:rsid="01f0bde5"/>
    </style:style>
    <style:style style:name="T83" style:family="text">
      <style:text-properties officeooo:rsid="01f20216"/>
    </style:style>
    <style:style style:name="T84" style:family="text">
      <style:text-properties officeooo:rsid="01f2940e"/>
    </style:style>
    <style:style style:name="T85" style:family="text">
      <style:text-properties officeooo:rsid="01f2eb3c"/>
    </style:style>
    <style:style style:name="T86" style:family="text">
      <style:text-properties officeooo:rsid="01fb0f80"/>
    </style:style>
    <style:style style:name="T87" style:family="text">
      <style:text-properties style:font-name="Arial3" officeooo:rsid="01fb0f80" style:font-name-asian="Arial3" style:font-name-complex="Arial3"/>
    </style:style>
    <style:style style:name="T88" style:family="text">
      <style:text-properties style:font-name="Arial" style:font-name-asian="Droid Sans Fallback" style:font-name-complex="FreeSans"/>
    </style:style>
    <style:style style:name="T89" style:family="text">
      <style:text-properties style:font-name="Arial" officeooo:rsid="01fb0f80" style:font-name-asian="Droid Sans Fallback" style:font-name-complex="FreeSans"/>
    </style:style>
    <style:style style:name="T90" style:family="text">
      <style:text-properties style:font-name="Arial" officeooo:rsid="01fceea3" style:font-name-asian="Droid Sans Fallback" style:font-name-complex="FreeSans"/>
    </style:style>
    <style:style style:name="T91" style:family="text">
      <style:text-properties style:font-name="Arial" officeooo:rsid="01fe8017" style:font-name-asian="Droid Sans Fallback" style:font-name-complex="FreeSans"/>
    </style:style>
    <style:style style:name="T92" style:family="text">
      <style:text-properties style:font-name="Arial" officeooo:rsid="020008b1" style:font-name-asian="Droid Sans Fallback" style:font-name-complex="FreeSans"/>
    </style:style>
    <style:style style:name="T93" style:family="text">
      <style:text-properties style:font-name="Arial" officeooo:rsid="0201a158" style:font-name-asian="Droid Sans Fallback" style:font-name-complex="FreeSans"/>
    </style:style>
    <style:style style:name="T94" style:family="text">
      <style:text-properties style:font-name="Arial" officeooo:rsid="02108289" style:font-name-asian="Droid Sans Fallback" style:font-name-complex="FreeSans"/>
    </style:style>
    <style:style style:name="T95" style:family="text">
      <style:text-properties style:font-name="Arial" officeooo:rsid="0210dd63" style:font-name-asian="Droid Sans Fallback" style:font-name-complex="FreeSans"/>
    </style:style>
    <style:style style:name="T96" style:family="text">
      <style:text-properties style:font-name="Arial" officeooo:rsid="024220b0" style:font-name-asian="Droid Sans Fallback" style:font-name-complex="FreeSans"/>
    </style:style>
    <style:style style:name="T97" style:family="text">
      <style:text-properties style:font-name="Arial" officeooo:rsid="0244e3e6" style:font-name-asian="Droid Sans Fallback" style:font-name-complex="FreeSans"/>
    </style:style>
    <style:style style:name="T98" style:family="text">
      <style:text-properties style:font-name="Arial" officeooo:rsid="03026d5e" style:font-name-asian="Droid Sans Fallback" style:font-name-complex="FreeSans"/>
    </style:style>
    <style:style style:name="T99" style:family="text">
      <style:text-properties style:font-name="Arial" officeooo:rsid="0302f1e0" style:font-name-asian="Droid Sans Fallback" style:font-name-complex="FreeSans"/>
    </style:style>
    <style:style style:name="T100" style:family="text">
      <style:text-properties style:font-name="Arial" officeooo:rsid="030ef8b0" style:font-name-asian="Droid Sans Fallback" style:font-name-complex="FreeSans"/>
    </style:style>
    <style:style style:name="T101" style:family="text">
      <style:text-properties officeooo:rsid="0202d3c0"/>
    </style:style>
    <style:style style:name="T102" style:family="text">
      <style:text-properties officeooo:rsid="020538d2"/>
    </style:style>
    <style:style style:name="T103" style:family="text">
      <style:text-properties officeooo:rsid="0206be8e"/>
    </style:style>
    <style:style style:name="T104" style:family="text">
      <style:text-properties officeooo:rsid="020768e8"/>
    </style:style>
    <style:style style:name="T105" style:family="text">
      <style:text-properties officeooo:rsid="020aa1a9"/>
    </style:style>
    <style:style style:name="T106" style:family="text">
      <style:text-properties fo:font-style="italic" officeooo:rsid="01f0bde5" style:font-style-asian="italic" style:font-style-complex="italic"/>
    </style:style>
    <style:style style:name="T107" style:family="text">
      <style:text-properties officeooo:rsid="020d1b5c"/>
    </style:style>
    <style:style style:name="T108" style:family="text">
      <style:text-properties officeooo:rsid="02108289"/>
    </style:style>
    <style:style style:name="T109" style:family="text">
      <style:text-properties officeooo:rsid="02171d16"/>
    </style:style>
    <style:style style:name="T110" style:family="text">
      <style:text-properties officeooo:rsid="021bcc0c"/>
    </style:style>
    <style:style style:name="T111" style:family="text">
      <style:text-properties officeooo:rsid="021cc02f"/>
    </style:style>
    <style:style style:name="T112" style:family="text">
      <style:text-properties officeooo:rsid="021da697"/>
    </style:style>
    <style:style style:name="T113" style:family="text">
      <style:text-properties officeooo:rsid="0220e8ee"/>
    </style:style>
    <style:style style:name="T114" style:family="text">
      <style:text-properties officeooo:rsid="0222c5dc"/>
    </style:style>
    <style:style style:name="T115" style:family="text">
      <style:text-properties officeooo:rsid="02283f18"/>
    </style:style>
    <style:style style:name="T116" style:family="text">
      <style:text-properties officeooo:rsid="0228df2b"/>
    </style:style>
    <style:style style:name="T117" style:family="text">
      <style:text-properties officeooo:rsid="0228e885"/>
    </style:style>
    <style:style style:name="T118" style:family="text">
      <style:text-properties officeooo:rsid="022c0263"/>
    </style:style>
    <style:style style:name="T119" style:family="text">
      <style:text-properties officeooo:rsid="01c99463"/>
    </style:style>
    <style:style style:name="T120" style:family="text">
      <style:text-properties officeooo:rsid="0215ac82"/>
    </style:style>
    <style:style style:name="T121" style:family="text">
      <style:text-properties officeooo:rsid="02369b66"/>
    </style:style>
    <style:style style:name="T122" style:family="text">
      <style:text-properties officeooo:rsid="02390258"/>
    </style:style>
    <style:style style:name="T123" style:family="text">
      <style:text-properties officeooo:rsid="023b5fb6"/>
    </style:style>
    <style:style style:name="T124" style:family="text">
      <style:text-properties officeooo:rsid="023cc435"/>
    </style:style>
    <style:style style:name="T125" style:family="text">
      <style:text-properties officeooo:rsid="024220b0"/>
    </style:style>
    <style:style style:name="T126" style:family="text">
      <style:text-properties officeooo:rsid="02565828"/>
    </style:style>
    <style:style style:name="T127" style:family="text">
      <style:text-properties officeooo:rsid="02570543"/>
    </style:style>
    <style:style style:name="T128" style:family="text">
      <style:text-properties officeooo:rsid="02591dc7"/>
    </style:style>
    <style:style style:name="T129" style:family="text">
      <style:text-properties officeooo:rsid="026cdb5b"/>
    </style:style>
    <style:style style:name="T130" style:family="text">
      <style:text-properties officeooo:rsid="02785405"/>
    </style:style>
    <style:style style:name="T131" style:family="text">
      <style:text-properties officeooo:rsid="027b4ffb"/>
    </style:style>
    <style:style style:name="T132" style:family="text">
      <style:text-properties officeooo:rsid="027bb019"/>
    </style:style>
    <style:style style:name="T133" style:family="text">
      <style:text-properties officeooo:rsid="02828c11"/>
    </style:style>
    <style:style style:name="T134" style:family="text">
      <style:text-properties officeooo:rsid="0282db54"/>
    </style:style>
    <style:style style:name="T135" style:family="text">
      <style:text-properties officeooo:rsid="0284468b"/>
    </style:style>
    <style:style style:name="T136" style:family="text">
      <style:text-properties officeooo:rsid="02811fc2"/>
    </style:style>
    <style:style style:name="T137" style:family="text">
      <style:text-properties officeooo:rsid="0285f7cf"/>
    </style:style>
    <style:style style:name="T138" style:family="text">
      <style:text-properties officeooo:rsid="02874ee1"/>
    </style:style>
    <style:style style:name="T139" style:family="text">
      <style:text-properties officeooo:rsid="028a5e9c"/>
    </style:style>
    <style:style style:name="T140" style:family="text">
      <style:text-properties officeooo:rsid="028b9cca"/>
    </style:style>
    <style:style style:name="T141" style:family="text">
      <style:text-properties officeooo:rsid="0291d4b4"/>
    </style:style>
    <style:style style:name="T142" style:family="text">
      <style:text-properties officeooo:rsid="0292d1dc"/>
    </style:style>
    <style:style style:name="T143" style:family="text">
      <style:text-properties officeooo:rsid="02a148e7"/>
    </style:style>
    <style:style style:name="T144" style:family="text">
      <style:text-properties officeooo:rsid="02a29266"/>
    </style:style>
    <style:style style:name="T145" style:family="text">
      <style:text-properties officeooo:rsid="02ac1084"/>
    </style:style>
    <style:style style:name="T146" style:family="text">
      <style:text-properties officeooo:rsid="02b431a0"/>
    </style:style>
    <style:style style:name="T147" style:family="text">
      <style:text-properties officeooo:rsid="02b57f38"/>
    </style:style>
    <style:style style:name="T148" style:family="text">
      <style:text-properties officeooo:rsid="02b623fe"/>
    </style:style>
    <style:style style:name="T149" style:family="text">
      <style:text-properties officeooo:rsid="02bab03e"/>
    </style:style>
    <style:style style:name="T150" style:family="text">
      <style:text-properties officeooo:rsid="02be0964"/>
    </style:style>
    <style:style style:name="T151" style:family="text">
      <style:text-properties officeooo:rsid="02bebfb5"/>
    </style:style>
    <style:style style:name="T152" style:family="text">
      <style:text-properties officeooo:rsid="02c119bb"/>
    </style:style>
    <style:style style:name="T153" style:family="text">
      <style:text-properties officeooo:rsid="02c3acb7"/>
    </style:style>
    <style:style style:name="T154" style:family="text">
      <style:text-properties officeooo:rsid="02c482d4"/>
    </style:style>
    <style:style style:name="T155" style:family="text">
      <style:text-properties officeooo:rsid="02c523a9"/>
    </style:style>
    <style:style style:name="T156" style:family="text">
      <style:text-properties officeooo:rsid="02c9ad42"/>
    </style:style>
    <style:style style:name="T157" style:family="text">
      <style:text-properties officeooo:rsid="02cc6254"/>
    </style:style>
    <style:style style:name="T158" style:family="text">
      <style:text-properties officeooo:rsid="02d07fbb"/>
    </style:style>
    <style:style style:name="T159" style:family="text">
      <style:text-properties officeooo:rsid="02d426d8"/>
    </style:style>
    <style:style style:name="T160" style:family="text">
      <style:text-properties officeooo:rsid="02d82804"/>
    </style:style>
    <style:style style:name="T161" style:family="text">
      <style:text-properties officeooo:rsid="02da5d0e"/>
    </style:style>
    <style:style style:name="T162" style:family="text">
      <style:text-properties officeooo:rsid="02db382d"/>
    </style:style>
    <style:style style:name="T163" style:family="text">
      <style:text-properties officeooo:rsid="02e2aef0"/>
    </style:style>
    <style:style style:name="T164" style:family="text">
      <style:text-properties officeooo:rsid="02e8236c"/>
    </style:style>
    <style:style style:name="T165" style:family="text">
      <style:text-properties officeooo:rsid="02e9165d"/>
    </style:style>
    <style:style style:name="T166" style:family="text">
      <style:text-properties officeooo:rsid="02eb42c8"/>
    </style:style>
    <style:style style:name="T167" style:family="text">
      <style:text-properties officeooo:rsid="02edd3ff"/>
    </style:style>
    <style:style style:name="T168" style:family="text">
      <style:text-properties officeooo:rsid="01db3daf"/>
    </style:style>
    <style:style style:name="T169" style:family="text">
      <style:text-properties officeooo:rsid="030095d2"/>
    </style:style>
    <style:style style:name="T170" style:family="text">
      <style:text-properties officeooo:rsid="030e45d8"/>
    </style:style>
    <style:style style:name="T171" style:family="text">
      <style:text-properties officeooo:rsid="030e9c7f"/>
    </style:style>
    <style:style style:name="T172" style:family="text">
      <style:text-properties officeooo:rsid="0310297f"/>
    </style:style>
    <style:style style:name="T173" style:family="text">
      <style:text-properties officeooo:rsid="03158b8b"/>
    </style:style>
    <style:style style:name="T174" style:family="text">
      <style:text-properties officeooo:rsid="0315bbf6"/>
    </style:style>
    <style:style style:name="T175" style:family="text">
      <style:text-properties officeooo:rsid="0315efbb"/>
    </style:style>
    <style:style style:name="T176" style:family="text">
      <style:text-properties officeooo:rsid="031b10a6"/>
    </style:style>
    <style:style style:name="fr1" style:family="graphic" style:parent-style-name="Frame">
      <style:graphic-properties style:vertical-pos="from-top" style:vertical-rel="paragraph" style:horizontal-pos="from-left" style:horizontal-rel="paragraph" fo:background-color="transparent" style:background-transparency="100%" draw:fill="solid" fo:padding="0cm" fo:border="none" style:shadow="none" draw:shadow-opacity="100%">
        <style:background-image/>
      </style:graphic-properties>
    </style:style>
    <style:style style:name="fr2" style:family="graphic" style:parent-style-name="Frame">
      <style:graphic-properties style:run-through="foreground" style:wrap="none" style:vertical-pos="from-top" style:vertical-rel="paragraph" style:horizontal-pos="from-left" style:horizontal-rel="paragraph" fo:padding="0cm" fo:border="none" style:shadow="none" draw:shadow-opacity="100%"/>
    </style:style>
    <style:style style:name="fr3" style:family="graphic" style:parent-style-name="Graphics">
      <style:graphic-properties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from-top" style:vertical-rel="frame" style:horizontal-pos="from-left" style:horizontal-rel="frame"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vertical-pos="top" style:vertical-rel="baseli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dynamic"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run-through="foreground" style:wrap="non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fo:margin-top="0cm" fo:margin-bottom="0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8.255cm" fo:text-indent="-0.635cm" fo:margin-left="8.25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7.62cm" fo:text-indent="-0.635cm" fo:margin-left="7.62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8.255cm" fo:text-indent="-0.635cm" fo:margin-left="8.25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8.89cm" fo:text-indent="-0.635cm" fo:margin-left="8.89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9.525cm" fo:text-indent="-0.635cm" fo:margin-left="9.52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3" draw:name="Image1" text:anchor-type="page" text:anchor-page-number="1" svg:x="3.096cm" svg:y="13.822cm" svg:width="15.157cm" svg:height="8.453cm" draw:z-index="2">
        <draw:image xlink:href="Pictures/10000201000002920000016F8DBFF5B7.png" xlink:type="simple" xlink:show="embed" xlink:actuate="onLoad"/>
      </draw:frame>
      <text:p text:style-name="P204"><draw:frame draw:style-name="fr1" draw:name="Frame1" text:anchor-type="paragraph" svg:x="0cm" svg:y="4.812cm" svg:width="25.7cm" style:rel-width="100%" draw:z-index="0"><draw:text-box fo:min-height="2.17cm"><text:p text:style-name="P104">PPM-java</text:p><text:p text:style-name="Subtitle">Technical documentation</text:p><text:p text:style-name="Subtitle">PH, 2017-01-13</text:p></draw:text-box></draw:frame></text:p>
      <text:h text:style-name="P205" text:outline-level="1"/>
      <text:h text:style-name="P206" text:outline-level="1"/>
      <text:h text:style-name="P206" text:outline-level="1"/>
      <text:h text:style-name="P206" text:outline-level="1"/>
      <text:h text:style-name="P206" text:outline-level="1"/>
      <text:h text:style-name="P206" text:outline-level="1"/>
      <text:h text:style-name="P207" text:outline-level="1"><text:bookmark-start text:name="__RefHeading__5138_1883877738"/><text:span text:style-name="T134">T</text:span>his guide has been written by a dude who isn't a technical writer.<text:bookmark-end text:name="__RefHeading__5138_1883877738"/></text:h>
      <text:h text:style-name="P207" text:outline-level="1"/>
      <text:h text:style-name="P208" text:outline-level="1"><text:bookmark-start text:name="__RefHeading__5140_1883877738"/><text:span text:style-name="T104">Written with thanks to </text:span>my better half <text:span text:style-name="T104">who patiently endured my long computer sessions!</text:span><text:bookmark-end text:name="__RefHeading__5140_1883877738"/></text:h>
      <text:h text:style-name="P209" text:outline-level="1"/>
      <text:table-of-content text:style-name="Sect1" text:name="Table of Contents1">
        <text:table-of-content-source text:outline-level="1" text:use-index-marks="false">
          <text:index-title-template text:style-name="Contents_20_Heading">Table of Contents</text:index-title-template>
          <text:table-of-content-entry-template text:outline-level="1" text:style-name="Contents_20_1">
            <text:index-entry-chapter text:style-name="Default_5f_20_5f_Style"/>
            <text:index-entry-tab-stop style:type="left" style:position="0cm" style:leader-char=" "/>
            <text:index-entry-text/>
            <text:index-entry-tab-stop style:type="left" style:position="0cm"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43">Table of Contents</text:p>
          </text:index-title>
          <text:p text:style-name="Contents_20_1">1<text:tab/>Introduction<text:tab/><text:span text:style-name="Index_20_Link">4</text:span></text:p>
          <text:p text:style-name="Contents_20_1">2<text:tab/>Running<text:tab/><text:span text:style-name="Index_20_Link">5</text:span></text:p>
          <text:p text:style-name="Contents_20_1">3<text:tab/>­Implementation<text:tab/><text:span text:style-name="Index_20_Link">6</text:span></text:p>
          <text:p text:style-name="Contents_20_1">4<text:tab/>Multithreading<text:tab/><text:span text:style-name="Index_20_Link">8</text:span></text:p>
          <text:p text:style-name="Contents_20_1">5<text:tab/>Special constructs<text:tab/><text:span text:style-name="Index_20_Link">24</text:span></text:p>
          <text:p text:style-name="Contents_20_1">6<text:tab/>Modules<text:tab/><text:span text:style-name="Index_20_Link">32</text:span></text:p>
          <text:p text:style-name="Contents_20_1">7<text:tab/>Display engine<text:tab/><text:span text:style-name="Index_20_Link">37</text:span></text:p>
          <text:p text:style-name="Contents_20_1">8<text:tab/>Frontends<text:tab/><text:span text:style-name="Index_20_Link">38</text:span></text:p>
          <text:p text:style-name="Contents_20_1">9<text:tab/>Session setup<text:tab/><text:span text:style-name="Index_20_Link">39</text:span></text:p>
          <text:p text:style-name="Contents_20_1">10<text:tab/>Events<text:tab/><text:span text:style-name="Index_20_Link">41</text:span></text:p>
          <text:p text:style-name="Contents_20_1">11<text:tab/>Statistics interface<text:tab/><text:span text:style-name="Index_20_Link">45</text:span></text:p>
          <text:p text:style-name="Contents_20_1">12<text:tab/>Class hierarchy<text:tab/><text:span text:style-name="Index_20_Link">46</text:span></text:p>
          <text:p text:style-name="Contents_20_1">13<text:tab/>Roadmap<text:tab/><text:span text:style-name="Index_20_Link">47</text:span></text:p>
          <text:p text:style-name="Contents_20_1">14<text:tab/>Appendices<text:tab/><text:span text:style-name="Index_20_Link">48</text:span></text:p>
          <text:p text:style-name="Contents_20_1">15<text:tab/>License<text:tab/><text:span text:style-name="Index_20_Link">51</text:span></text:p>
        </text:index-body>
      </text:table-of-content>
      <text:h text:style-name="P209" text:outline-level="1"/>
      <text:h text:style-name="P210" text:outline-level="1"><text:bookmark-start text:name="__RefHeading__7305_82437932"/>Introduction<text:bookmark-end text:name="__RefHeading__7305_82437932"/></text:h>
      <text:p text:style-name="P6">According to an Article on Wikipedia<text:note text:id="ftn1" text:note-class="footnote"><text:note-citation>1</text:note-citation><text:note-body><text:p text:style-name="Footnote"><text:a xlink:type="simple" xlink:href="https://en.wikipedia.org/wiki/Peak_programme_meter"><text:span text:style-name="T3">https://en.wikipedia.org/wiki/Peak_programme_meter</text:span></text:a></text:p></text:note-body></text:note>, "a peak programme meter (PPM) is an instrument used in professional audio for indicating the level of an audio signal." It is different from a normal VU meter in that it has a very short rise time (integration time) and a long return time. This allows audio producers to continouusly monitor the peaks of a programme signal. <text:span text:style-name="Source_20_Text">ppm_java</text:span><text:span text:style-name="T2"> implements a PPM type II which has a rise time of 23 dB in 10 ms and a fall time of -24dB in 2800ms.</text:span></text:p>
      <text:p text:style-name="P6">The audio level maps to the meter scale as <text:span text:style-name="T45">follows</text:span>:</text:p>
      <table:table table:name="Table4" table:style-name="Table4">
        <table:table-column table:style-name="Table4.A"/>
        <table:table-column table:style-name="Table4.B"/>
        <table:table-column table:style-name="Table4.A"/>
        <table:table-column table:style-name="Table4.D"/>
        <table:table-row>
          <table:table-cell table:style-name="Table4.A1" table:number-columns-spanned="2" office:value-type="string">
            <text:p text:style-name="P73">Input level [dB]</text:p>
          </table:table-cell>
          <table:covered-table-cell/>
          <table:table-cell table:style-name="Table4.C1" table:number-columns-spanned="2" office:value-type="string">
            <text:p text:style-name="P73">Meter mark</text:p>
          </table:table-cell>
          <table:covered-table-cell/>
        </table:table-row>
        <table:table-row>
          <table:table-cell table:style-name="Table4.A2" office:value-type="string">
            <text:p text:style-name="P74">min</text:p>
          </table:table-cell>
          <table:table-cell table:style-name="Table4.B2" office:value-type="string">
            <text:p text:style-name="P74">max</text:p>
          </table:table-cell>
          <table:table-cell table:style-name="Table4.C2" office:value-type="string">
            <text:p text:style-name="P74">min</text:p>
          </table:table-cell>
          <table:table-cell table:style-name="Table4.B2" office:value-type="string">
            <text:p text:style-name="P74">max</text:p>
          </table:table-cell>
        </table:table-row>
        <table:table-row>
          <table:table-cell table:style-name="Table4.A3" office:value-type="string">
            <text:p text:style-name="P67"><text:span text:style-name="Source_20_Text">-</text:span><text:span text:style-name="Source_20_Text"><text:span text:style-name="T5">130</text:span></text:span></text:p>
          </table:table-cell>
          <table:table-cell table:style-name="Table4.B3" office:value-type="string">
            <text:p text:style-name="P69"><text:span text:style-name="Source_20_Text"><text:span text:style-name="T5">-24</text:span></text:span></text:p>
          </table:table-cell>
          <table:table-cell table:style-name="Table4.C3" office:value-type="string">
            <text:p text:style-name="P72"><text:span text:style-name="Source_20_Text">0</text:span></text:p>
          </table:table-cell>
          <table:table-cell table:style-name="Table4.B3" office:value-type="string">
            <text:p text:style-name="P70"><text:span text:style-name="Source_20_Text"><text:span text:style-name="T6">1</text:span></text:span></text:p>
          </table:table-cell>
        </table:table-row>
        <table:table-row>
          <table:table-cell table:style-name="Table4.A4" office:value-type="string">
            <text:p text:style-name="P67"><text:span text:style-name="Source_20_Text">-</text:span><text:span text:style-name="Source_20_Text"><text:span text:style-name="T5">24</text:span></text:span></text:p>
          </table:table-cell>
          <table:table-cell table:style-name="Table4.C1" office:value-type="string">
            <text:p text:style-name="P69"><text:span text:style-name="Source_20_Text"><text:span text:style-name="T5">-20</text:span></text:span></text:p>
          </table:table-cell>
          <table:table-cell table:style-name="Table4.C4" office:value-type="string">
            <text:p text:style-name="P72"><text:span text:style-name="Source_20_Text">1</text:span></text:p>
          </table:table-cell>
          <table:table-cell table:style-name="Table4.C1" office:value-type="string">
            <text:p text:style-name="P71"><text:span text:style-name="Source_20_Text">2</text:span></text:p>
          </table:table-cell>
        </table:table-row>
        <table:table-row>
          <table:table-cell table:style-name="Table4.A2" office:value-type="string">
            <text:p text:style-name="P67"><text:span text:style-name="Source_20_Text">-</text:span><text:span text:style-name="Source_20_Text"><text:span text:style-name="T5">20</text:span></text:span></text:p>
          </table:table-cell>
          <table:table-cell table:style-name="Table4.B2" office:value-type="string">
            <text:p text:style-name="P69"><text:span text:style-name="Source_20_Text">-</text:span><text:span text:style-name="Source_20_Text"><text:span text:style-name="T6">16</text:span></text:span></text:p>
          </table:table-cell>
          <table:table-cell table:style-name="Table4.C2" office:value-type="string">
            <text:p text:style-name="P72"><text:span text:style-name="Source_20_Text">2</text:span></text:p>
          </table:table-cell>
          <table:table-cell table:style-name="Table4.B2" office:value-type="string">
            <text:p text:style-name="P71"><text:span text:style-name="Source_20_Text">3</text:span></text:p>
          </table:table-cell>
        </table:table-row>
        <table:table-row>
          <table:table-cell table:style-name="Table4.A2" office:value-type="string">
            <text:p text:style-name="P67"><text:span text:style-name="Source_20_Text">-</text:span><text:span text:style-name="Source_20_Text"><text:span text:style-name="T5">16</text:span></text:span></text:p>
          </table:table-cell>
          <table:table-cell table:style-name="Table4.B2" office:value-type="string">
            <text:p text:style-name="P69"><text:span text:style-name="Source_20_Text">-</text:span><text:span text:style-name="Source_20_Text"><text:span text:style-name="T6">12</text:span></text:span></text:p>
          </table:table-cell>
          <table:table-cell table:style-name="Table4.C2" office:value-type="string">
            <text:p text:style-name="P72"><text:span text:style-name="Source_20_Text">3</text:span></text:p>
          </table:table-cell>
          <table:table-cell table:style-name="Table4.B2" office:value-type="string">
            <text:p text:style-name="P71"><text:span text:style-name="Source_20_Text">4</text:span></text:p>
          </table:table-cell>
        </table:table-row>
        <table:table-row>
          <table:table-cell table:style-name="Table4.A2" office:value-type="string">
            <text:p text:style-name="P67"><text:span text:style-name="Source_20_Text">-</text:span><text:span text:style-name="Source_20_Text"><text:span text:style-name="T6">12</text:span></text:span></text:p>
          </table:table-cell>
          <table:table-cell table:style-name="Table4.B2" office:value-type="string">
            <text:p text:style-name="P69"><text:span text:style-name="Source_20_Text">-</text:span><text:span text:style-name="Source_20_Text"><text:span text:style-name="T6">8</text:span></text:span></text:p>
          </table:table-cell>
          <table:table-cell table:style-name="Table4.C2" office:value-type="string">
            <text:p text:style-name="P72"><text:span text:style-name="Source_20_Text">4</text:span></text:p>
          </table:table-cell>
          <table:table-cell table:style-name="Table4.B2" office:value-type="string">
            <text:p text:style-name="P71"><text:span text:style-name="Source_20_Text">5</text:span></text:p>
          </table:table-cell>
        </table:table-row>
        <table:table-row>
          <table:table-cell table:style-name="Table4.A2" office:value-type="string">
            <text:p text:style-name="P67"><text:span text:style-name="Source_20_Text">-</text:span><text:span text:style-name="Source_20_Text"><text:span text:style-name="T6">8</text:span></text:span></text:p>
          </table:table-cell>
          <table:table-cell table:style-name="Table4.B2" office:value-type="string">
            <text:p text:style-name="P69"><text:span text:style-name="Source_20_Text">-</text:span><text:span text:style-name="Source_20_Text"><text:span text:style-name="T6">4</text:span></text:span></text:p>
          </table:table-cell>
          <table:table-cell table:style-name="Table4.C2" office:value-type="string">
            <text:p text:style-name="P72"><text:span text:style-name="Source_20_Text">5</text:span></text:p>
          </table:table-cell>
          <table:table-cell table:style-name="Table4.B2" office:value-type="string">
            <text:p text:style-name="P71"><text:span text:style-name="Source_20_Text">6</text:span></text:p>
          </table:table-cell>
        </table:table-row>
        <table:table-row>
          <table:table-cell table:style-name="Table4.A2" office:value-type="string">
            <text:p text:style-name="P67"><text:span text:style-name="Source_20_Text">-</text:span><text:span text:style-name="Source_20_Text"><text:span text:style-name="T6">4</text:span></text:span></text:p>
          </table:table-cell>
          <table:table-cell table:style-name="Table4.B2" office:value-type="string">
            <text:p text:style-name="P71"><text:span text:style-name="Source_20_Text">0</text:span></text:p>
          </table:table-cell>
          <table:table-cell table:style-name="Table4.C2" office:value-type="string">
            <text:p text:style-name="P72"><text:span text:style-name="Source_20_Text">6</text:span></text:p>
          </table:table-cell>
          <table:table-cell table:style-name="Table4.B2" office:value-type="string">
            <text:p text:style-name="P71"><text:span text:style-name="Source_20_Text">7</text:span></text:p>
          </table:table-cell>
        </table:table-row>
        <table:table-row>
          <table:table-cell table:style-name="Table4.A2" office:value-type="string">
            <text:p text:style-name="P68"><text:span text:style-name="Source_20_Text">0</text:span></text:p>
          </table:table-cell>
          <table:table-cell table:style-name="Table4.B2" office:value-type="string">
            <text:p text:style-name="P71"><text:span text:style-name="Source_20_Text">...</text:span></text:p>
          </table:table-cell>
          <table:table-cell table:style-name="Table4.C2" office:value-type="string">
            <text:p text:style-name="P72"><text:span text:style-name="Source_20_Text">7</text:span></text:p>
          </table:table-cell>
          <table:table-cell table:style-name="Table4.B2" office:value-type="string">
            <text:p text:style-name="P71"><text:span text:style-name="Source_20_Text">7</text:span></text:p>
          </table:table-cell>
        </table:table-row>
      </table:table>
      <text:h text:style-name="Heading_20_1" text:outline-level="1"><text:bookmark-start text:name="__RefHeading__7307_82437932"/>Running<text:bookmark-end text:name="__RefHeading__7307_82437932"/></text:h>
      <text:h text:style-name="P157" text:outline-level="2"><text:bookmark-start text:name="__RefHeading__7309_82437932"/>System requirements<text:bookmark-end text:name="__RefHeading__7309_82437932"/></text:h>
      <text:p text:style-name="P3"><text:span text:style-name="Source_20_Text">ppm-java</text:span> requires</text:p>
      <text:list xml:id="list3219045502523464036" text:style-name="L1">
        <text:list-item>
          <text:p text:style-name="P163">Java (Tested with Java 1.8.)</text:p>
        </text:list-item>
        <text:list-item>
          <text:p text:style-name="P163">Jack audio server<text:note text:id="ftn2" text:note-class="footnote"><text:note-citation>2</text:note-citation><text:note-body><text:p text:style-name="P91"><text:span text:style-name="T9">The Jack server connects audio programs and hardware so they can communicate with each other. See </text:span><text:span text:style-name="Internet_20_link">http://www.jackaudio.org</text:span></text:p></text:note-body></text:note> (Tested with version 1.9.10)</text:p>
        </text:list-item>
      </text:list>
      <text:p text:style-name="P3">Test setup was a Linux machine (Kubuntu 14); program hasn't been tested on other platforms.</text:p>
      <text:h text:style-name="Heading_20_2" text:outline-level="2"><text:bookmark-start text:name="__RefHeading__7311_82437932"/>Example session<text:bookmark-end text:name="__RefHeading__7311_82437932"/></text:h>
      <text:p text:style-name="P2">If JackD isn't running, start it:</text:p>
      <text:list xml:id="list2842253015373732695" text:style-name="Numbering_20_3">
        <text:list-item>
          <text:p text:style-name="P149"><text:span text:style-name="T22">user@local:~$ </text:span>/usr/bin/jackd -r -dalsa -dhw:0 -r44100 -p1024 -n3 -Xraw</text:p>
        </text:list-item>
      </text:list>
      <text:p text:style-name="P1"><text:span text:style-name="T8">S</text:span>tart <text:span text:style-name="Source_20_Text"><text:span text:style-name="T4">ppm-java</text:span></text:span><text:span text:style-name="T4"> from the commandline. </text:span>We'll run it with the graphical linear gauge <text:span text:style-name="T36">frontend:</text:span></text:p>
      <text:list xml:id="list160135567293967" text:continue-numbering="true" text:style-name="Numbering_20_3">
        <text:list-item>
          <text:p text:style-name="P149"><text:span text:style-name="T22">user@local:~$ </text:span>java -jar /path/to/ppm.jar -<text:span text:style-name="T8">u guiLinear -l /var/log/ppm.log</text:span></text:p>
        </text:list-item>
      </text:list>
      <text:p text:style-name="P4"><draw:frame draw:style-name="fr4" draw:name="Image2" text:anchor-type="paragraph" svg:x="0.123cm" svg:y="1.401cm" svg:width="11.89cm" svg:height="5.144cm" draw:z-index="1"><draw:image xlink:href="Pictures/10000201000002700000010EE4C31D0B.png" xlink:type="simple" xlink:show="embed" xlink:actuate="onLoad"/></draw:frame><text:span text:style-name="T23">T</text:span>his will bring up a horizontal linear gauge. I<text:span text:style-name="T9">f the meter is receiving audio data the gauge will show the current audio levels:</text:span></text:p>
      <text:h text:style-name="P158" text:outline-level="2"/>
      <text:h text:style-name="P211" text:outline-level="1"><text:bookmark-start text:name="__RefHeading__7313_82437932"/>­Implementation<text:bookmark-end text:name="__RefHeading__7313_82437932"/></text:h>
      <text:h text:style-name="P159" text:outline-level="2"><text:bookmark-start text:name="__RefHeading__7315_82437932"/>Design <text:span text:style-name="T48">overview</text:span><text:bookmark-end text:name="__RefHeading__7315_82437932"/></text:h>
      <text:p text:style-name="P5"><text:span text:style-name="Source_20_Text"><text:span text:style-name="T39">ppm-java</text:span></text:span><text:span text:style-name="T9"> runs as a Jack client. Jack runs in it's own process, </text:span><text:span text:style-name="Source_20_Text"><text:span text:style-name="T15">jackd</text:span></text:span><text:span text:style-name="T9">. This means that there must be a running instance of </text:span><text:span text:style-name="Source_20_Text"><text:span text:style-name="T40">jackd</text:span></text:span><text:span text:style-name="T9"> before starting </text:span><text:span text:style-name="Source_20_Text"><text:span text:style-name="T9">ppm-java</text:span></text:span><text:span text:style-name="T9">. Once both of them are running, </text:span><text:span text:style-name="Source_20_Text"><text:span text:style-name="T9">ppm-java</text:span></text:span><text:span text:style-name="T9"> will find the running j</text:span><text:span text:style-name="Source_20_Text"><text:span text:style-name="T9">ackd</text:span></text:span><text:span text:style-name="T9"> server and register as a client. The user can then connect </text:span><text:span text:style-name="Source_20_Text"><text:span text:style-name="T7">ppm-java</text:span></text:span><text:span text:style-name="T7"> <text:s/>to outputs of any other clients registered with </text:span><text:span text:style-name="Source_20_Text"><text:span text:style-name="T7">JackD</text:span></text:span><text:span text:style-name="T7"> and display the audio levels on a frontend.</text:span></text:p>
      <text:p text:style-name="P41"><text:span text:style-name="T44">Through the Jack audio server, </text:span><text:span text:style-name="Source_20_Text"><text:span text:style-name="T44">ppm-java</text:span></text:span><text:span text:style-name="T44"> receives audio data from attached hardware or from other Jack compatible programs. All communication with Jack is encapsulated in the module </text:span><text:span text:style-name="Source_20_Text"><text:span text:style-name="T44">TAudioContext_JackD</text:span></text:span><text:span text:style-name="T44"> which relies on the </text:span><text:span text:style-name="Source_20_Text"><text:span text:style-name="T44">JJack</text:span></text:span><text:span text:style-name="T44"> library</text:span><text:span text:style-name="T44"><text:note text:id="ftn3" text:note-class="footnote"><text:note-citation>3</text:note-citation><text:note-body><text:p text:style-name="P90"><text:span text:style-name="Internet_20_link">https://sourceforge.net/projects/jjack</text:span></text:p></text:note-body></text:note></text:span><text:span text:style-name="T44"> for the actual connection with Jack.</text:span></text:p>
      <text:p text:style-name="P42"><draw:frame draw:style-name="fr5" draw:name="Image3" text:anchor-type="paragraph" svg:x="0.065cm" svg:y="0.55cm" svg:width="16.258cm" svg:height="7.569cm" draw:z-index="3"><draw:image xlink:href="Pictures/10000000000005970000029A0E7943A7.png" xlink:type="simple" xlink:show="embed" xlink:actuate="onLoad"/></draw:frame><text:span text:style-name="T130">The program is designed in a modular fashion which requires a framework supporting the modular nature. This modular arrangement increases complexity initially, but the makes the design much more flexible. For example, it was easy to accomodate a special case for the </text:span><text:span text:style-name="Source_20_Text"><text:span text:style-name="T42">consoleText</text:span></text:span><text:span text:style-name="T42"> frontend in that we don't include PPM ballistics. Also, a modular design aids development of new features. For example, the user might be interested in a history view to see the last minute of level measurements. Or, the meter could be used as a silence detector, sending an alarm event somewhere if the audio level falls below a threshold for a prolonged time.</text:span></text:p>
      <text:p text:style-name="P30"><text:span text:style-name="T131">When running, </text:span><text:span text:style-name="Source_20_Text"><text:span text:style-name="T131">ppm-java</text:span></text:span><text:span text:style-name="T13"> continouusly receives chunks of audio samples from the Jack server, and, for each chunk,</text:span></text:p>
      <text:list xml:id="list1756832461590623066" text:style-name="L2">
        <text:list-item>
          <text:p text:style-name="P200">computes the absolute peak value,</text:p>
        </text:list-item>
        <text:list-item>
          <text:p text:style-name="P200">converts it from raw sample values to decibels,</text:p>
        </text:list-item>
        <text:list-item>
          <text:p text:style-name="P201">applies a stepping integrator (PPM ballistics),</text:p>
        </text:list-item>
        <text:list-item>
          <text:p text:style-name="P200">and displays the result on a frontend.</text:p>
        </text:list-item>
      </text:list>
      <text:p text:style-name="P31"><text:soft-page-break/>Two activites are happening here: On the one hand, Jack delivers sample chunks, and, on the other hand, the program updates a display. These are two distinct activities, and both run in separate threads. The Jack side of things is handled by the audio driver thread, and everything else runs within the display engine thread. Connecting both sides together presents an interesting challenge as we link a high priority thread (audio driver, <text:span text:style-name="T110">time critical</text:span>) and a low priority thread (display engine, <text:span text:style-name="T110">may hang sometimes</text:span>).</text:p>
      <text:p text:style-name="P8">The audio driver thread is time critical as it integrates with the Jack server. This means we cannot afford to have the audio driver run slow on us, as this would affect the Jack server and potentially the whole ecosystem of clients connected with the Jack server<text:note text:id="ftn4" text:note-class="footnote"><text:note-citation>4</text:note-citation><text:note-body><text:p text:style-name="P92">Might not be as dramatic (Jack has got protection measures against slow clients), but it isn't prudent to assume <text:span text:style-name="T111">external safety</text:span>. No hard feelings and I do respect the Jack developers, but for our application development the safest assumption is the worst case presumption: Jack's <text:span text:style-name="T112">a sensitive soul and has a crisis with </text:span>slow clients. <text:span text:style-name="T112">Let's have a well behaved client, not a liability!</text:span></text:p></text:note-body></text:note>. The display engine (GUI side) <text:span text:style-name="T110">isn't </text:span><text:s/>time critical - if it hangs for a few moments it's user annoying but at least it doesn't pull the entire Jack system down with it! <text:span text:style-name="T113">W</text:span>e need to prevent priority inversion where the low priority thread (display engine) blocks the high priority thread (audio driver). We <text:span text:style-name="T113">have</text:span> to decouple the display engine from the audio driver in such a way that the audio driver won't get stuck (even if the display engine is frozen) <text:span text:style-name="T113">whilst </text:span>the display engine receives the audio data with minimal data loss.</text:p>
      <text:p text:style-name="P7">Because of the need for decoupling we cannot send data directly from the audio driver to the display engine. Instead we use a bank of special buffers (one per channel) which receives data from the audio driver and holds it ready for the display engine when it fetches the data. The buffers are designed such that setting and fetching are atomic, i.e. only one thread a time can read/write data to the buffer (That's why we call them 'atomic buffers'). The bank of buffers acts as a priority inversion barrier between the display engine and the audio driver.</text:p>
      <text:h text:style-name="Heading_20_2" text:outline-level="2"><text:bookmark-start text:name="__RefHeading__7317_82437932"/>Challenges<text:bookmark-end text:name="__RefHeading__7317_82437932"/></text:h>
      <text:list xml:id="list7682043858494714323" text:style-name="L3">
        <text:list-item>
          <text:p text:style-name="P164"><text:span text:style-name="T12">Good balance between scalability and fitness for the purpose. The challenge is to create a framework which is </text:span><text:span text:style-name="Emphasis"><text:span text:style-name="T11">well suited for the task</text:span></text:span><text:span text:style-name="T11"> whilst being </text:span><text:span text:style-name="Emphasis"><text:span text:style-name="T11">generic enough to accomodate further development</text:span></text:span><text:span text:style-name="T11"><text:note text:id="ftn5" text:note-class="footnote"><text:note-citation>5</text:note-citation><text:note-body><text:p text:style-name="P76">This is a hard balancing act - it's tempting to totally overengineer and create micromodules or to go the shortcut route and hack some contorted monolithic construction. <text:span text:style-name="T43">In both cases, h</text:span>alf a year later even the author won't have a clue what this thing does!</text:p></text:note-body></text:note></text:span><text:span text:style-name="T11">.</text:span></text:p>
        </text:list-item>
        <text:list-item>
          <text:p text:style-name="P165"><text:span text:style-name="Emphasis">We have to </text:span><text:span text:style-name="Emphasis"><text:span text:style-name="T114">protect against </text:span></text:span><text:span text:style-name="Emphasis">priority inversion</text:span><text:span text:style-name="T10"> where the low priority thread (display engine) blocks the high priority thread (audio driver). </text:span></text:p>
        </text:list-item>
        <text:list-item>
          <text:p text:style-name="P165"><text:span text:style-name="T114">At the same time we have to </text:span><text:span text:style-name="Emphasis"><text:span text:style-name="T10">minimize data loss</text:span></text:span><text:span text:style-name="T10"> between the audio driver and the display engine - as the protection will de-integrate them.</text:span></text:p>
        </text:list-item>
        <text:list-item>
          <text:p text:style-name="P166"><text:span text:style-name="T114">We need to </text:span><text:span text:style-name="Emphasis">process the audio data without much latency</text:span>, so that updates on the meter happen almost immediately after the corresponding audio has come into the meter. <text:span text:style-name="T11">There's always some latency with any audio application, but for a a metering solution the latency should be less than 25ms.</text:span></text:p>
        </text:list-item>
      </text:list>
      <text:h text:style-name="P212" text:outline-level="1"><text:bookmark-start text:name="__RefHeading__7319_82437932"/>Multithreading<text:bookmark-end text:name="__RefHeading__7319_82437932"/></text:h>
      <text:p text:style-name="P18"><draw:frame draw:style-name="fr5" draw:name="Image11" text:anchor-type="paragraph" svg:x="0.048cm" svg:y="3.351cm" svg:width="13.511cm" svg:height="6.389cm" draw:z-index="4"><draw:image xlink:href="Pictures/10000000000002A90000014275CD7728.png" xlink:type="simple" xlink:show="embed" xlink:actuate="onLoad"/></draw:frame><text:span text:style-name="Source_20_Text"><text:span text:style-name="T76">ppm-java</text:span></text:span><text:span text:style-name="T76"> makes extensive use of multithreading. As example, t</text:span>he <text:span text:style-name="T47">atomic buffer (class </text:span><text:span text:style-name="Source_20_Text"><text:span text:style-name="T14">TAtomicBuffer</text:span></text:span><text:span text:style-name="T47">) stores the audio samples coming from the input side and releases them to the GUI side when requested. Setting data and fetching data is done by two different threads, at the same time. One thread constantly pushes data to the buffer, whilst the other thread constantly fetches it from the buffer. This is a classic producer/consumer scenario. </text:span></text:p>
      <text:p text:style-name="P19"><text:span text:style-name="T47">Without precautions, if multiple threads access the same object we can get surprising results. The <text:s/>following program has two theads simultaneously access a shared buffer. One thread pushes data, the other thread pops it</text:span><text:span text:style-name="T47"><text:note text:id="ftn6" text:note-class="footnote"><text:note-citation>6</text:note-citation><text:note-body><text:p text:style-name="P77"><text:span text:style-name="T50">Note that, in this program, push and pop</text:span> <text:span text:style-name="T50">just increment / decrement a counter. The point of the demo still holds.</text:span></text:p></text:note-body></text:note></text:span><text:span text:style-name="T47">. No precautions are taken to make this program “multithread-proof”.</text:span></text:p>
      <text:p text:style-name="Caption"><text:soft-page-break/>Main program:</text:p>
      <text:p text:style-name="src-listing"/>
      <text:p text:style-name="src-listing">package ppm_java._dev.concept.example.multithread.unsafe;</text:p>
      <text:p text:style-name="src-listing"/>
      <text:p text:style-name="src-listing">public class TDev_Example_multithread_unsafe</text:p>
      <text:p text:style-name="src-listing">{</text:p>
      <text:p text:style-name="src-listing"><text:s text:c="4"/>public static void main (String[] args)</text:p>
      <text:p text:style-name="src-listing"><text:s text:c="4"/>{</text:p>
      <text:p text:style-name="src-listing"><text:s text:c="8"/>TDev_Example_multithread_unsafe <text:s text:c="12"/>unsafeClient;</text:p>
      <text:p text:style-name="src-listing"><text:s text:c="8"/></text:p>
      <text:p text:style-name="src-listing"><text:s text:c="8"/>unsafeClient = new TDev_Example_multithread_unsafe ();</text:p>
      <text:p text:style-name="src-listing"><text:s text:c="8"/>unsafeClient.start ();</text:p>
      <text:p text:style-name="src-listing"><text:s text:c="4"/>}</text:p>
      <text:p text:style-name="src-listing"><text:s text:c="4"/></text:p>
      <text:p text:style-name="src-listing"><text:s text:c="4"/>private TThreadConsumer <text:s text:c="12"/>fConsumer;</text:p>
      <text:p text:style-name="src-listing"><text:s text:c="4"/>private TThreadProducer <text:s text:c="12"/>fProducer;</text:p>
      <text:p text:style-name="src-listing"><text:s text:c="4"/>private int <text:s text:c="24"/>fValue;</text:p>
      <text:p text:style-name="src-listing"><text:s text:c="4"/></text:p>
      <text:p text:style-name="src-listing"><text:s text:c="4"/>/**</text:p>
      <text:p text:style-name="src-listing"><text:s text:c="5"/>* </text:p>
      <text:p text:style-name="src-listing"><text:s text:c="5"/>*/</text:p>
      <text:p text:style-name="src-listing"><text:s text:c="4"/>public TDev_Example_multithread_unsafe ()</text:p>
      <text:p text:style-name="src-listing"><text:s text:c="4"/>{</text:p>
      <text:p text:style-name="src-listing"><text:s text:c="8"/>fConsumer <text:s text:c="2"/>= new TThreadConsumer (this);</text:p>
      <text:p text:style-name="src-listing"><text:s text:c="8"/>fProducer <text:s text:c="2"/>= new TThreadProducer (this);</text:p>
      <text:p text:style-name="src-listing"><text:s text:c="8"/>fValue <text:s text:c="5"/>= 0;</text:p>
      <text:p text:style-name="src-listing"><text:s text:c="4"/>}</text:p>
      <text:p text:style-name="src-listing"/>
      <text:p text:style-name="src-listing"><text:s text:c="4"/>public void start ()</text:p>
      <text:p text:style-name="src-listing"><text:s text:c="4"/>{</text:p>
      <text:p text:style-name="src-listing"><text:s text:c="8"/>fConsumer.start ();</text:p>
      <text:p text:style-name="src-listing"><text:s text:c="8"/>fProducer.start ();</text:p>
      <text:p text:style-name="src-listing"><text:s text:c="4"/>}</text:p>
      <text:p text:style-name="src-listing"><text:s text:c="4"/></text:p>
      <text:p text:style-name="src-listing"><text:s text:c="4"/>public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text:p>
      <text:p text:style-name="src-listing"/>
      <text:p text:style-name="Caption">Producer:</text:p>
      <text:p text:style-name="src-listing"/>
      <text:p text:style-name="src-listing">package ppm_java._dev.concept.example.multithread.unsafe;</text:p>
      <text:p text:style-name="src-listing"/>
      <text:p text:style-name="src-listing">class TThreadProducer extends Thread</text:p>
      <text:p text:style-name="src-listing">{</text:p>
      <text:p text:style-name="src-listing"><text:s text:c="4"/>private TDev_Example_multithread_unsafe <text:s text:c="12"/>fHost;</text:p>
      <text:p text:style-name="src-listing"><text:s text:c="4"/></text:p>
      <text:p text:style-name="src-listing"><text:s text:c="4"/>public TThreadProducer (TDev_Example_multithread_unsafe host)</text:p>
      <text:p text:style-name="src-listing"><text:s text:c="4"/>{</text:p>
      <text:p text:style-name="src-listing"><text:s text:c="8"/>fHost = host;</text:p>
      <text:p text:style-name="src-listing"><text:s text:c="4"/>}</text:p>
      <text:p text:style-name="src-listing"/>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0;</text:p>
      <text:p text:style-name="src-listing"><text:s text:c="8"/>for (i = 1; i &lt;= 10; i++)</text:p>
      <text:p text:style-name="src-listing"><text:s text:c="8"/>{</text:p>
      <text:p text:style-name="src-listing"><text:s text:c="12"/>fHost.Push ();</text:p>
      <text:p text:style-name="src-listing"><text:s text:c="12"/>delay += 10;</text:p>
      <text:p text:style-name="src-listing"><text:soft-page-break/><text:s text:c="12"/>try {Thread.sleep (delay);} catch (InterruptedException e) {}</text:p>
      <text:p text:style-name="src-listing"><text:s text:c="8"/>}</text:p>
      <text:p text:style-name="src-listing"><text:s text:c="4"/>}</text:p>
      <text:p text:style-name="src-listing">}</text:p>
      <text:p text:style-name="src-listing"/>
      <text:p text:style-name="Caption">Consumer:</text:p>
      <text:p text:style-name="src-listing"/>
      <text:p text:style-name="src-listing">package ppm_java._dev.concept.example.multithread.unsafe;</text:p>
      <text:p text:style-name="src-listing"/>
      <text:p text:style-name="src-listing">class TThreadConsumer extends Thread</text:p>
      <text:p text:style-name="src-listing">{</text:p>
      <text:p text:style-name="src-listing"><text:s text:c="4"/>private TDev_Example_multithread_unsafe <text:s text:c="12"/>fHost;</text:p>
      <text:p text:style-name="src-listing"><text:s text:c="4"/></text:p>
      <text:p text:style-name="src-listing"><text:s text:c="4"/>public TThreadConsumer (TDev_Example_multithread_unsafe host)</text:p>
      <text:p text:style-name="src-listing"><text:s text:c="4"/>{</text:p>
      <text:p text:style-name="src-listing"><text:s text:c="8"/>fHost = host;</text:p>
      <text:p text:style-name="src-listing"><text:s text:c="4"/>}</text:p>
      <text:p text:style-name="src-listing"><text:s text:c="4"/></text:p>
      <text:p text:style-name="src-listing"><text:s text:c="4"/>@Override</text:p>
      <text:p text:style-name="src-listing"><text:s text:c="4"/>public void run ()</text:p>
      <text:p text:style-name="src-listing"><text:s text:c="4"/>{</text:p>
      <text:p text:style-name="src-listing"><text:s text:c="8"/>int <text:s/>i;</text:p>
      <text:p text:style-name="src-listing"><text:s text:c="8"/>int <text:s/>delay;</text:p>
      <text:p text:style-name="src-listing"><text:s text:c="8"/></text:p>
      <text:p text:style-name="src-listing"><text:s text:c="8"/>delay = 200;</text:p>
      <text:p text:style-name="src-listing"><text:s text:c="8"/>for (i = 1; i &lt;= 10; i++)</text:p>
      <text:p text:style-name="src-listing"><text:s text:c="8"/>{</text:p>
      <text:p text:style-name="src-listing"><text:s text:c="12"/>fHost.Pop ();</text:p>
      <text:p text:style-name="src-listing"><text:s text:c="12"/>delay -= 10;</text:p>
      <text:p text:style-name="src-listing"><text:s text:c="12"/>try {Thread.sleep (delay);} catch (InterruptedException e) {}</text:p>
      <text:p text:style-name="src-listing"><text:s text:c="8"/>}</text:p>
      <text:p text:style-name="src-listing"><text:s text:c="4"/>}</text:p>
      <text:p text:style-name="src-listing">}</text:p>
      <text:p text:style-name="src-listing"/>
      <text:p text:style-name="P13">The output of the program shows that <text:span text:style-name="Source_20_Text">Push()</text:span> and <text:span text:style-name="Source_20_Text">Pop()</text:span> are executed at arbitrary times. The producer and consumer just tread on each other's toes. <text:span text:style-name="T51">The result is messed up data.</text:span></text:p>
      <text:list xml:id="list160136162209315" text:continue-list="list160135567293967" text:style-name="Numbering_20_3">
        <text:list-item>
          <text:p text:style-name="P150">Entering Push (). <text:s/>Number: 0</text:p>
        </text:list-item>
        <text:list-item>
          <text:p text:style-name="P150">Entering Pop <text:s/>(). <text:s/>Number: 0 <text:s text:c="4"/><text:span text:style-name="T51">&lt;--- Pop() should not be executed here.</text:span></text:p>
        </text:list-item>
        <text:list-item>
          <text:p text:style-name="P150">Exiting <text:s/>Push (). <text:s/>Number: 0 <text:s text:c="4"/><text:span text:style-name="T51">&lt;--- Number should be 1.</text:span></text:p>
        </text:list-item>
        <text:list-item>
          <text:p text:style-name="P150">Exiting <text:s/>Pop <text:s/>(). <text:s/>Number: 0</text:p>
        </text:list-item>
        <text:list-item>
          <text:p text:style-name="P150">Entering Push (). <text:s/>Number: 0 </text:p>
        </text:list-item>
        <text:list-item>
          <text:p text:style-name="P151">Entering Pop <text:s/>(). <text:s/>Number: 1</text:p>
        </text:list-item>
        <text:list-item>
          <text:p text:style-name="P150">Exiting <text:s/>Push (). <text:s/>Number: 0 </text:p>
        </text:list-item>
        <text:list-item>
          <text:p text:style-name="P150">Entering Push (). <text:s/>Number: 0</text:p>
        </text:list-item>
      </text:list>
      <text:h text:style-name="Heading_20_2" text:outline-level="2"><text:bookmark-start text:name="__RefHeading__7321_82437932"/><text:span text:style-name="T64">Thread cooperation</text:span> primitives.<text:bookmark-end text:name="__RefHeading__7321_82437932"/></text:h>
      <text:p text:style-name="P10">Since <text:span text:style-name="T57">version 1.0</text:span> Java has support for multithreaded applications. <text:span text:style-name="T77">Most notably, the language provides the </text:span><text:span text:style-name="Source_20_Text"><text:span text:style-name="T77">synchronized</text:span></text:span><text:span text:style-name="T77"> keyword. This keyword allows us to make methods or code blocks thread-safe.</text:span> The <text:span text:style-name="Source_20_Text">synchronized</text:span> keyword creates a protected section of code that can only be entered by one thread a time. Such a section is called a <text:span text:style-name="Emphasis">critical section</text:span>.</text:p>
      <text:p text:style-name="P17"><text:span text:style-name="T65">To make our previous example multithread proof we need to declare the main program's </text:span><text:span text:style-name="Source_20_Text"><text:span text:style-name="T65">Push()</text:span></text:span><text:span text:style-name="T65"> and </text:span><text:span text:style-name="Source_20_Text"><text:span text:style-name="T65">Pop()</text:span></text:span><text:span text:style-name="T65"> methods as </text:span><text:span text:style-name="Source_20_Text"><text:span text:style-name="T65">synchronized</text:span></text:span><text:span text:style-name="T65">.</text:span></text:p>
      <text:p text:style-name="src-listing"><text:soft-page-break/></text:p>
      <text:p text:style-name="src-listing"><text:s text:c="4"/>public <text:span text:style-name="T52">synchronized</text:span> void Pop ()</text:p>
      <text:p text:style-name="src-listing"><text:s text:c="4"/>{</text:p>
      <text:p text:style-name="src-listing"><text:s text:c="8"/>System.out.println ("Entering Pop <text:s/>(). <text:s/>Number: " + fValue);</text:p>
      <text:p text:style-name="src-listing"><text:s text:c="8"/>if (fValue &gt; 0)</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op <text:s/>(). <text:s/>Number: " + fValue);</text:p>
      <text:p text:style-name="src-listing"><text:s text:c="4"/>}</text:p>
      <text:p text:style-name="src-listing"><text:s text:c="4"/></text:p>
      <text:p text:style-name="src-listing"><text:s text:c="4"/>public <text:span text:style-name="T52">synchronized</text:span> void Push ()</text:p>
      <text:p text:style-name="src-listing"><text:s text:c="4"/>{</text:p>
      <text:p text:style-name="src-listing"><text:s text:c="8"/>System.out.println ("Entering Push (). <text:s/>Number: " + fValue);</text:p>
      <text:p text:style-name="src-listing"><text:s text:c="8"/>if (fValue &lt; 1)</text:p>
      <text:p text:style-name="src-listing"><text:s text:c="8"/>{</text:p>
      <text:p text:style-name="src-listing"><text:s text:c="12"/>fValue++;</text:p>
      <text:p text:style-name="src-listing"><text:s text:c="12"/>try {Thread.sleep (500);} catch (InterruptedException e) {}</text:p>
      <text:p text:style-name="src-listing"><text:s text:c="8"/>}</text:p>
      <text:p text:style-name="src-listing"><text:s text:c="8"/>System.out.println ("Exiting <text:s/>Push (). <text:s/>Number: " + fValue);</text:p>
      <text:p text:style-name="src-listing"><text:s text:c="4"/>}</text:p>
      <text:p text:style-name="src-listing"/>
      <text:p text:style-name="P9">This creates order, as both threads politely wait for each other! Now, our data is correct:</text:p>
      <text:list xml:id="list160136147143162" text:continue-numbering="true" text:style-name="Numbering_20_3">
        <text:list-item>
          <text:p text:style-name="cmdline">Entering Pop <text:s/>(). <text:s/>Number: 0</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item>
          <text:p text:style-name="cmdline">Entering Push (). <text:s/>Number: 0</text:p>
        </text:list-item>
        <text:list-item>
          <text:p text:style-name="cmdline">Exiting <text:s/>Push (). <text:s/>Number: 1</text:p>
        </text:list-item>
        <text:list-item>
          <text:p text:style-name="cmdline">Entering Pop <text:s/>(). <text:s/>Number: 1</text:p>
        </text:list-item>
        <text:list-item>
          <text:p text:style-name="cmdline">Exiting <text:s/>Pop <text:s/>(). <text:s/>Number: 0</text:p>
        </text:list-item>
      </text:list>
      <text:p text:style-name="P32">The <text:span text:style-name="Source_20_Text">synchronized</text:span> keyword <text:span text:style-name="T58">turns a method (or block of code) into a protected section. When a thread executes such a section then any other thread trying to execute the same section is suspended until the first thread has finished. This is the reason why the synchronization in our example program works. If the producer thread has entered the </text:span><text:span text:style-name="Source_20_Text"><text:span text:style-name="T58">Push()</text:span></text:span><text:span text:style-name="T58"> method, and the consumer tries to enter the </text:span><text:span text:style-name="Source_20_Text"><text:span text:style-name="T58">Pop()</text:span></text:span><text:span text:style-name="T58"> method before the producer has finished, then the consumer must wait until the producer has left the </text:span><text:span text:style-name="Source_20_Text"><text:span text:style-name="T58">Push()</text:span></text:span><text:span text:style-name="T58"> method.</text:span></text:p>
      <text:p text:style-name="P32"><text:span text:style-name="T115">This mechanism operates object wide. Once a thread has acquired a protected section in an object, all other synchronized parts of that object are locked. The object is the lock; once it's acquired by a thread, no other thread can acquire it until the first thread has released the lock. In our example, both, </text:span><text:span text:style-name="Source_20_Text"><text:span text:style-name="T58">Push()</text:span></text:span><text:span text:style-name="T58"> and </text:span><text:span text:style-name="Source_20_Text"><text:span text:style-name="T58">Pop()</text:span></text:span><text:span text:style-name="T58"> are synchronized on the instance of </text:span><text:span text:style-name="Source_20_Text"><text:span text:style-name="T58">TDev_Example_multithread_safe</text:span></text:span><text:span text:style-name="T58">. This forces the producer and the consumer to wait for each other, ensuring data integrity.</text:span></text:p>
      <text:h text:style-name="P146" text:outline-level="3"><draw:frame draw:style-name="fr2" draw:name="Frame2" text:anchor-type="paragraph" svg:x="0.019cm" svg:y="0.259cm" svg:width="16.9cm" draw:z-index="9"><draw:text-box fo:min-height="0.917cm"><draw:frame draw:style-name="fr6" draw:name="Image12" text:anchor-type="frame" svg:x="0.134cm" svg:y="0.266cm" svg:width="5.311cm" svg:height="8.13cm" draw:z-index="10"><draw:image xlink:href="Pictures/10000000000001E6000002E8033DF469.png" xlink:type="simple" xlink:show="embed" xlink:actuate="onLoad"/></draw:frame><draw:frame draw:style-name="fr7" draw:name="Image13" text:anchor-type="frame" svg:x="6.6cm" svg:y="0.245cm" svg:width="4.018cm" svg:height="8.179cm" draw:z-index="11"><draw:image xlink:href="Pictures/100000000000016E000002E918E8EE38.png" xlink:type="simple" xlink:show="embed" xlink:actuate="onLoad"/></draw:frame><draw:frame draw:style-name="fr7" draw:name="Image14" text:anchor-type="frame" svg:x="11.026cm" svg:y="0.236cm" svg:width="5.828cm" svg:height="8.865cm" draw:z-index="12"><draw:image xlink:href="Pictures/1000000000000211000003255F7DD9BA.png" xlink:type="simple" xlink:show="embed" xlink:actuate="onLoad"/></draw:frame><text:p text:style-name="Frame_20_contents"/></draw:text-box></draw:frame><text:soft-page-break/>Wait problem</text:h>
      <text:p text:style-name="P12">Synchronization means waiting. <text:span text:style-name="T60">If o</text:span>ne thread <text:span text:style-name="T60">enters </text:span>a synchronized section, all other threads have to wait <text:span text:style-name="T116">(a thread trying will be suspended)</text:span>. <text:span text:style-name="T59">This can block a thread for an uneccessarily long time. Here is an example which demonstrates the problem of the long wait:</text:span></text:p>
      <text:p text:style-name="Caption"><text:soft-page-break/>Main program:</text:p>
      <text:p text:style-name="src-listing"/>
      <text:p text:style-name="P119">package ppm_java._dev.concept.example.multithread.wait;</text:p>
      <text:p text:style-name="P119"/>
      <text:p text:style-name="P119">public class THouse</text:p>
      <text:p text:style-name="P119">{</text:p>
      <text:p text:style-name="P119"><text:s text:c="4"/>private static final int <text:s text:c="7"/>gkNumVisitors <text:s text:c="2"/>= 5;</text:p>
      <text:p text:style-name="P119"><text:s text:c="4"/>private static final long <text:s text:c="6"/>gkTimeAudience <text:s/>= 1000;</text:p>
      <text:p text:style-name="P119"><text:s text:c="4"/></text:p>
      <text:p text:style-name="P119"><text:s text:c="4"/>public static void main (String[] args)</text:p>
      <text:p text:style-name="P119"><text:s text:c="4"/>{</text:p>
      <text:p text:style-name="P119"><text:s text:c="8"/>THouse <text:s text:c="13"/>house;</text:p>
      <text:p text:style-name="P119"><text:s text:c="8"/></text:p>
      <text:p text:style-name="P119"><text:s text:c="8"/>house = new THouse ();</text:p>
      <text:p text:style-name="P119"><text:s text:c="8"/>house.GetMeSomeVisitors ();</text:p>
      <text:p text:style-name="P119"><text:s text:c="4"/>}</text:p>
      <text:p text:style-name="P119"><text:s text:c="4"/></text:p>
      <text:p text:style-name="P119"><text:s text:c="4"/>private TVisitor[] <text:s text:c="13"/>fVisitors;</text:p>
      <text:p text:style-name="P119"><text:s text:c="4"/></text:p>
      <text:p text:style-name="P119"><text:s text:c="4"/>public THouse ()</text:p>
      <text:p text:style-name="P119"><text:s text:c="4"/>{</text:p>
      <text:p text:style-name="P119"><text:s text:c="8"/>int i;</text:p>
      <text:p text:style-name="P119"><text:s text:c="8"/></text:p>
      <text:p text:style-name="P119"><text:s text:c="8"/>fVisitors = new TVisitor [gkNumVisitors];</text:p>
      <text:p text:style-name="P119"><text:s text:c="8"/>for (i = 0; i &lt; gkNumVisitors; i++)</text:p>
      <text:p text:style-name="P119"><text:s text:c="8"/>{</text:p>
      <text:p text:style-name="P119"><text:s text:c="12"/>fVisitors[i] = new TVisitor (this, i);</text:p>
      <text:p text:style-name="P119"><text:s text:c="8"/>}</text:p>
      <text:p text:style-name="P119"><text:s text:c="4"/>}</text:p>
      <text:p text:style-name="P119"><text:s text:c="4"/></text:p>
      <text:p text:style-name="P119"><text:s text:c="4"/>public void GetMeSomeVisitors ()</text:p>
      <text:p text:style-name="P119"><text:s text:c="4"/>{</text:p>
      <text:p text:style-name="P119"><text:s text:c="8"/>int i;</text:p>
      <text:p text:style-name="P119"><text:s text:c="8"/></text:p>
      <text:p text:style-name="P119"><text:s text:c="8"/>for (i = 0; i &lt; gkNumVisitors; i++)</text:p>
      <text:p text:style-name="P119"><text:s text:c="8"/>{</text:p>
      <text:p text:style-name="P119"><text:s text:c="12"/>fVisitors[i].start ();</text:p>
      <text:p text:style-name="P119"><text:s text:c="8"/>}</text:p>
      <text:p text:style-name="P119"><text:s text:c="4"/>}</text:p>
      <text:p text:style-name="P119"/>
      <text:p text:style-name="P119"><text:s text:c="4"/>public synchronized void Visit (int id)</text:p>
      <text:p text:style-name="P119"><text:s text:c="4"/>{</text:p>
      <text:p text:style-name="P119"><text:s text:c="8"/>try {Thread.sleep (gkTimeAudience);} catch (InterruptedException e) {}</text:p>
      <text:p text:style-name="P119"><text:s text:c="4"/>}</text:p>
      <text:p text:style-name="P119">}</text:p>
      <text:p text:style-name="P118"/>
      <text:p text:style-name="Caption">Visitor:</text:p>
      <text:p text:style-name="P116"/>
      <text:p text:style-name="P119">package ppm_java._dev.concept.example.multithread.wait;</text:p>
      <text:p text:style-name="P119"/>
      <text:p text:style-name="P119">class TVisitor extends Thread</text:p>
      <text:p text:style-name="P119">{</text:p>
      <text:p text:style-name="P119"><text:s text:c="4"/>private THouse <text:s text:c="17"/>fHouse;</text:p>
      <text:p text:style-name="P119"><text:s text:c="4"/>private int <text:s text:c="20"/>fID;</text:p>
      <text:p text:style-name="P119"><text:s text:c="4"/>private String <text:s text:c="17"/>fPreamble;</text:p>
      <text:p text:style-name="P119"><text:s text:c="4"/></text:p>
      <text:p text:style-name="P119"><text:s text:c="4"/>public TVisitor (THouse house, int id)</text:p>
      <text:p text:style-name="P119"><text:s text:c="4"/>{</text:p>
      <text:p text:style-name="P119"><text:s text:c="8"/>fHouse <text:s text:c="9"/>= house;</text:p>
      <text:p text:style-name="P119"><text:s text:c="8"/>fID <text:s text:c="12"/>= id;</text:p>
      <text:p text:style-name="P119"><text:s text:c="8"/>fPreamble <text:s text:c="6"/>= "Visitor #" + fID;</text:p>
      <text:p text:style-name="P119"><text:s text:c="4"/>}</text:p>
      <text:p text:style-name="P119"/>
      <text:p text:style-name="P119"><text:s text:c="4"/>public void run ()</text:p>
      <text:p text:style-name="P119"><text:s text:c="4"/>{</text:p>
      <text:p text:style-name="P119"><text:s text:c="8"/>long <text:s text:c="11"/>t0;</text:p>
      <text:p text:style-name="P119"><text:s text:c="8"/>long <text:s text:c="11"/>t1;</text:p>
      <text:p text:style-name="P119"><text:s text:c="8"/>long <text:s text:c="11"/>dT;</text:p>
      <text:p text:style-name="P119"/>
      <text:p text:style-name="P119"><text:s text:c="8"/>t0 = System.currentTimeMillis ();</text:p>
      <text:p text:style-name="P119"><text:s text:c="8"/>fHouse.Visit (fID);</text:p>
      <text:p text:style-name="P119"><text:s text:c="8"/>t1 = System.currentTimeMillis ();</text:p>
      <text:p text:style-name="P119"><text:s text:c="8"/>dT = t1 - t0;</text:p>
      <text:p text:style-name="P119"><text:s text:c="8"/></text:p>
      <text:p text:style-name="P119"><text:s text:c="8"/>System.out.println (fPreamble + ": Had an audience! Time spent: " + dT + "ms.");</text:p>
      <text:p text:style-name="P119"><text:s text:c="4"/>}</text:p>
      <text:p text:style-name="P119">}</text:p>
      <text:p text:style-name="P117"/>
      <text:p text:style-name="P33">A group of visitors would like to visit a house <text:span text:style-name="T66">to have an audience with the home owner</text:span>. <text:span text:style-name="T67">The owner </text:span><text:soft-page-break/><text:span text:style-name="T67">speaks to one </text:span>visitor a time, <text:span text:style-name="T117">for exactly one second</text:span>. All others have to wait. Unfortunately, the output shows excessive waiting times for most visitors:</text:p>
      <text:list xml:id="list160134399522376" text:continue-numbering="true" text:style-name="Numbering_20_3">
        <text:list-item>
          <text:p text:style-name="P152">Visitor #0: Had an audience! Time spent: 1000ms. <text:s text:c="3"/><text:span text:style-name="T78">&lt;--- Thread #0: Zero wait time!</text:span></text:p>
        </text:list-item>
        <text:list-item>
          <text:p text:style-name="P152">Visitor #4: Had an audience! Time spent: 2000ms.</text:p>
        </text:list-item>
        <text:list-item>
          <text:p text:style-name="P152">Visitor #3: Had an audience! Time spent: 3000ms.</text:p>
        </text:list-item>
        <text:list-item>
          <text:p text:style-name="P152">Visitor #2: Had an audience! Time spent: 4000ms.</text:p>
        </text:list-item>
        <text:list-item>
          <text:p text:style-name="P152">Visitor #1: Had an audience! Time spent: 5001ms. <text:s text:c="3"/><text:span text:style-name="T78">&lt;--- Thread #1: Four seconds wait time!</text:span></text:p>
        </text:list-item>
      </text:list>
      <text:p text:style-name="P14">The problem is the synchronization mechanism: <text:span text:style-name="T61">When one thread acquires a lock, all other threads trying to acquire the same lock will be suspended until the lock is released. And that can be a long time waiting in suspense. For a realtime thread such as the audio driver in </text:span><text:span text:style-name="Source_20_Text"><text:span text:style-name="T61">ppm-java</text:span></text:span><text:span text:style-name="T61">, any wait is prohibitive.</text:span></text:p>
      <text:h text:style-name="Heading_20_3" text:outline-level="3">Wait free access</text:h>
      <text:p text:style-name="P15"><text:span text:style-name="T62">Since version 1.5 Java offers atomic variables in the package </text:span><text:span text:style-name="Source_20_Text"><text:span text:style-name="T62">java.util.concurrent.atomic</text:span></text:span><text:span text:style-name="T62">. Atomic variables are variables manipulated by one single processor instruction. As a side effect, this makes them inheritly thread-safe</text:span><text:span text:style-name="T62"><text:note text:id="ftn7" text:note-class="footnote"><text:note-citation>7</text:note-citation><text:note-body><text:p text:style-name="P78">With plain variables, thread safety is not guaranteed. For example, with a plain variable a simple assignment may need multiple processor instructions to complete which opens it up to data corruptions if manipulated by multiple threads simultaneously.</text:p></text:note-body></text:note></text:span><text:span text:style-name="T62">.</text:span></text:p>
      <text:p text:style-name="P16"><text:span text:style-name="Source_20_Text">java.util.concurrent.atomic</text:span> offers several types of atomic variables, but of special interest is the type <text:span text:style-name="Source_20_Text">java.util.concurrent.atomic.AtomicInteger</text:span>, <text:span text:style-name="T63">and especially it's method </text:span><text:span text:style-name="Source_20_Text"><text:span text:style-name="T63">compareAndSet()</text:span></text:span><text:span text:style-name="T63">. The proper signature of this method is</text:span></text:p>
      <text:p text:style-name="src-listing"/>
      <text:p text:style-name="src-listing">public final boolean compareAndSet (int expect, int update)</text:p>
      <text:p text:style-name="src-listing"/>
      <text:p text:style-name="Text_20_body"><text:span text:style-name="Source_20_Text"><text:span text:style-name="T26">compareAndSet</text:span></text:span><text:span text:style-name="T27"> atomically sets the value to </text:span><text:span text:style-name="Source_20_Text"><text:span text:style-name="T26">update</text:span></text:span><text:span text:style-name="T27"> if the current value equals </text:span><text:span text:style-name="Source_20_Text"><text:span text:style-name="T26">expect</text:span></text:span><text:span text:style-name="T27">. The method returns </text:span><text:span text:style-name="Source_20_Text"><text:span text:style-name="T26">true</text:span></text:span><text:span text:style-name="T27"> if the value was successully changed </text:span><text:span text:style-name="T30">and </text:span><text:span text:style-name="Source_20_Text"><text:span text:style-name="T32">false</text:span></text:span><text:span text:style-name="T30"> i</text:span><text:span text:style-name="T27">f the value change failed. </text:span><text:span text:style-name="T29">This method makes it useful to coordinate multiple threads without locking them up. Here is the visitor program again, this time using an </text:span><text:span text:style-name="Source_20_Text"><text:span text:style-name="T31">AtomicInteger</text:span></text:span><text:span text:style-name="T29"> as coordination primitive:</text:span></text:p>
      <text:p text:style-name="Caption"><text:soft-page-break/>Main program:</text:p>
      <text:p text:style-name="P116"/>
      <text:p text:style-name="P120">package ppm_java._dev.concept.example.multithread.waitfree;</text:p>
      <text:p text:style-name="P120"/>
      <text:p text:style-name="P120">import java.util.concurrent.atomic.AtomicInteger;</text:p>
      <text:p text:style-name="P120"/>
      <text:p text:style-name="P120">public class THouse</text:p>
      <text:p text:style-name="P120">{</text:p>
      <text:p text:style-name="P120"><text:s text:c="4"/>private static final int <text:s text:c="7"/>gkNumVisitors <text:s text:c="2"/>= 5;</text:p>
      <text:p text:style-name="P120"><text:s text:c="4"/>private static final int <text:s text:c="7"/>gkTimeAudience <text:s/>= 1000;</text:p>
      <text:p text:style-name="P120"><text:s text:c="4"/>private static final int <text:s text:c="7"/>gkLocked <text:s text:c="7"/>= 1;</text:p>
      <text:p text:style-name="P120"><text:s text:c="4"/>private static final int <text:s text:c="7"/>gkUnlocked <text:s text:c="5"/>= 0;</text:p>
      <text:p text:style-name="P120"><text:s text:c="4"/></text:p>
      <text:p text:style-name="P120"><text:s text:c="4"/>public static void main (String[] args)</text:p>
      <text:p text:style-name="P120"><text:s text:c="4"/>{</text:p>
      <text:p text:style-name="P120"><text:s text:c="8"/>THouse <text:s text:c="13"/>house;</text:p>
      <text:p text:style-name="P120"><text:s text:c="8"/></text:p>
      <text:p text:style-name="P120"><text:s text:c="8"/>house = new THouse ();</text:p>
      <text:p text:style-name="P120"><text:s text:c="8"/>house.GetMeSomeVisitors ();</text:p>
      <text:p text:style-name="P120"><text:s text:c="4"/>}</text:p>
      <text:p text:style-name="P120"><text:s text:c="4"/></text:p>
      <text:p text:style-name="P120"><text:s text:c="4"/><text:span text:style-name="T52">private AtomicInteger <text:s text:c="10"/>fState;</text:span></text:p>
      <text:p text:style-name="P120"><text:s text:c="4"/>private TVisitor[] <text:s text:c="13"/>fVisitors;</text:p>
      <text:p text:style-name="P120"><text:s text:c="4"/></text:p>
      <text:p text:style-name="P120"><text:s text:c="4"/>public THouse ()</text:p>
      <text:p text:style-name="P120"><text:s text:c="4"/>{</text:p>
      <text:p text:style-name="P120"><text:s text:c="8"/>int i;</text:p>
      <text:p text:style-name="P120"><text:s text:c="8"/></text:p>
      <text:p text:style-name="P120"><text:s text:c="8"/><text:span text:style-name="T52">fState <text:s text:c="3"/>= new AtomicInteger (gkUnlocked);</text:span> <text:s/></text:p>
      <text:p text:style-name="P120"><text:s text:c="8"/>fVisitors = new TVisitor [gkNumVisitors];</text:p>
      <text:p text:style-name="P120"><text:s text:c="8"/>for (i = 0; i &lt; gkNumVisitors; i++)</text:p>
      <text:p text:style-name="P120"><text:s text:c="8"/>{</text:p>
      <text:p text:style-name="P120"><text:s text:c="12"/>fVisitors[i] = new TVisitor (this, i);</text:p>
      <text:p text:style-name="P120"><text:s text:c="8"/>}</text:p>
      <text:p text:style-name="P120"><text:s text:c="4"/>}</text:p>
      <text:p text:style-name="P120"><text:s text:c="4"/></text:p>
      <text:p text:style-name="P120"><text:s text:c="4"/>public void GetMeSomeVisitors ()</text:p>
      <text:p text:style-name="P120"><text:s text:c="4"/>{</text:p>
      <text:p text:style-name="P120"><text:s text:c="8"/>int i;</text:p>
      <text:p text:style-name="P120"><text:s text:c="8"/></text:p>
      <text:p text:style-name="P120"><text:s text:c="8"/>for (i = 0; i &lt; gkNumVisitors; i++)</text:p>
      <text:p text:style-name="P120"><text:s text:c="8"/>{</text:p>
      <text:p text:style-name="P120"><text:s text:c="12"/>fVisitors[i].start ();</text:p>
      <text:p text:style-name="P120"><text:s text:c="8"/>}</text:p>
      <text:p text:style-name="P120"><text:s text:c="4"/>}</text:p>
      <text:p text:style-name="P120"/>
      <text:p text:style-name="P120"><text:s text:c="4"/>public boolean Visit (int id)</text:p>
      <text:p text:style-name="P120"><text:s text:c="4"/>{</text:p>
      <text:p text:style-name="P120"><text:s text:c="8"/>boolean isSuccess;</text:p>
      <text:p text:style-name="P120"><text:s text:c="8"/></text:p>
      <text:p text:style-name="P120"><text:s text:c="8"/><text:span text:style-name="T52">isSuccess = fState.compareAndSet (gkUnlocked, gkLocked);</text:span></text:p>
      <text:p text:style-name="P120"><text:s text:c="8"/><text:span text:style-name="T52">if (isSuccess)</text:span></text:p>
      <text:p text:style-name="P120"><text:s text:c="8"/><text:span text:style-name="T52">{</text:span></text:p>
      <text:p text:style-name="P120"><text:s text:c="12"/>try {Thread.sleep (gkTimeAudience);} catch (InterruptedException e) {}</text:p>
      <text:p text:style-name="P120"><text:s text:c="12"/><text:span text:style-name="T52">fState.getAndSet (gkUnlocked); <text:s text:c="7"/>// </text:span><text:span text:style-name="T53">atomic setting</text:span></text:p>
      <text:p text:style-name="P120"><text:s text:c="8"/><text:span text:style-name="T52">}</text:span></text:p>
      <text:p text:style-name="P120"><text:s text:c="8"/></text:p>
      <text:p text:style-name="P120"><text:s text:c="8"/>return isSuccess;</text:p>
      <text:p text:style-name="P120"><text:s text:c="4"/>}</text:p>
      <text:p text:style-name="P120">}</text:p>
      <text:p text:style-name="P116"/>
      <text:p text:style-name="P138">Visitor:</text:p>
      <text:p text:style-name="P132"/>
      <text:p text:style-name="P121">package ppm_java._dev.concept.example.multithread.waitfree;</text:p>
      <text:p text:style-name="P121"/>
      <text:p text:style-name="P121">class TVisitor extends Thread</text:p>
      <text:p text:style-name="P121">{</text:p>
      <text:p text:style-name="P121"><text:s text:c="4"/>private THouse <text:s text:c="17"/>fHouse;</text:p>
      <text:p text:style-name="P121"><text:s text:c="4"/>private int <text:s text:c="20"/>fID;</text:p>
      <text:p text:style-name="P121"><text:s text:c="4"/>private String <text:s text:c="17"/>fPreamble;</text:p>
      <text:p text:style-name="P121"><text:s text:c="4"/></text:p>
      <text:p text:style-name="P121"><text:s text:c="4"/>public TVisitor (THouse house, int id)</text:p>
      <text:p text:style-name="P121"><text:s text:c="4"/>{</text:p>
      <text:p text:style-name="P121"><text:s text:c="8"/>fHouse <text:s text:c="9"/>= house;</text:p>
      <text:p text:style-name="P121"><text:s text:c="8"/>fID <text:s text:c="12"/>= id;</text:p>
      <text:p text:style-name="P121"><text:s text:c="8"/>fPreamble <text:s text:c="6"/>= "Visitor: " + fID;</text:p>
      <text:p text:style-name="P121"><text:s text:c="4"/>}</text:p>
      <text:p text:style-name="P121"><text:s text:c="4"/></text:p>
      <text:p text:style-name="P121"><text:s text:c="4"/>public void run ()</text:p>
      <text:p text:style-name="P121"><text:s text:c="4"/>{</text:p>
      <text:p text:style-name="P121"><text:s text:c="8"/>long <text:s text:c="11"/>t0;</text:p>
      <text:p text:style-name="P121"><text:soft-page-break/><text:s text:c="8"/>long <text:s text:c="11"/>t1;</text:p>
      <text:p text:style-name="P121"><text:s text:c="8"/>long <text:s text:c="11"/>dT;</text:p>
      <text:p text:style-name="P121"><text:s text:c="8"/>long <text:s text:c="11"/>tTot;</text:p>
      <text:p text:style-name="P121"><text:s text:c="8"/>boolean <text:s text:c="8"/>isSuccess;</text:p>
      <text:p text:style-name="P121"/>
      <text:p text:style-name="P121"><text:s text:c="8"/>tTot = 0;</text:p>
      <text:p text:style-name="P121"><text:s text:c="8"/>do</text:p>
      <text:p text:style-name="P121"><text:s text:c="8"/>{</text:p>
      <text:p text:style-name="P121"><text:s text:c="12"/>t0 <text:s text:c="7"/>= System.currentTimeMillis ();</text:p>
      <text:p text:style-name="P121"><text:s text:c="12"/><text:span text:style-name="T52">isSuccess = fHouse.Visit (fID); <text:s text:c="3"/>// </text:span><text:span text:style-name="T54">Costs next to no time if fHouse is busy, i.e. no suspen</text:span><text:span text:style-name="T55">ding</text:span><text:span text:style-name="T54">!</text:span></text:p>
      <text:p text:style-name="P121"><text:s text:c="12"/>t1 <text:s text:c="7"/>= System.currentTimeMillis ();</text:p>
      <text:p text:style-name="P121"><text:s text:c="12"/>dT <text:s text:c="7"/>= t1 - t0;</text:p>
      <text:p text:style-name="P121"><text:s text:c="12"/>tTot <text:s text:c="4"/>+= dT;</text:p>
      <text:p text:style-name="P121"><text:s text:c="12"/>if (isSuccess)</text:p>
      <text:p text:style-name="P121"><text:s text:c="12"/>{</text:p>
      <text:p text:style-name="P121"><text:s text:c="16"/>System.out.println (fPreamble + ": Had an audience! Time spent (total): " + tTot + "ms.");</text:p>
      <text:p text:style-name="P121"><text:s text:c="12"/>}</text:p>
      <text:p text:style-name="P121"><text:s text:c="12"/>else</text:p>
      <text:p text:style-name="P121"><text:s text:c="12"/>{</text:p>
      <text:p text:style-name="P121"><text:s text:c="16"/>// <text:span text:style-name="T69">Couldn't get an audience this time. At least, my thread is not</text:span></text:p>
      <text:p text:style-name="P122"><text:s text:c="16"/>// suspended. I'll go and do something else and try again later. </text:p>
      <text:p text:style-name="P121"><text:s text:c="16"/>try {Thread.sleep (500);} catch (InterruptedException e) {}</text:p>
      <text:p text:style-name="P121"><text:s text:c="12"/>}</text:p>
      <text:p text:style-name="P121"><text:s text:c="8"/>}</text:p>
      <text:p text:style-name="P121"><text:s text:c="8"/>while (! isSuccess);</text:p>
      <text:p text:style-name="P121"><text:s text:c="4"/>}</text:p>
      <text:p text:style-name="P121">}</text:p>
      <text:p text:style-name="P115"/>
      <text:p text:style-name="P37">The output shows that there's a lot less waiting than when using <text:span text:style-name="Source_20_Text">synchronized</text:span>. <text:span text:style-name="T68">Now, each visitor spends zero seconds wait time</text:span><text:span text:style-name="T68"><text:note text:id="ftn8" text:note-class="footnote"><text:note-citation>8</text:note-citation><text:note-body><text:p text:style-name="P79">It may be confusing to you that <text:span text:style-name="T75">it </text:span>say<text:span text:style-name="T75">s</text:span> “zero seconds of wait time” whilst the visitor thread does a <text:span text:style-name="T72">Thread.sleep(500)</text:span><text:span text:style-name="T68"> </text:span>when the <text:span text:style-name="T71">isSuccess</text:span> flag is <text:span text:style-name="T71">false</text:span>. Isn't <text:span text:style-name="T71">Thread.sleep()</text:span> a wait as well? In this context, it isn't! Because that sleep is not enforced from outside (via the <text:span text:style-name="T71">synchronized</text:span> mechanism), <text:span text:style-name="T74">but chosen by the thread</text:span>! Instead of sleeping the visitor could have done some other tasks, e.g. <text:span text:style-name="T74">going for a walk, doing some shopping,</text:span>... <text:span text:style-name="T74">in the wait-free scenario i</text:span>t's up to the visitor thread what it does whilst waiting for the audience. With <text:span text:style-name="T71">synchronized</text:span> the sleep is enforced upon the <text:span text:style-name="T74">visitor</text:span>, <text:span text:style-name="T74">i.e. the receptionist knocks him out.</text:span></text:p></text:note-body></text:note></text:span>:</text:p>
      <text:list xml:id="list160135421921530" text:continue-numbering="true" text:style-name="Numbering_20_3">
        <text:list-item>
          <text:p text:style-name="P153">Visitor: 1: Had an audience! Time spent (total): 1000ms.</text:p>
        </text:list-item>
        <text:list-item>
          <text:p text:style-name="P154">Visitor: 0: Had an audience! Time spent (total): 1000ms.</text:p>
        </text:list-item>
        <text:list-item>
          <text:p text:style-name="P154">Visitor: 2: Had an audience! Time spent (total): 1000ms.</text:p>
        </text:list-item>
        <text:list-item>
          <text:p text:style-name="P154">Visitor: 3: Had an audience! Time spent (total): 1001ms.</text:p>
        </text:list-item>
        <text:list-item>
          <text:p text:style-name="P154">Visitor: 4: Had an audience! Time spent (total): 1000ms.</text:p>
        </text:list-item>
      </text:list>
      <text:p text:style-name="P39">The advantage of this way of thread coordination is that no thread ever gets suspended. All threads will continue to work, also those which unsuccessfully tried to enter a critical section. This is mandatory for time critical threads (such as the one running the audio driver), as they will never freeze.</text:p>
      <text:p text:style-name="P196"><draw:frame draw:style-name="fr5" draw:name="Image15" text:anchor-type="paragraph" svg:x="0.083cm" svg:y="0.032cm" svg:width="16.822cm" svg:height="14.43cm" draw:z-index="13"><draw:image xlink:href="Pictures/10000000000004BB000004048598A78F.png" xlink:type="simple" xlink:show="embed" xlink:actuate="onLoad"/></draw:frame><text:soft-page-break/><text:span text:style-name="T119">Besides, some sources say that synchronization is much more expensive than atomic variables as the JVM does a lot of work in the background to operate it</text:span><text:span text:style-name="T119"><text:note text:id="ftn9" text:note-class="footnote"><text:note-citation>9</text:note-citation><text:note-body><text:p text:style-name="P93"><text:span text:style-name="Internet_20_link">https://www.ibm.com/developerworks/library/j-threads1</text:span></text:p><text:p text:style-name="P94"><text:span text:style-name="Internet_20_link"><text:tab/></text:span><text:span text:style-name="Internet_20_link"><text:span text:style-name="T118">http://baptiste-wicht.com/posts/2010/09/java-concurrency-atomic-variables.html</text:span></text:span></text:p></text:note-body></text:note></text:span><text:span text:style-name="T119"> whilst atomic variables are lightweight. Therefore, atomic variables incur less of a performance penalty than the synchronization primitive.</text:span></text:p>
      <text:p text:style-name="P196"><text:span text:style-name="T119">To confirm that this thread coordination primitive really works, here is the initial producer-consumer scenario revisited, this time without </text:span><text:span text:style-name="Source_20_Text"><text:span text:style-name="T168">synchronized</text:span></text:span><text:span text:style-name="T168"> methods, but using an </text:span><text:span text:style-name="Source_20_Text"><text:span text:style-name="T168">AtomicInteger</text:span></text:span><text:span text:style-name="T168"> as lock</text:span><text:span text:style-name="T168"><text:note text:id="ftn10" text:note-class="footnote"><text:note-citation>10</text:note-citation><text:note-body><text:p text:style-name="P80">It's on purpose that we don't use the <text:span text:style-name="T70">AtomicInteger</text:span> for the <text:span text:style-name="T70">fValue</text:span> field as the intend is to show that an <text:span text:style-name="T70">AtomicInteger</text:span> can be used as a lock to make the program thread-safe.</text:p></text:note-body></text:note></text:span><text:span text:style-name="T168">:</text:span></text:p>
      <text:p text:style-name="P137"><text:soft-page-break/>Main program:</text:p>
      <text:p text:style-name="P127"/>
      <text:p text:style-name="P127">package ppm_java._dev.concept.example.multithread.waitfree_testsafe;</text:p>
      <text:p text:style-name="P127"/>
      <text:p text:style-name="P127">import java.util.concurrent.atomic.AtomicInteger;</text:p>
      <text:p text:style-name="P127"/>
      <text:p text:style-name="P127">public class TDev_Example_multithread_waitfree_safe</text:p>
      <text:p text:style-name="P127">{</text:p>
      <text:p text:style-name="P127"><text:s text:c="4"/>private static final int <text:s text:c="11"/>gkLocked <text:s text:c="7"/>= 1;</text:p>
      <text:p text:style-name="P127"><text:s text:c="4"/>private static final int <text:s text:c="11"/>gkUnlocked <text:s text:c="5"/>= 0;</text:p>
      <text:p text:style-name="P127"><text:s text:c="4"/></text:p>
      <text:p text:style-name="P127"><text:s text:c="4"/>public static void main (String[] args)</text:p>
      <text:p text:style-name="P127"><text:s text:c="4"/>{</text:p>
      <text:p text:style-name="P127"><text:s text:c="8"/>TDev_Example_multithread_waitfree_safe <text:s text:c="12"/>unsafeClient;</text:p>
      <text:p text:style-name="P127"><text:s text:c="8"/></text:p>
      <text:p text:style-name="P127"><text:s text:c="8"/>unsafeClient = new TDev_Example_multithread_waitfree_safe ();</text:p>
      <text:p text:style-name="P127"><text:s text:c="8"/>unsafeClient.start ();</text:p>
      <text:p text:style-name="P127"><text:s text:c="4"/>}</text:p>
      <text:p text:style-name="P127"><text:s text:c="4"/></text:p>
      <text:p text:style-name="P127"><text:s text:c="4"/>private AtomicInteger <text:s text:c="14"/>fState;</text:p>
      <text:p text:style-name="P127"><text:s text:c="4"/>private TThreadConsumer <text:s text:c="12"/>fConsumer;</text:p>
      <text:p text:style-name="P127"><text:s text:c="4"/>private TThreadProducer <text:s text:c="12"/>fProducer;</text:p>
      <text:p text:style-name="P127"><text:s text:c="4"/>private int <text:s text:c="24"/>fValue;</text:p>
      <text:p text:style-name="P127"><text:s text:c="4"/></text:p>
      <text:p text:style-name="P128"><text:s text:c="4"/>public TDev_Example_multithread_waitfree_safe ()</text:p>
      <text:p text:style-name="P128"><text:s text:c="4"/>{</text:p>
      <text:p text:style-name="P128"><text:s text:c="8"/>fConsumer <text:s text:c="2"/>= new TThreadConsumer (this);</text:p>
      <text:p text:style-name="P128"><text:s text:c="8"/>fProducer <text:s text:c="2"/>= new TThreadProducer (this);</text:p>
      <text:p text:style-name="P128"><text:s text:c="8"/>fValue <text:s text:c="5"/>= 0;</text:p>
      <text:p text:style-name="P128"><text:s text:c="8"/>fState <text:s text:c="5"/>= new AtomicInteger (gkUnlocked);</text:p>
      <text:p text:style-name="P128"><text:s text:c="4"/>}</text:p>
      <text:p text:style-name="P128"/>
      <text:p text:style-name="P128"><text:s text:c="4"/>public void start ()</text:p>
      <text:p text:style-name="P128"><text:s text:c="4"/>{</text:p>
      <text:p text:style-name="P128"><text:s text:c="8"/>fConsumer.start ();</text:p>
      <text:p text:style-name="P128"><text:s text:c="8"/>fProducer.start ();</text:p>
      <text:p text:style-name="P128"><text:s text:c="4"/>}</text:p>
      <text:p text:style-name="P128"><text:s text:c="4"/></text:p>
      <text:p text:style-name="P128"><text:s text:c="4"/>public boolean Pop ()</text:p>
      <text:p text:style-name="P128"><text:s text:c="4"/>{</text:p>
      <text:p text:style-name="P128"><text:s text:c="8"/>boolean success;</text:p>
      <text:p text:style-name="P128"><text:s text:c="8"/></text:p>
      <text:p text:style-name="P128"><text:s text:c="8"/>success = fState.compareAndSet (gkUnlocked, gkLocked);</text:p>
      <text:p text:style-name="P128"><text:s text:c="8"/>if (success)</text:p>
      <text:p text:style-name="P128"><text:s text:c="8"/>{</text:p>
      <text:p text:style-name="P128"><text:s text:c="12"/>System.out.println ("Entering <text:s text:c="4"/>Pop <text:s/>(). <text:s/>Number: " + fValue);</text:p>
      <text:p text:style-name="P128"><text:s text:c="12"/>if (fValue &gt; 0)</text:p>
      <text:p text:style-name="P128"><text:s text:c="12"/>{</text:p>
      <text:p text:style-name="P128"><text:s text:c="16"/>fValue--;</text:p>
      <text:p text:style-name="P128"><text:s text:c="16"/>try {Thread.sleep (500);} catch (InterruptedException e) {}</text:p>
      <text:p text:style-name="P128"><text:s text:c="12"/>}</text:p>
      <text:p text:style-name="P128"><text:s text:c="12"/>System.out.println (" <text:s text:c="3"/>Exiting <text:s/>Pop <text:s/>(). <text:s/>Number: " + fValue);</text:p>
      <text:p text:style-name="P128"><text:s text:c="12"/>fState.getAndSet (gkUnlocked);</text:p>
      <text:p text:style-name="P128"><text:s text:c="8"/>}</text:p>
      <text:p text:style-name="P128"><text:s text:c="8"/></text:p>
      <text:p text:style-name="P128"><text:s text:c="8"/>return success;</text:p>
      <text:p text:style-name="P128"><text:s text:c="4"/>}</text:p>
      <text:p text:style-name="P128"><text:s text:c="4"/></text:p>
      <text:p text:style-name="P128"><text:s text:c="4"/>public boolean Push ()</text:p>
      <text:p text:style-name="P128"><text:s text:c="4"/>{</text:p>
      <text:p text:style-name="P128"><text:s text:c="8"/>boolean success;</text:p>
      <text:p text:style-name="P128"><text:s text:c="8"/></text:p>
      <text:p text:style-name="P128"><text:s text:c="8"/>success = fState.compareAndSet (gkUnlocked, gkLocked);</text:p>
      <text:p text:style-name="P128"><text:s text:c="8"/>if (success)</text:p>
      <text:p text:style-name="P128"><text:s text:c="8"/>{</text:p>
      <text:p text:style-name="P128"><text:s text:c="12"/>System.out.println ("Entering <text:s text:c="4"/>Push (). <text:s/>Number: " + fValue);</text:p>
      <text:p text:style-name="P128"><text:s text:c="12"/>if (fValue &lt; 1)</text:p>
      <text:p text:style-name="P128"><text:s text:c="12"/>{</text:p>
      <text:p text:style-name="P128"><text:s text:c="16"/>fValue++;</text:p>
      <text:p text:style-name="P128"><text:s text:c="16"/>try {Thread.sleep (500);} catch (InterruptedException e) {}</text:p>
      <text:p text:style-name="P128"><text:s text:c="12"/>}</text:p>
      <text:p text:style-name="P128"><text:s text:c="12"/>System.out.println (" <text:s text:c="3"/>Exiting <text:s/>Push (). <text:s/>Number: " + fValue);</text:p>
      <text:p text:style-name="P128"><text:s text:c="12"/>fState.getAndSet (gkUnlocked);</text:p>
      <text:p text:style-name="P128"><text:s text:c="8"/>}</text:p>
      <text:p text:style-name="P128"><text:s text:c="8"/></text:p>
      <text:p text:style-name="P128"><text:s text:c="8"/>return success;</text:p>
      <text:p text:style-name="P128"><text:s text:c="4"/>}</text:p>
      <text:p text:style-name="P128">}</text:p>
      <text:p text:style-name="P133"/>
      <text:p text:style-name="Caption">Producer:</text:p>
      <text:p text:style-name="P130"/>
      <text:p text:style-name="P129"><text:soft-page-break/>package ppm_java._dev.concept.example.multithread.waitfree_testsafe;</text:p>
      <text:p text:style-name="P129"/>
      <text:p text:style-name="P129">/**</text:p>
      <text:p text:style-name="P129"><text:s/>* @author peter</text:p>
      <text:p text:style-name="P129"><text:s/>*/</text:p>
      <text:p text:style-name="P129">class TThreadProducer extends Thread</text:p>
      <text:p text:style-name="P129">{</text:p>
      <text:p text:style-name="P129"><text:s text:c="4"/>private TDev_Example_multithread_waitfree_safe <text:s text:c="12"/>fHost;</text:p>
      <text:p text:style-name="P129"><text:s text:c="4"/></text:p>
      <text:p text:style-name="P129"><text:s text:c="4"/>/**</text:p>
      <text:p text:style-name="P129"><text:s text:c="5"/>* </text:p>
      <text:p text:style-name="P129"><text:s text:c="5"/>*/</text:p>
      <text:p text:style-name="P129"><text:s text:c="4"/>public TThreadProducer (TDev_Example_multithread_waitfree_safe host)</text:p>
      <text:p text:style-name="P129"><text:s text:c="4"/>{</text:p>
      <text:p text:style-name="P129"><text:s text:c="8"/>fHost = host;</text:p>
      <text:p text:style-name="P129"><text:s text:c="4"/>}</text:p>
      <text:p text:style-name="P129"/>
      <text:p text:style-name="P129"><text:s text:c="4"/>@Override</text:p>
      <text:p text:style-name="P129"><text:s text:c="4"/>public void run ()</text:p>
      <text:p text:style-name="P129"><text:s text:c="4"/>{</text:p>
      <text:p text:style-name="P129"><text:s text:c="8"/>int <text:s text:c="8"/>i;</text:p>
      <text:p text:style-name="P129"><text:s text:c="8"/>int <text:s text:c="8"/>delay;</text:p>
      <text:p text:style-name="P129"><text:s text:c="8"/>boolean <text:s text:c="4"/>success;</text:p>
      <text:p text:style-name="P129"><text:s text:c="8"/></text:p>
      <text:p text:style-name="P129"><text:s text:c="8"/>delay = 0;</text:p>
      <text:p text:style-name="P129"><text:s text:c="8"/>for (i = 1; i &lt;= 10; i++)</text:p>
      <text:p text:style-name="P129"><text:s text:c="8"/>{</text:p>
      <text:p text:style-name="P129"><text:s text:c="12"/>delay += 10;</text:p>
      <text:p text:style-name="P129"><text:s text:c="12"/>do</text:p>
      <text:p text:style-name="P129"><text:s text:c="12"/>{</text:p>
      <text:p text:style-name="P129"><text:s text:c="16"/>success = fHost.Push ();</text:p>
      <text:p text:style-name="P129"><text:s text:c="16"/>try {Thread.sleep (delay);} catch (InterruptedException e) {}</text:p>
      <text:p text:style-name="P129"><text:s text:c="12"/>} while (! success);</text:p>
      <text:p text:style-name="P129"><text:s text:c="8"/>}</text:p>
      <text:p text:style-name="P129"><text:s text:c="8"/></text:p>
      <text:p text:style-name="P129"><text:s text:c="8"/>System.out.println ("Producer finished!");</text:p>
      <text:p text:style-name="P129"><text:s text:c="4"/>}</text:p>
      <text:p text:style-name="P129">}</text:p>
      <text:p text:style-name="P130"/>
      <text:p text:style-name="P137">Consumer:</text:p>
      <text:p text:style-name="P130"/>
      <text:p text:style-name="P129">package ppm_java._dev.concept.example.multithread.waitfree_testsafe;</text:p>
      <text:p text:style-name="P129"/>
      <text:p text:style-name="P129">/**</text:p>
      <text:p text:style-name="P129"><text:s/>* @author peter</text:p>
      <text:p text:style-name="P129"><text:s/>*/</text:p>
      <text:p text:style-name="P129">class TThreadConsumer extends Thread</text:p>
      <text:p text:style-name="P129">{</text:p>
      <text:p text:style-name="P129"><text:s text:c="4"/>private TDev_Example_multithread_waitfree_safe <text:s text:c="12"/>fHost;</text:p>
      <text:p text:style-name="P129"><text:s text:c="4"/></text:p>
      <text:p text:style-name="P129"><text:s text:c="4"/>/**</text:p>
      <text:p text:style-name="P129"><text:s text:c="5"/>* </text:p>
      <text:p text:style-name="P129"><text:s text:c="5"/>*/</text:p>
      <text:p text:style-name="P129"><text:s text:c="4"/>public TThreadConsumer (TDev_Example_multithread_waitfree_safe host)</text:p>
      <text:p text:style-name="P129"><text:s text:c="4"/>{</text:p>
      <text:p text:style-name="P129"><text:s text:c="8"/>fHost = host;</text:p>
      <text:p text:style-name="P129"><text:s text:c="4"/>}</text:p>
      <text:p text:style-name="P129"><text:s text:c="4"/></text:p>
      <text:p text:style-name="P129"><text:s text:c="4"/>@Override</text:p>
      <text:p text:style-name="P129"><text:s text:c="4"/>public void run ()</text:p>
      <text:p text:style-name="P129"><text:s text:c="4"/>{</text:p>
      <text:p text:style-name="P129"><text:s text:c="8"/>int <text:s text:c="8"/>i;</text:p>
      <text:p text:style-name="P129"><text:s text:c="8"/>int <text:s text:c="8"/>delay;</text:p>
      <text:p text:style-name="P129"><text:s text:c="8"/>boolean <text:s text:c="4"/>success;</text:p>
      <text:p text:style-name="P129"><text:s text:c="8"/></text:p>
      <text:p text:style-name="P129"><text:s text:c="8"/>delay = 200;</text:p>
      <text:p text:style-name="P129"><text:s text:c="8"/>for (i = 1; i &lt;= 10; i++)</text:p>
      <text:p text:style-name="P129"><text:s text:c="8"/>{</text:p>
      <text:p text:style-name="P129"><text:s text:c="12"/>delay -= 10;</text:p>
      <text:p text:style-name="P129"><text:s text:c="12"/>do</text:p>
      <text:p text:style-name="P129"><text:s text:c="12"/>{</text:p>
      <text:p text:style-name="P129"><text:s text:c="16"/>success = fHost.Pop ();</text:p>
      <text:p text:style-name="P129"><text:s text:c="16"/>try {Thread.sleep (delay);} catch (InterruptedException e) {}</text:p>
      <text:p text:style-name="P129"><text:s text:c="12"/>} while (! success);</text:p>
      <text:p text:style-name="P129"><text:s text:c="8"/>}</text:p>
      <text:p text:style-name="P129"><text:s text:c="8"/></text:p>
      <text:p text:style-name="P129"><text:s text:c="8"/>System.out.println ("Consumer finished!");</text:p>
      <text:p text:style-name="P129"><text:s text:c="4"/>}</text:p>
      <text:p text:style-name="P129">}</text:p>
      <text:p text:style-name="P130"/>
      <text:p text:style-name="P20">The program output <text:span text:style-name="T79">shows two well behaved threads:</text:span></text:p>
      <text:list xml:id="list160134549488240" text:continue-numbering="true" text:style-name="Numbering_20_3">
        <text:list-item>
          <text:p text:style-name="P155"><text:soft-page-break/>Entering <text:s text:c="4"/>Pop <text:s/>(). <text:s/>Number: 0</text:p>
        </text:list-item>
        <text:list-item>
          <text:p text:style-name="P155"><text:s text:c="4"/>Exiting <text:s/>Pop <text:s/>(). <text:s/>Number: 0</text:p>
        </text:list-item>
        <text:list-item>
          <text:p text:style-name="P155">Entering <text:s text:c="4"/>Push (). <text:s/>Number: 0</text:p>
        </text:list-item>
        <text:list-item>
          <text:p text:style-name="P155"><text:s text:c="4"/>Exiting <text:s/>Push (). <text:s/>Number: 1</text:p>
        </text:list-item>
        <text:list-item>
          <text:p text:style-name="P155">Entering <text:s text:c="4"/>Push (). <text:s/>Number: 1</text:p>
        </text:list-item>
        <text:list-item>
          <text:p text:style-name="P155"><text:s text:c="4"/>Exiting <text:s/>Push (). <text:s/>Number: 1</text:p>
        </text:list-item>
        <text:list-item>
          <text:p text:style-name="P155">Entering <text:s text:c="4"/>Push (). <text:s/>Number: 1</text:p>
        </text:list-item>
        <text:list-item>
          <text:p text:style-name="P155"><text:s text:c="4"/>Exiting <text:s/>Push (). <text:s/>Number: 1</text:p>
        </text:list-item>
        <text:list-item>
          <text:p text:style-name="P155">Entering <text:s text:c="4"/>Pop <text:s/>(). <text:s/>Number: 1</text:p>
        </text:list-item>
        <text:list-item>
          <text:p text:style-name="P155"><text:s text:c="4"/>Exiting <text:s/>Pop <text:s/>(). <text:s/>Number: 0</text:p>
        </text:list-item>
        <text:list-item>
          <text:p text:style-name="P155">Entering <text:s text:c="4"/>Push (). <text:s/>Number: 0</text:p>
        </text:list-item>
        <text:list-item>
          <text:p text:style-name="P155"><text:s text:c="4"/>Exiting <text:s/>Push (). <text:s/>Number: 1</text:p>
        </text:list-item>
        <text:list-item>
          <text:p text:style-name="P155">Entering <text:s text:c="4"/>Pop <text:s/>(). <text:s/>Number: 1</text:p>
        </text:list-item>
        <text:list-item>
          <text:p text:style-name="P155"><text:s text:c="4"/>Exiting <text:s/>Pop <text:s/>(). <text:s/>Number: 0</text:p>
        </text:list-item>
        <text:list-item>
          <text:p text:style-name="P155">Entering <text:s text:c="4"/>Push (). <text:s/>Number: 0</text:p>
        </text:list-item>
        <text:list-item>
          <text:p text:style-name="P155"><text:s text:c="4"/>Exiting <text:s/>Push (). <text:s/>Number: 1</text:p>
        </text:list-item>
        <text:list-item>
          <text:p text:style-name="P155">Entering <text:s text:c="4"/>Push (). <text:s/>Number: 1</text:p>
        </text:list-item>
        <text:list-item>
          <text:p text:style-name="P155"><text:s text:c="4"/>Exiting <text:s/>Push (). <text:s/>Number: 1</text:p>
        </text:list-item>
        <text:list-item>
          <text:p text:style-name="P155">Entering <text:s text:c="4"/>Push (). <text:s/>Number: 1</text:p>
        </text:list-item>
        <text:list-item>
          <text:p text:style-name="P155"><text:s text:c="4"/>Exiting <text:s/>Push (). <text:s/>Number: 1</text:p>
        </text:list-item>
        <text:list-item>
          <text:p text:style-name="P155">Entering <text:s text:c="4"/>Pop <text:s/>(). <text:s/>Number: 1</text:p>
        </text:list-item>
        <text:list-item>
          <text:p text:style-name="P155"><text:s text:c="4"/>Exiting <text:s/>Pop <text:s/>(). <text:s/>Number: 0</text:p>
        </text:list-item>
        <text:list-item>
          <text:p text:style-name="P155">Entering <text:s text:c="4"/>Push (). <text:s/>Number: 0</text:p>
        </text:list-item>
        <text:list-item>
          <text:p text:style-name="P155"><text:s text:c="4"/>Exiting <text:s/>Push (). <text:s/>Number: 1</text:p>
        </text:list-item>
        <text:list-item>
          <text:p text:style-name="P155">Entering <text:s text:c="4"/>Pop <text:s/>(). <text:s/>Number: 1</text:p>
        </text:list-item>
        <text:list-item>
          <text:p text:style-name="P155"><text:s text:c="4"/>Exiting <text:s/>Pop <text:s/>(). <text:s/>Number: 0</text:p>
        </text:list-item>
        <text:list-item>
          <text:p text:style-name="P155">Entering <text:s text:c="4"/>Push (). <text:s/>Number: 0</text:p>
        </text:list-item>
        <text:list-item>
          <text:p text:style-name="P155"><text:s text:c="4"/>Exiting <text:s/>Push (). <text:s/>Number: 1</text:p>
        </text:list-item>
        <text:list-item>
          <text:p text:style-name="P155">Entering <text:s text:c="4"/>Pop <text:s/>(). <text:s/>Number: 1</text:p>
        </text:list-item>
        <text:list-item>
          <text:p text:style-name="P155"><text:s text:c="4"/>Exiting <text:s/>Pop <text:s/>(). <text:s/>Number: 0</text:p>
        </text:list-item>
        <text:list-item>
          <text:p text:style-name="P155">Entering <text:s text:c="4"/>Push (). <text:s/>Number: 0</text:p>
        </text:list-item>
        <text:list-item>
          <text:p text:style-name="P155"><text:s text:c="4"/>Exiting <text:s/>Push (). <text:s/>Number: 1</text:p>
        </text:list-item>
        <text:list-item>
          <text:p text:style-name="P155">Entering <text:s text:c="4"/>Pop <text:s/>(). <text:s/>Number: 1</text:p>
        </text:list-item>
        <text:list-item>
          <text:p text:style-name="P155">Producer finished!</text:p>
        </text:list-item>
        <text:list-item>
          <text:p text:style-name="P155"><text:s text:c="4"/>Exiting <text:s/>Pop <text:s/>(). <text:s/>Number: 0</text:p>
        </text:list-item>
        <text:list-item>
          <text:p text:style-name="P155">Entering <text:s text:c="4"/>Pop <text:s/>(). <text:s/>Number: 0</text:p>
        </text:list-item>
        <text:list-item>
          <text:p text:style-name="P155"><text:s text:c="4"/>Exiting <text:s/>Pop <text:s/>(). <text:s/>Number: 0</text:p>
        </text:list-item>
        <text:list-item>
          <text:p text:style-name="P155">Entering <text:s text:c="4"/>Pop <text:s/>(). <text:s/>Number: 0</text:p>
        </text:list-item>
        <text:list-item>
          <text:p text:style-name="P155"><text:s text:c="4"/>Exiting <text:s/>Pop <text:s/>(). <text:s/>Number: 0</text:p>
        </text:list-item>
        <text:list-item>
          <text:p text:style-name="P155">Entering <text:s text:c="4"/>Pop <text:s/>(). <text:s/>Number: 0</text:p>
        </text:list-item>
        <text:list-item>
          <text:p text:style-name="P155"><text:s text:c="4"/>Exiting <text:s/>Pop <text:s/>(). <text:s/>Number: 0</text:p>
        </text:list-item>
        <text:list-item>
          <text:p text:style-name="P155">Consumer finished!</text:p>
        </text:list-item>
      </text:list>
      <text:p text:style-name="P21"><text:span text:style-name="T80">In </text:span>Summary: How to replace <text:span text:style-name="Source_20_Text">synchronized</text:span> with a functionally equivalent wait-free lock<text:note text:id="ftn11" text:note-class="footnote"><text:note-citation>11</text:note-citation><text:note-body><text:p text:style-name="P81">You'll notice that the wait-free code is longer, but that's the price for the new wait-freedom!</text:p></text:note-body></text:note>:</text:p>
      <table:table table:name="Table3" table:style-name="Table3">
        <table:table-column table:style-name="Table3.A"/>
        <table:table-column table:style-name="Table3.B"/>
        <table:table-row>
          <table:table-cell table:style-name="Table3.A1" office:value-type="string">
            <text:p text:style-name="P112">Synchronized</text:p>
          </table:table-cell>
          <table:table-cell table:style-name="Table3.B1" office:value-type="string">
            <text:p text:style-name="P112">Wait-free lock</text:p>
          </table:table-cell>
        </table:table-row>
        <table:table-row>
          <table:table-cell table:style-name="Table3.A2" office:value-type="string">
            <text:p text:style-name="P113">Threadsafe part:</text:p>
            <text:p text:style-name="src-listing"/>
            <text:p text:style-name="P123">public class X</text:p>
            <text:p text:style-name="P123">{</text:p>
            <text:p text:style-name="P123"><text:s text:c="4"/>public X ()</text:p>
            <text:p text:style-name="P123"><text:s text:c="4"/>{</text:p>
            <text:p text:style-name="P123"><text:s text:c="4"/>}</text:p>
            <text:p text:style-name="P123"/>
            <text:p text:style-name="P123"><text:s text:c="4"/>public synchronized void Do_Threadsafe_thing ()</text:p>
            <text:p text:style-name="P123"><text:s text:c="4"/>{</text:p>
            <text:p text:style-name="P123"><text:s text:c="8"/>/<text:span text:style-name="T81">* The payload */</text:span></text:p>
            <text:p text:style-name="P123"><text:s text:c="8"/>Do_Work ();</text:p>
            <text:p text:style-name="P123"><text:s text:c="4"/>}</text:p>
            <text:p text:style-name="P123">}</text:p>
            <text:p text:style-name="P126">0.30 cm</text:p>
          </table:table-cell>
          <table:table-cell table:style-name="Table3.B2" office:value-type="string">
            <text:p text:style-name="P113">Threadsafe part:</text:p>
            <text:p text:style-name="src-listing"/>
            <text:p text:style-name="P123">import java.util.concurrent.atomic.AtomicInteger;</text:p>
            <text:p text:style-name="P123"/>
            <text:p text:style-name="P123">public class X</text:p>
            <text:p text:style-name="P123">{</text:p>
            <text:p text:style-name="P123"><text:s text:c="4"/>private AtomicInteger <text:s text:c="14"/>fState;</text:p>
            <text:p text:style-name="P123"><text:s text:c="4"/></text:p>
            <text:p text:style-name="P123"><text:s text:c="4"/>public X ()</text:p>
            <text:p text:style-name="P123"><text:s text:c="4"/>{</text:p>
            <text:p text:style-name="P123"><text:s text:c="8"/>fState = new AtomicInteger (0);</text:p>
            <text:p text:style-name="P123"><text:s text:c="4"/>}</text:p>
            <text:p text:style-name="P123"/>
            <text:p text:style-name="P123"><text:s text:c="4"/>public boolean Do_Threadsafe_thing ()</text:p>
            <text:p text:style-name="P123"><text:s text:c="4"/>{</text:p>
            <text:p text:style-name="P123"><text:s text:c="8"/>boolean success;</text:p>
            <text:p text:style-name="P123"><text:s text:c="8"/></text:p>
            <text:p text:style-name="P123"><text:s text:c="8"/>/<text:span text:style-name="T80">* Lockdown if unlocked */</text:span></text:p>
            <text:p text:style-name="P123"><text:s text:c="8"/>success = fState.compareAndSet (0, 1);</text:p>
            <text:p text:style-name="P123"/>
            <text:p text:style-name="P123"><text:s text:c="8"/>if (success)</text:p>
            <text:p text:style-name="P123"><text:s text:c="8"/>{</text:p>
            <text:p text:style-name="P123"><text:s text:c="12"/>/<text:span text:style-name="T80">* The payload */</text:span></text:p>
            <text:p text:style-name="P123"><text:s text:c="12"/>Do_Work ();</text:p>
            <text:p text:style-name="P123"/>
            <text:p text:style-name="P123"><text:s text:c="12"/>/<text:span text:style-name="T80">* Unlock critical section */</text:span></text:p>
            <text:p text:style-name="P123"><text:soft-page-break/><text:s text:c="12"/>fState.getAndSet (<text:span text:style-name="T80">0</text:span>);</text:p>
            <text:p text:style-name="P123"><text:s text:c="8"/>}</text:p>
            <text:p text:style-name="P123"><text:s text:c="8"/></text:p>
            <text:p text:style-name="P123"><text:s text:c="8"/>/<text:span text:style-name="T80">* Tell client thread whether work done */</text:span></text:p>
            <text:p text:style-name="P123"><text:s text:c="8"/>return success;</text:p>
            <text:p text:style-name="P123"><text:s text:c="4"/>}</text:p>
            <text:p text:style-name="P123">}</text:p>
            <text:p text:style-name="src-listing"/>
          </table:table-cell>
        </table:table-row>
        <table:table-row>
          <table:table-cell table:style-name="Table3.A2" office:value-type="string">
            <text:p text:style-name="P113">Thread using the threadsafe method:</text:p>
            <text:p text:style-name="src-listing"/>
            <text:p text:style-name="src-listing">public class <text:span text:style-name="T81">Y</text:span> extends Thread</text:p>
            <text:p text:style-name="src-listing">{</text:p>
            <text:p text:style-name="src-listing"><text:s text:c="4"/><text:span text:style-name="T81">private X <text:s text:c="4"/>fSpecimen;</text:span></text:p>
            <text:p text:style-name="src-listing"/>
            <text:p text:style-name="src-listing"><text:s text:c="4"/><text:span text:style-name="T81">public void run ()</text:span></text:p>
            <text:p text:style-name="src-listing"><text:s text:c="4"/><text:span text:style-name="T81">{</text:span></text:p>
            <text:p text:style-name="src-listing"><text:s text:c="8"/><text:span text:style-name="T81">fSpeciment.Do_Threadsafe_Thing ();</text:span></text:p>
            <text:p text:style-name="src-listing"><text:s text:c="4"/><text:span text:style-name="T81">}</text:span></text:p>
            <text:p text:style-name="P124">}</text:p>
          </table:table-cell>
          <table:table-cell table:style-name="Table3.B2" office:value-type="string">
            <text:p text:style-name="P113">Thread using the threadsafe method:</text:p>
            <text:p text:style-name="src-listing"/>
            <text:p text:style-name="src-listing">public class Y extends Thread</text:p>
            <text:p text:style-name="src-listing">{</text:p>
            <text:p text:style-name="src-listing"><text:s text:c="4"/>private X <text:s text:c="7"/>fSpecimen;</text:p>
            <text:p text:style-name="src-listing"><text:s text:c="4"/>public void run ()</text:p>
            <text:p text:style-name="src-listing"><text:s text:c="4"/>{</text:p>
            <text:p text:style-name="src-listing"><text:s text:c="8"/>boolean success;</text:p>
            <text:p text:style-name="src-listing"><text:s text:c="8"/>do</text:p>
            <text:p text:style-name="src-listing"><text:s text:c="8"/>{</text:p>
            <text:p text:style-name="src-listing"><text:s text:c="12"/>success = fSpecimen.Do_Threadsafe_Thing();</text:p>
            <text:p text:style-name="src-listing"><text:s text:c="12"/>Do_other_Stuff_whilst_X_is_locked();</text:p>
            <text:p text:style-name="P124"><text:s text:c="12"/>try</text:p>
            <text:p text:style-name="P124"><text:s text:c="12"/>{ <text:s text:c="2"/>/<text:span text:style-name="T81">* Thread puts itself to sleep </text:span></text:p>
            <text:p text:style-name="P125"><text:s text:c="19"/>so that we don't get a</text:p>
            <text:p text:style-name="P125"><text:s text:c="19"/>runaway thread freezing the </text:p>
            <text:p text:style-name="P125"><text:s text:c="19"/>machine. */</text:p>
            <text:p text:style-name="P124"><text:s text:c="16"/>Thread.sleep (yieldTime);</text:p>
            <text:p text:style-name="P124"><text:s text:c="12"/>}</text:p>
            <text:p text:style-name="P124"><text:s text:c="12"/><text:span text:style-name="T81">catch (InterruptedException e)</text:span></text:p>
            <text:p text:style-name="P124"><text:s text:c="12"/><text:span text:style-name="T81">{</text:span></text:p>
            <text:p text:style-name="P124"><text:s text:c="12"/><text:span text:style-name="T81">}</text:span></text:p>
            <text:p text:style-name="src-listing"><text:s text:c="8"/>} while (! success);</text:p>
            <text:p text:style-name="src-listing"><text:s text:c="4"/>}</text:p>
            <text:p text:style-name="src-listing">}</text:p>
          </table:table-cell>
        </table:table-row>
      </table:table>
      <text:p text:style-name="P21"/>
      <text:h text:style-name="P213" text:outline-level="1"><text:bookmark-start text:name="__RefHeading__7323_82437932"/>Special constructs<text:bookmark-end text:name="__RefHeading__7323_82437932"/></text:h>
      <text:h text:style-name="Heading_20_2" text:outline-level="2">Atomic buffer</text:h>
      <text:p text:style-name="P197"><text:span text:style-name="Source_20_Text">ppm-java</text:span> connects a high priority thread (the audio driver) with a low priority thread (the display engine). The high priority driver is integrated with a realtime application (<text:span text:style-name="Source_20_Text"><text:span text:style-name="T108">jackd</text:span></text:span>) and must not be slowed down. The low priority thread operates a display, and can afford the occasional slowdown. We have a constant flow of audio data from the audio driver to the display engine. We need a connection that passes the data on to the display engine without slowing down the audio driver. The connecting piece is a bank of atomic buffers (<text:span text:style-name="Source_20_Text"><text:span text:style-name="T170">ppm_java.util.storage.</text:span></text:span><text:span text:style-name="Source_20_Text">TAtomicBuffer</text:span>), one buffer per audio channel.</text:p>
      <text:p text:style-name="P27"><draw:frame draw:style-name="fr5" draw:name="Image16" text:anchor-type="paragraph" svg:x="0.049cm" svg:y="0.452cm" svg:width="16.895cm" svg:height="5.54cm" draw:z-index="14"><draw:image xlink:href="Pictures/10000000000003D600000142FDCE38E6.png" xlink:type="simple" xlink:show="embed" xlink:actuate="onLoad"/></draw:frame>The atomic buffer is designed for thread safety and data safety: The audio driver and the display engine won't freeze each other (no priority inversion) and data is deep copied before it reaches the consumer thread.</text:p>
      <text:h text:style-name="Heading_20_3" text:outline-level="3"><draw:frame draw:style-name="fr8" draw:name="Image18" text:anchor-type="paragraph" svg:width="17cm" svg:height="5.203cm" draw:z-index="16"><draw:image xlink:href="Pictures/100000000000073200000234CE462BC2.png" xlink:type="simple" xlink:show="embed" xlink:actuate="onLoad"/></draw:frame>Thread safety</text:h>
      <text:p text:style-name="P29">The buffer uses the mechanisms described in chapter 4 <text:span text:style-name="T85">(Multithreading)</text:span> to provide thread coordination between the producer <text:span text:style-name="T121">(audio driver)</text:span> and the consumer <text:span text:style-name="T121">(display engine)</text:span>. <text:span text:style-name="T107">The thread coordination is wait-free for the high priority thread, and classically locking for the low priority thread (using a spin lock)</text:span><text:span text:style-name="T107"><text:note text:id="ftn12" text:note-class="footnote"><text:note-citation>12</text:note-citation><text:note-body><text:p text:style-name="P97">The spin locking shouldn't be a problem, because when the high priority thread acquires the critical section it spends very little time in it. It does very little work there, basically another method call followed by an if-statement and an assignment.</text:p></text:note-body></text:note></text:span><text:span text:style-name="T107">.</text:span></text:p>
      <text:h text:style-name="Heading_20_3" text:outline-level="3"><text:soft-page-break/>Data safety</text:h>
      <text:p text:style-name="P38">Due to the inner workings of the <text:span text:style-name="Source_20_Text">JJack</text:span> library the audio frames are delivered as objects of type <text:span text:style-name="Source_20_Text">java.nio.FloatBuffer</text:span>. If we pass<text:span text:style-name="T122">ed</text:span> these objects directly on to the consumer then any change done on the consumer side <text:span text:style-name="T122">would</text:span> <text:span text:style-name="T101">be </text:span>immediately mirrored on the producer side with potential side effects right up to the running <text:span text:style-name="Source_20_Text">jackd</text:span> server<text:note text:id="ftn13" text:note-class="footnote"><text:note-citation>13</text:note-citation><text:note-body><text:p text:style-name="P98"><text:span text:style-name="T123">Might not be as dramatic, but i</text:span>t's safest to make the worst-case assumption.</text:p></text:note-body></text:note>. <text:span text:style-name="T82">That's why we perform a deep copy of the incoming </text:span><text:span text:style-name="Source_20_Text"><text:span text:style-name="T82">FloatBuffer</text:span></text:span><text:span text:style-name="T82"> objects before passing them on to the consumer. This way, the consumer gets a copy and can change the data at will as it won't affect the producer. </text:span></text:p>
      <text:p text:style-name="P38"><text:span text:style-name="T82">As a downside, this introduces a performance penalty, as copying costs time. To protect the high priority thread from this penalty we use a copy policy which determines when the data will be copied</text:span><text:span text:style-name="T82"><text:note text:id="ftn14" text:note-class="footnote"><text:note-citation>14</text:note-citation><text:note-body><text:p text:style-name="P82"><text:span text:style-name="T124">Policy s</text:span>et via parameter <text:span text:style-name="T70">copyPolicy</text:span> to the <text:span text:style-name="T70">TAtomicBuffer</text:span> constructor.</text:p></text:note-body></text:note></text:span><text:span text:style-name="T82">. This enables us to shift the extra copy work to the lower priority thread</text:span><text:span text:style-name="T82"><text:note text:id="ftn15" text:note-class="footnote"><text:note-citation>15</text:note-citation><text:note-body><text:p text:style-name="P99">This brings it close to the “copy-on-write” technique.</text:p></text:note-body></text:note></text:span><text:span text:style-name="T82">. We have three possible copy policies (but the </text:span><text:span text:style-name="T106">third one is very risky</text:span><text:span text:style-name="T82"> and should be used very sparingly!):</text:span></text:p>
      <text:list xml:id="list2523087188455713475" text:style-name="L4">
        <text:list-item>
          <text:p text:style-name="P167"><text:span text:style-name="Source_20_Text">kCopyOnSet</text:span><text:tab/><text:span text:style-name="T84">Atomic buffer will </text:span>copy when the <text:span text:style-name="Emphasis">producer</text:span> sets <text:span text:style-name="T84">the data</text:span>. <text:span text:style-name="T84">Use<text:line-break/><text:tab/><text:tab/><text:tab/>this policy when the producer is the low priority thread. This is the setting<text:line-break/><text:tab/><text:tab/><text:tab/>used with the default constructor.</text:span></text:p>
        </text:list-item>
        <text:list-item>
          <text:p text:style-name="P168"><text:span text:style-name="Source_20_Text">kCopyOnGet</text:span><text:tab/>Atomic buffer will copy when the <text:span text:style-name="Emphasis">consumer</text:span> fetches (gets) the data. <text:span text:style-name="T83"><text:s/></text:span>Use<text:line-break/><text:tab/><text:tab/><text:tab/>this policy when the consumer is the low priority thread.</text:p>
        </text:list-item>
        <text:list-item>
          <text:p text:style-name="P169"><text:span text:style-name="Source_20_Text">kNoCopy</text:span><text:tab/><text:tab/>Data won't be copied, but we pass on the original <text:span text:style-name="Source_20_Text"><text:span text:style-name="T105">FloatBuffer</text:span></text:span><text:span text:style-name="T105"><text:line-break/><text:tab/><text:tab/><text:tab/></text:span>objects.<text:line-break/><text:tab/><text:tab/><text:tab/>This policy is necessary in <text:span text:style-name="T105">rare</text:span> situations to prevent unnecessary<text:line-break/><text:tab/><text:tab/><text:tab/>multiple copying of data frames (e.g. when data is passed from one<text:line-break/><text:tab/><text:tab/><text:tab/>module to another). <text:span text:style-name="Source_20_Text"><text:span text:style-name="T169">kNoCopy</text:span></text:span><text:span text:style-name="T52"> should be used </text:span><text:span text:style-name="T56">very sparingly and<text:line-break/><text:tab/><text:tab/><text:tab/>carefully as it's a very risky option!</text:span></text:p>
        </text:list-item>
      </text:list>
      <text:h text:style-name="Heading_20_3" text:outline-level="3">Contention</text:h>
      <text:p text:style-name="P22">The atomic buffer introduces a level of separation between the producer and consumer. For <text:span text:style-name="Source_20_Text">ppm‑java</text:span>, this means the audio driver and the display engine are less tightly integrated. Whilst it makes both sides more independent of each other it brings with it some level of contention <text:span text:style-name="T86">which manifests itself as buffer overuns, buffer underruns and dropped data.</text:span></text:p>
      <text:p text:style-name="P28"><text:span text:style-name="T126">In </text:span><text:span text:style-name="Source_20_Text"><text:span text:style-name="T126">ppm-java</text:span></text:span><text:span text:style-name="T126"> c</text:span>ontention issues arise because the audio driver delivers sample chunks at one frequency and the display engine updates the display at another frequency<text:note text:id="ftn16" text:note-class="footnote"><text:note-citation>16</text:note-citation><text:note-body><text:p text:style-name="P100">It would be bad design to fix-bind the GUI update frequency to the Jack update frequency. <text:span text:style-name="T127">Saying that - we do employ a compensation scheme where we change the GUI update frequency until buffer underruns and Buffer overruns are minimized.</text:span></text:p></text:note-body></text:note>. <text:span text:style-name="T126">As result, both sides run with different schedules which will inevitably lead to conflicts.</text:span></text:p>
      <text:list xml:id="list6765669889040667913" text:style-name="L5">
        <text:list-item>
          <text:p text:style-name="P170">For the audio driver, the update frequency depends on the sample rate and the size<text:note text:id="ftn17" text:note-class="footnote"><text:note-citation>17</text:note-citation><text:note-body><text:p text:style-name="P83"><text:span text:style-name="T86">Frame size d</text:span>epends on the running jackd instance, and that depends on how jackd was started (jackd commandline <text:span text:style-name="T86">switch</text:span> <text:span text:style-name="T70">-p</text:span>)</text:p></text:note-body></text:note> of audio frames delivered. <text:span text:style-name="T86">For example</text:span>, <text:span text:style-name="T86">if </text:span>the sample rate is 44100 samples/sec and the frame size is 1024 samples per frame <text:span text:style-name="Source_20_Text">jackd</text:span> will deliver a new frame every <text:span text:style-name="T86">1024 / </text:span>44100 <text:span text:style-name="T86">s </text:span><text:span text:style-name="T87">≈</text:span><text:span text:style-name="T89"> 20 ms.</text:span></text:p>
        </text:list-item>
        <text:list-item>
          <text:p text:style-name="P171"><text:span text:style-name="T88">For the display engine, the update frequency is initially 30 display updates per second</text:span><text:span text:style-name="T88"><text:note text:id="ftn18" text:note-class="footnote"><text:note-citation>18</text:note-citation><text:note-body><text:p text:style-name="P84">Tthis will be modified by the contention compensation</text:p></text:note-body></text:note></text:span><text:span text:style-name="T88">.</text:span></text:p>
        </text:list-item>
      </text:list>
      <text:p text:style-name="P23"><text:span text:style-name="T88">During a </text:span><text:span text:style-name="Source_20_Text">ppm-java</text:span><text:span text:style-name="T88"> session we encounter three types of contention issues, </text:span><text:span text:style-name="T93">each of which are </text:span><text:soft-page-break/><text:span text:style-name="T93">indicated by an appropriate counter increment</text:span><text:span text:style-name="T88">:</text:span></text:p>
      <text:list xml:id="list2917847348601597341" text:style-name="L6">
        <text:list-item>
          <text:p text:style-name="P172"><text:span text:style-name="T88">Buffer overrun. </text:span><text:span text:style-name="T91">This happens when the producer (audio driver) pushes data onto the buffer whilst unc</text:span><text:span text:style-name="T92">o</text:span><text:span text:style-name="T91">l</text:span><text:span text:style-name="T92">l</text:span><text:span text:style-name="T91">ected stored data </text:span><text:span text:style-name="T92">is still loitering in the buffer.</text:span><text:span text:style-name="T91"> </text:span><text:span text:style-name="T93">If that happens the atomic buffer will increment an overrun counter.</text:span></text:p>
        </text:list-item>
        <text:list-item>
          <text:p text:style-name="P172"><text:span text:style-name="T88">Buffer underrun. </text:span><text:span text:style-name="T93">This happens when the consumer tries to collect data from the buffer whilst it's still empty, i.e. the producer hasn't pushed any data onto the buffer yet. If that happens the atomic buffer will increment an underrun counter.</text:span></text:p>
        </text:list-item>
        <text:list-item>
          <text:p text:style-name="P172"><text:span text:style-name="T88">Thread contention. </text:span><text:span text:style-name="T93">This happens when both, producer and consumer, try to access the critical data at the same time. If that happens the atomic buffer will increment a contention counter. In practice, this should be </text:span><text:span text:style-name="T90">rare - </text:span><text:span text:style-name="T93">but if it's not then it means that both, producer and consumer, are too aggressively competing over the atomic buffer.</text:span></text:p>
        </text:list-item>
      </text:list>
      <text:p text:style-name="P24"><text:span text:style-name="T93">A</text:span><text:span text:style-name="T88">ll of these three contention types are revealed through the three counters which are exposed to clients through </text:span><text:span text:style-name="Source_20_Text">ppm-java</text:span><text:span text:style-name="T88">'s, statistics API. Clients can use the resp. counter values to mitigate over/underruns. <text:s/>In</text:span><text:span text:style-name="T94">side the </text:span><text:span text:style-name="T98">buffer</text:span><text:span text:style-name="T97"> </text:span><text:span text:style-name="T88">we use the following strategy to </text:span><text:span text:style-name="T95">resolve</text:span><text:span text:style-name="T88"> contention</text:span><text:span text:style-name="T99">s</text:span><text:span text:style-name="T88"><text:note text:id="ftn19" text:note-class="footnote"><text:note-citation>19</text:note-citation><text:note-body><text:p text:style-name="P89">That's just the immediate dealing with a contention on the <text:span text:style-name="T70">TAtomicBuffer</text:span> side - the client has to still do additional steps to reduce contentions over time.</text:p></text:note-body></text:note></text:span><text:span text:style-name="T88">:</text:span></text:p>
      <text:list xml:id="list282120547459777697" text:style-name="L7">
        <text:list-item>
          <text:p text:style-name="P173">Overrun.</text:p>
        </text:list-item>
      </text:list>
      <text:list xml:id="list27613458183154564" text:style-name="L8">
        <text:list-item>
          <text:p text:style-name="P202"><text:span text:style-name="T96">Let producer s</text:span><text:span text:style-name="T88">et the new data, </text:span><text:span text:style-name="T96">discarding stale data</text:span><text:span text:style-name="T88"><text:note text:id="ftn20" text:note-class="footnote"><text:note-citation>20</text:note-citation><text:note-body><text:p text:style-name="P85">New data always takes priority over old data. Therefore we simply drop any uncollected data.</text:p></text:note-body></text:note></text:span><text:span text:style-name="T88">.</text:span></text:p>
        </text:list-item>
        <text:list-item>
          <text:p text:style-name="P203">Increment overrun counter.</text:p>
        </text:list-item>
      </text:list>
      <text:list xml:id="list7007604565434438969" text:style-name="L9">
        <text:list-item>
          <text:p text:style-name="P174">Underrun.</text:p>
        </text:list-item>
      </text:list>
      <text:list xml:id="list6582157240276201366" text:style-name="L10">
        <text:list-item>
          <text:p text:style-name="P175">Return new empty <text:span text:style-name="Source_20_Text">FloatBuffer</text:span> or <text:span text:style-name="Source_20_Text">null</text:span><text:note text:id="ftn21" text:note-class="footnote"><text:note-citation>21</text:note-citation><text:note-body><text:p text:style-name="P86">Depending on the <text:span text:style-name="T70">ifInvalidPolicy</text:span>.</text:p></text:note-body></text:note> <text:span text:style-name="T125">to the consumer</text:span>.</text:p>
        </text:list-item>
        <text:list-item>
          <text:p text:style-name="P175">Increment underrun counter.</text:p>
        </text:list-item>
      </text:list>
      <text:list xml:id="list9199222368378280205" text:style-name="L11">
        <text:list-item>
          <text:p text:style-name="P176">Thread contention.</text:p>
        </text:list-item>
      </text:list>
      <text:list xml:id="list6153128535541443248" text:style-name="L12">
        <text:list-item>
          <text:p text:style-name="P177">Skip any data setting or getting, i.e.</text:p>
        </text:list-item>
      </text:list>
      <text:list xml:id="list9182558823866582761" text:style-name="L13">
        <text:list-item>
          <text:p text:style-name="P178">For the producer, drop the new data.</text:p>
        </text:list-item>
        <text:list-item>
          <text:p text:style-name="P178">For the consumer, r<text:span text:style-name="T102">eturn new empty </text:span><text:span text:style-name="Source_20_Text"><text:span text:style-name="T102">FloatBuffer</text:span></text:span><text:span text:style-name="T102"> or </text:span><text:span text:style-name="Source_20_Text"><text:span text:style-name="T102">null</text:span></text:span><text:span text:style-name="T102"><text:note text:id="ftn22" text:note-class="footnote"><text:note-citation>22</text:note-citation><text:note-body><text:p text:style-name="P87">ditto</text:p></text:note-body></text:note></text:span><text:span text:style-name="T102">.</text:span></text:p>
        </text:list-item>
      </text:list>
      <text:list xml:id="list160135839735991" text:continue-list="list6153128535541443248" text:style-name="L12">
        <text:list-item>
          <text:p text:style-name="P177">Increment thread contention counter.</text:p>
        </text:list-item>
      </text:list>
      <text:p text:style-name="P25">We haven't mentioned another policy: The <text:span text:style-name="Source_20_Text">ifInvalidPolicy</text:span><text:note text:id="ftn23" text:note-class="footnote"><text:note-citation>23</text:note-citation><text:note-body><text:p text:style-name="P88">Set via parameter <text:span text:style-name="T70">ifInvalidPolicy</text:span> <text:span text:style-name="T84">to the </text:span><text:span text:style-name="T73">TAtomicBuffer</text:span><text:span text:style-name="T84"> constructor.</text:span></text:p></text:note-body></text:note>. This policy determines what will be returned to the consumer in case of an underrun or thread contention. This policy is there purely for the benefit of the consumer. The following policies are possible:</text:p>
      <text:list xml:id="list8593543021940984871" text:style-name="L14">
        <text:list-item>
          <text:p text:style-name="P179"><text:span text:style-name="Source_20_Text">kReturnNull</text:span>. In case of contention, return <text:span text:style-name="Source_20_Text">null</text:span> to the consumer. This makes consumer code a bit easier, as it's simpler to query for for null than to query whether a <text:span text:style-name="Source_20_Text">FloatBuffer</text:span> is empty.</text:p>
        </text:list-item>
        <text:list-item>
          <text:p text:style-name="P179"><text:span text:style-name="Source_20_Text">kReturnEmpty</text:span>. In case of contention, return an empty <text:span text:style-name="Source_20_Text">FloatBuffer</text:span> to the consumer. <text:soft-page-break/>There are situations where it's better to return a <text:span text:style-name="Source_20_Text">FloatBuffer</text:span> to a consumer at all times, but never <text:span text:style-name="Source_20_Text">null</text:span>, e.g. if a returned <text:span text:style-name="Source_20_Text">null</text:span> causes a <text:span text:style-name="Source_20_Text">NullpointerException</text:span>. <text:span text:style-name="T171">That's why</text:span> we provide <text:span text:style-name="T171">the opportunity to return </text:span>an empty <text:span text:style-name="Source_20_Text">FloatBuffer</text:span>. </text:p>
        </text:list-item>
      </text:list>
      <text:p text:style-name="P26">The <text:span text:style-name="Source_20_Text"><text:span text:style-name="T108">TAtomicBuffer</text:span></text:span><text:span text:style-name="T94"> class </text:span><text:span text:style-name="T100">could</text:span> be changed to take other data items (e.g. arrays, <text:span text:style-name="Source_20_Text">ArrayList</text:span>s, ...<text:span text:style-name="T103">). It could be turned into a generic class, but this will need some thought as to the API of the stored objects - any stored object would need to support deep copying.</text:span></text:p>
      <text:h text:style-name="Heading_20_3" text:outline-level="3">JJack integration</text:h>
      <text:p text:style-name="P135">We already use a dedicated library<text:note text:id="ftn24" text:note-class="footnote"><text:note-citation>24</text:note-citation><text:note-body><text:p text:style-name="P95">JJack</text:p></text:note-body></text:note> to connect to the running <text:span text:style-name="Source_20_Text">jackd</text:span> instance. At first glance it seems overkill to provide a wrapper class around that library. However and in general, it's better to contain an external API in one place than having it spill over into multiple places in this project. This makes future developments easier as <text:span text:style-name="T109">it's straight forward to </text:span>accomodate changes to the library's API or switch to a different library entirely<text:note text:id="ftn25" text:note-class="footnote"><text:note-citation>25</text:note-citation><text:note-body><text:p text:style-name="P96"><text:span text:style-name="T70">JJack</text:span> has come into its years. Currently, the last update on Sourceforge was 2014, and the latest version was uploaded in 2007. It still works, but for how long? Good enough for a concept application, though.</text:p></text:note-body></text:note>.</text:p>
      <text:p text:style-name="P34"><text:span text:style-name="Source_20_Text"><text:span text:style-name="T15">JJack</text:span></text:span><text:span text:style-name="T15"> makes it easy to write Jack clients. Here's a client that receives audio from a port on the Jack server and prints peak sample values on the console (full program, see appendix 1, listing 1):</text:span></text:p>
      <text:p text:style-name="P131"><text:soft-page-break/></text:p>
      <text:p text:style-name="P131">package ppm_java._dev.concept.trial.JJack;</text:p>
      <text:p text:style-name="P131"/>
      <text:p text:style-name="P131">import... /<text:span text:style-name="T18">* Various imports */</text:span></text:p>
      <text:p text:style-name="P131"/>
      <text:p text:style-name="P131">/**</text:p>
      <text:p text:style-name="P131"><text:s/>* Loads the JJack driver, connects to a running instance of JackD and prints</text:p>
      <text:p text:style-name="P131"><text:s/>* the peak of every incoming frame to stdout.</text:p>
      <text:p text:style-name="P131"><text:s/>* </text:p>
      <text:p text:style-name="P131"><text:s/>* @author peter</text:p>
      <text:p text:style-name="P131"><text:s/>*/</text:p>
      <text:p text:style-name="P131">public class TDev_Trial_JJack_process_01 implements JJackAudioProcessor</text:p>
      <text:p text:style-name="P131">{</text:p>
      <text:p text:style-name="P131"><text:s text:c="4"/><text:span text:style-name="T16">public static void main (String[] arge) {</text:span>/<text:span text:style-name="T16">* Setup stuff... */}</text:span></text:p>
      <text:p text:style-name="P131"/>
      <text:p text:style-name="P131"><text:s text:c="4"/>private int fIFrame = 0;</text:p>
      <text:p text:style-name="P131"><text:s text:c="4"/>public TDev_Trial_JJack_process_01 ()</text:p>
      <text:p text:style-name="P131"><text:s text:c="4"/>{</text:p>
      <text:p text:style-name="P131"><text:s text:c="8"/>fIFrame = 0;</text:p>
      <text:p text:style-name="P131"><text:s text:c="4"/>}</text:p>
      <text:p text:style-name="P131"><text:s text:c="4"/></text:p>
      <text:p text:style-name="P131"><text:s text:c="4"/>public void process (JJackAudioEvent e)</text:p>
      <text:p text:style-name="P131"><text:s text:c="4"/>{</text:p>
      <text:p text:style-name="P131"><text:s text:c="8"/>FloatBuffer <text:s text:c="8"/>inBuf;</text:p>
      <text:p text:style-name="P131"><text:s text:c="8"/>int <text:s text:c="16"/>nSamples;</text:p>
      <text:p text:style-name="P131"><text:s text:c="8"/>int <text:s text:c="16"/>i;</text:p>
      <text:p text:style-name="P131"><text:s text:c="8"/>float <text:s text:c="14"/>s;</text:p>
      <text:p text:style-name="P131"><text:s text:c="8"/>float <text:s text:c="14"/>sRect;</text:p>
      <text:p text:style-name="P131"><text:s text:c="8"/>float <text:s text:c="14"/>peak;</text:p>
      <text:p text:style-name="P131"><text:s text:c="8"/></text:p>
      <text:p text:style-name="P131"/>
      <text:p text:style-name="P131"><text:s text:c="8"/>fIFrame++;</text:p>
      <text:p text:style-name="P131"><text:s text:c="8"/>inBuf <text:s text:c="6"/>= e.getInput (0);</text:p>
      <text:p text:style-name="P131"><text:s text:c="8"/>nSamples <text:s text:c="3"/>= inBuf.limit ();</text:p>
      <text:p text:style-name="P131"><text:s text:c="8"/>peak <text:s text:c="7"/>= 0;</text:p>
      <text:p text:style-name="P131"><text:s text:c="8"/>for (i = 0; i &lt; nSamples; i++)</text:p>
      <text:p text:style-name="P131"><text:s text:c="8"/>{</text:p>
      <text:p text:style-name="P131"><text:s text:c="12"/>/* Get next sample. */</text:p>
      <text:p text:style-name="P131"><text:s text:c="12"/>s = inBuf.get (i);</text:p>
      <text:p text:style-name="P131"><text:s text:c="12"/></text:p>
      <text:p text:style-name="P131"><text:s text:c="12"/>/* Rectify (i.e. mirror a negative sample to it's positive opposite). */</text:p>
      <text:p text:style-name="P131"><text:s text:c="12"/>sRect = (s &lt; 0) <text:s/>? <text:s/>-s : s;</text:p>
      <text:p text:style-name="P131"><text:s text:c="12"/></text:p>
      <text:p text:style-name="P131"><text:s text:c="12"/>/* Determine peak value. */</text:p>
      <text:p text:style-name="P131"><text:s text:c="12"/>peak = (sRect &gt; peak) <text:s/>? <text:s/>sRect : peak;</text:p>
      <text:p text:style-name="P131"><text:s text:c="8"/>}</text:p>
      <text:p text:style-name="P131"><text:s text:c="8"/>System.out.println ("Frame: " + fIFrame + "; Peak value (abs): " + peak + ".");</text:p>
      <text:p text:style-name="P131"><text:s text:c="4"/>}</text:p>
      <text:p text:style-name="P131">}</text:p>
      <text:p text:style-name="P131"/>
      <text:p text:style-name="P35"><text:span text:style-name="T19">The central piece of this code is the method </text:span><text:span text:style-name="Source_20_Text"><text:span text:style-name="T19">process (JJackAudioEvent e)</text:span></text:span><text:span text:style-name="T19">. The method receives one parameter of type </text:span><text:span text:style-name="Source_20_Text"><text:span text:style-name="T20">JJackAudioEvent</text:span></text:span><text:span text:style-name="T20"> (provided by </text:span><text:span text:style-name="Source_20_Text"><text:span text:style-name="T21">JJack</text:span></text:span><text:span text:style-name="T21">) which contains everything needed to extract and push audio data from/to the Jack server. The method does all the client's sample processing. The Jack server (via the </text:span><text:span text:style-name="Source_20_Text"><text:span text:style-name="T19">JJack</text:span></text:span><text:span text:style-name="T19"> bridge) calls this method in an endless cycle (several times per second) until the program ends. It's called as part of a thread running within </text:span><text:span text:style-name="Source_20_Text"><text:span text:style-name="T19">jackd</text:span></text:span><text:span text:style-name="T19">. This makes the </text:span><text:span text:style-name="Source_20_Text"><text:span text:style-name="T21">process</text:span></text:span><text:span text:style-name="T21"> method a part of the running </text:span><text:span text:style-name="Source_20_Text"><text:span text:style-name="T21">jackd</text:span></text:span><text:span text:style-name="T21"> instance. It also means that the execution of this method is time critical, i.e. a call to </text:span><text:span text:style-name="Source_20_Text"><text:span text:style-name="T19">process(</text:span></text:span><text:span text:style-name="T19">...</text:span><text:span text:style-name="Source_20_Text"><text:span text:style-name="T19">)</text:span></text:span><text:span text:style-name="T19"> method must be guaranteed to complete in a fixed time shorter than the cycle time of the </text:span><text:span text:style-name="Source_20_Text"><text:span text:style-name="T33">jackd</text:span></text:span><text:span text:style-name="T33"> instance. </text:span></text:p>
      <text:p text:style-name="P36"><draw:frame draw:style-name="fr5" draw:name="Image5" text:anchor-type="paragraph" svg:x="0.085cm" svg:y="0.445cm" svg:width="12.711cm" svg:height="4.558cm" draw:z-index="15"><draw:image xlink:href="Pictures/10000000000002BC000000FBDF362CF8.png" xlink:type="simple" xlink:show="embed" xlink:actuate="onLoad"/></draw:frame><text:soft-page-break/>Here's the program output:</text:p>
      <text:list xml:id="list160135703267282" text:continue-list="list160134549488240" text:style-name="Numbering_20_3">
        <text:list-item>
          <text:p text:style-name="P156">native jjack library loaded using system library path</text:p>
        </text:list-item>
        <text:list-item>
          <text:p text:style-name="P156">natively registering jack client "JJack"</text:p>
        </text:list-item>
        <text:list-item>
          <text:p text:style-name="P156">jack_client_new: deprecated</text:p>
        </text:list-item>
        <text:list-item>
          <text:p text:style-name="P156">using 2 input ports, 2 output ports</text:p>
        </text:list-item>
        <text:list-item>
          <text:p text:style-name="P156">Frame: 1; Peak value (abs): 0.0. <text:s text:c="122"/></text:p>
        </text:list-item>
        <text:list-item>
          <text:p text:style-name="P156">Frame: 2; Peak value (abs): 0.0. <text:s text:c="122"/></text:p>
        </text:list-item>
        <text:list-item>
          <text:p text:style-name="P156">Frame: 3; Peak value (abs): 0.0. <text:s text:c="122"/></text:p>
        </text:list-item>
        <text:list-item>
          <text:p text:style-name="P156">Frame: 4; Peak value (abs): 0.042320143. <text:s text:c="114"/></text:p>
        </text:list-item>
        <text:list-item>
          <text:p text:style-name="P156">Frame: 5; Peak value (abs): 0.036235876. <text:s text:c="114"/></text:p>
        </text:list-item>
        <text:list-item>
          <text:p text:style-name="P156">Frame: 6; Peak value (abs): 0.038238987. <text:s text:c="114"/></text:p>
        </text:list-item>
        <text:list-item>
          <text:p text:style-name="P156">Frame: 7; Peak value (abs): 0.038017016. <text:s text:c="114"/></text:p>
        </text:list-item>
        <text:list-item>
          <text:p text:style-name="P156">Frame: 8; Peak value (abs): 0.04076365. <text:s text:c="115"/></text:p>
        </text:list-item>
        <text:list-item>
          <text:p text:style-name="P156">Frame: 9; Peak value (abs): 0.022242684. <text:s text:c="114"/></text:p>
        </text:list-item>
        <text:list-item>
          <text:p text:style-name="P156">Frame: 10; Peak value (abs): 0.022647541.</text:p>
        </text:list-item>
      </text:list>
      <text:p text:style-name="P40"><draw:frame draw:style-name="fr5" draw:name="Image7" text:anchor-type="paragraph" svg:x="0.15cm" svg:y="5.429cm" svg:width="14.679cm" svg:height="4.812cm" draw:z-index="17"><draw:image xlink:href="Pictures/10000000000003D600000142CA77BB32.png" xlink:type="simple" xlink:show="embed" xlink:actuate="onLoad"/></draw:frame><text:span text:style-name="T25">In </text:span><text:span text:style-name="Source_20_Text"><text:span text:style-name="T25">ppm-java</text:span></text:span><text:span text:style-name="T25"> we cannot push the data directly to the display engine. If the engine blocks whilst it receives data it would result in the audio driver being stuck in the </text:span><text:span text:style-name="Source_20_Text"><text:span text:style-name="T25">process(...)</text:span></text:span><text:span text:style-name="T25"> method , with unknown side effects for the running </text:span><text:span text:style-name="Source_20_Text"><text:span text:style-name="T25">jackd</text:span></text:span><text:span text:style-name="T25"> instance (priority inversion). To prevent this from happening we push the audio data to a bank of atomic buffers (one per audio channel) from where the display engine will fetch it. The atomic buffers are designed to stream data from a high priority thread to a low priority thread without ever blocking the high priority thread. This way we decouple the time critical audio driver thread from the low priority display engine thread. The display engine might still get stuck - but now the only consequence would be lost data. The audio driver (i.e. the jack server) will continue to work, even if the display engine freezes up.</text:span></text:p>
      <text:h text:style-name="Heading_20_1" text:outline-level="1"><text:bookmark-start text:name="__RefHeading__7325_82437932"/>Modules<text:bookmark-end text:name="__RefHeading__7325_82437932"/></text:h>
      <text:p text:style-name="P45"><text:span text:style-name="T132">This program uses a</text:span> modular machinery. Various <text:span text:style-name="T128">processor </text:span>modules work together, each one performing a <text:span text:style-name="T128">very specific </text:span>sub task. <text:span text:style-name="T129">All together they form a signal processing network. Network topology is set up at the start of the program and persists until it terminates.</text:span></text:p>
      <text:p text:style-name="P48"><draw:frame draw:style-name="fr5" draw:name="Image17" text:anchor-type="paragraph" svg:x="0.127cm" svg:y="0.46cm" svg:width="16.792cm" svg:height="8.147cm" draw:z-index="18"><draw:image xlink:href="Pictures/1000000000000F0100000748CFDE3FEC.png" xlink:type="simple" xlink:show="embed" xlink:actuate="onLoad"/></draw:frame>Modules are connected to each other via endpoints. A module can have an arbitrary number of endpoints.</text:p>
      <text:p text:style-name="P48"><draw:frame draw:style-name="fr5" draw:name="Image26" text:anchor-type="paragraph" svg:x="0.153cm" svg:y="0.446cm" svg:width="8.657cm" svg:height="4.337cm" draw:z-index="22"><draw:image xlink:href="Pictures/100000000000040E000002089A6859B4.png" xlink:type="simple" xlink:show="embed" xlink:actuate="onLoad"/></draw:frame><text:span text:style-name="Source_20_Text">ppm-java</text:span> supports two categories of endpoints - those that handle individual sample values and those that handle sample chunks. Endpoints can only connect to matching endpoints, e.g. an output that sends samples must connect to an input which receives samples.</text:p>
      <text:p text:style-name="P46"><draw:frame draw:style-name="fr5" draw:name="Image25" text:anchor-type="paragraph" svg:x="0.095cm" svg:y="0.136cm" svg:width="16.81cm" svg:height="9.467cm" draw:z-index="21"><draw:image xlink:href="Pictures/10000000000006CE000003D5A2655F23.png" xlink:type="simple" xlink:show="embed" xlink:actuate="onLoad"/></draw:frame><text:soft-page-break/>Modules and endpoints are implemented as bespoke classes. <text:span text:style-name="T146">They extend abstract base classes in the package </text:span><text:span text:style-name="Source_20_Text">ppm-java.typelib</text:span>.</text:p>
      <text:list xml:id="list603717301109050582" text:style-name="L15">
        <text:list-item>
          <text:p text:style-name="P181">A module class extends the base class <text:span text:style-name="Source_20_Text">VAudioProcessor</text:span>.</text:p>
        </text:list-item>
        <text:list-item>
          <text:p text:style-name="P181">An output endpoint extends one of the classes <text:span text:style-name="Source_20_Text">VAudioPort_Output_Samples</text:span>, <text:span text:style-name="Source_20_Text">VAudioPort_Output_Chunks_NeedsBuffer</text:span> or <text:span text:style-name="Source_20_Text">VAudioPort_Output_Chunks_NoBuffer</text:span>.</text:p>
        </text:list-item>
        <text:list-item>
          <text:p text:style-name="P180"><text:span text:style-name="T146">An input endpoint extends one of the classes </text:span><text:span text:style-name="Source_20_Text"><text:span text:style-name="T146">VAudioPort_Input_Samples</text:span></text:span><text:span text:style-name="T146">, </text:span><text:span text:style-name="Source_20_Text"><text:span text:style-name="T146">VAudioPort_Input_Chunks_Buffered</text:span></text:span><text:span text:style-name="T146"> or </text:span><text:span text:style-name="Source_20_Text"><text:span text:style-name="T146">VAudioPort_Input_Chunks_Unbuffered</text:span></text:span><text:span text:style-name="T146">.</text:span></text:p>
        </text:list-item>
      </text:list>
      <text:p text:style-name="P47">Input and output endpoints must be connected to their matching counterpart.</text:p>
      <table:table table:name="Table5" table:style-name="Table5">
        <table:table-column table:style-name="Table5.A"/>
        <table:table-column table:style-name="Table5.B"/>
        <table:table-row table:style-name="Table5.1">
          <table:table-cell table:style-name="Table5.A1" office:value-type="string">
            <text:p text:style-name="Table_20_Heading"><text:span text:style-name="T147">Output endpoint</text:span> type</text:p>
          </table:table-cell>
          <table:table-cell table:style-name="Table5.B1" office:value-type="string">
            <text:p text:style-name="Table_20_Heading">Connects to <text:span text:style-name="T148">input </text:span>point type</text:p>
          </table:table-cell>
        </table:table-row>
        <table:table-row>
          <table:table-cell table:style-name="Table5.A2" office:value-type="string">
            <text:p text:style-name="Table_20_Contents"><text:span text:style-name="Source_20_Text"><text:span text:style-name="T146">VAudioPort_Output_Samples</text:span></text:span></text:p>
          </table:table-cell>
          <table:table-cell table:style-name="Table5.B2" office:value-type="string">
            <text:p text:style-name="Table_20_Contents"><text:span text:style-name="Source_20_Text"><text:span text:style-name="T146">VAudioPort_Input_Samples</text:span></text:span></text:p>
          </table:table-cell>
        </table:table-row>
        <table:table-row>
          <table:table-cell table:style-name="Table5.A3" office:value-type="string">
            <text:p text:style-name="Table_20_Contents"><text:span text:style-name="Source_20_Text"><text:span text:style-name="T146">VAudioPort_Output_Chunks_NeedsBuffer</text:span></text:span></text:p>
          </table:table-cell>
          <table:table-cell table:style-name="Table5.B3" office:value-type="string">
            <text:p text:style-name="Table_20_Contents"><text:span text:style-name="Source_20_Text"><text:span text:style-name="T146">VAudioPort_Input_Chunks_Buffered</text:span></text:span></text:p>
          </table:table-cell>
        </table:table-row>
        <table:table-row>
          <table:table-cell table:style-name="Table5.A4" office:value-type="string">
            <text:p text:style-name="Table_20_Contents"><text:span text:style-name="Source_20_Text"><text:span text:style-name="T146">VAudioPort_Output_Chunks_NoBuffer</text:span></text:span></text:p>
          </table:table-cell>
          <table:table-cell table:style-name="Table5.B4" office:value-type="string">
            <text:p text:style-name="Table_20_Contents"><text:span text:style-name="Source_20_Text"><text:span text:style-name="T146">VAudioPort_Input_Chunks_Unbuffered</text:span></text:span></text:p>
          </table:table-cell>
        </table:table-row>
      </table:table>
      <text:p text:style-name="P49">Modules can be designed in many ways (the framework offers a lot of flexibility). However, to avoid chaos, this project keeps to the following practice:</text:p>
      <text:list xml:id="list51530927287292021" text:style-name="L16">
        <text:list-item>
          <text:p text:style-name="P183">One package for each module class and supporting classes, <text:span text:style-name="T145">at least the classes for the module </text:span><text:soft-page-break/><text:span text:style-name="T145">and its endpoints. If the module supports the statistics API, then those supporting classes will be in there, too.</text:span></text:p>
        </text:list-item>
        <text:list-item>
          <text:p text:style-name="P184"><text:span text:style-name="T142">The module's package contains o</text:span>ne class for the module, named <text:span text:style-name="Source_20_Text">TNode</text:span><text:span text:style-name="Source_20_Text"><text:span text:style-name="T172">{module_name}</text:span></text:span>. <text:span text:style-name="T140">Module classes derive from class </text:span><text:span text:style-name="Source_20_Text"><text:span text:style-name="T140">ppm_java.typelib.VAudioProcessor</text:span></text:span><text:span text:style-name="T140">.</text:span></text:p>
        </text:list-item>
        <text:list-item>
          <text:p text:style-name="P182"><text:span text:style-name="T142">The module's package contains one class for the input endpoints, named </text:span><text:span text:style-name="Source_20_Text"><text:span text:style-name="T139">{module_class_name}_Endpoint_In</text:span></text:span><text:span text:style-name="T139">. Data between modules is always sent from output endpoints to input endpoints (rather than directly from module to module).</text:span></text:p>
        </text:list-item>
        <text:list-item>
          <text:p text:style-name="P185"><text:span text:style-name="T142">The module's package contains o</text:span>ne class for the output endpoints, named <text:span text:style-name="Source_20_Text">{module_class_name}_Endpoint_Out</text:span>. <text:span text:style-name="T141">Data between modules is always sent from output endpoints to input endpoints (rather than directly from module to module).</text:span></text:p>
        </text:list-item>
        <text:list-item>
          <text:p text:style-name="P186"><text:span text:style-name="T142">The module's package contains one </text:span>class for the statistics retrieval, named <text:span text:style-name="Source_20_Text"><text:span text:style-name="T139">{module_class_name}</text:span></text:span><text:span text:style-name="Source_20_Text">_Stats</text:span><text:span text:style-name="T139">. This class provides runtime statistics of the associated module. The module class must expose the associated statistics object to outside callers.</text:span></text:p>
        </text:list-item>
      </text:list>
      <text:h text:style-name="Heading_20_2" text:outline-level="2"><text:span text:style-name="T138">Module r</text:span>eference</text:h>
      <table:table table:name="Table2" table:style-name="Table2">
        <table:table-column table:style-name="Table2.A"/>
        <table:table-column table:style-name="Table2.B"/>
        <table:table-row>
          <table:table-cell table:style-name="Table2.A1" office:value-type="string">
            <text:p text:style-name="P114"><draw:frame draw:style-name="fr9" draw:name="Image19" text:anchor-type="as-char" svg:width="3.17cm" svg:height="3.004cm" draw:z-index="23"><draw:image xlink:href="Pictures/100000000000016D0000015A706DAF60.png" xlink:type="simple" xlink:show="embed" xlink:actuate="onLoad"/></draw:frame></text:p>
          </table:table-cell>
          <table:table-cell table:style-name="Table2.A1" office:value-type="string">
            <text:p text:style-name="P140"><text:span text:style-name="Definition">Class:</text:span><text:tab/><text:span text:style-name="Source_20_Text">TAudioContext_JackD</text:span></text:p>
            <text:p text:style-name="P140"><text:span text:style-name="Definition"><text:span text:style-name="T135">Package:</text:span></text:span><text:span text:style-name="T135"><text:tab/></text:span><text:span text:style-name="Source_20_Text"><text:span text:style-name="T135">ppm_java.backend.module.jackd</text:span></text:span></text:p>
            <text:p text:style-name="P140"><text:span text:style-name="Definition"><text:span text:style-name="T136">Purpose</text:span></text:span><text:span text:style-name="T136">:<text:tab/>The audio driver (backend). Acts as bridge between </text:span><text:span text:style-name="Source_20_Text"><text:span text:style-name="T120">jackd</text:span></text:span><text:span text:style-name="T120"> and </text:span><text:span text:style-name="Source_20_Text"><text:span text:style-name="T120">ppm-java</text:span></text:span><text:span text:style-name="T120">.</text:span></text:p>
          </table:table-cell>
        </table:table-row>
        <table:table-row>
          <table:table-cell table:style-name="Table2.A1" office:value-type="string">
            <text:p text:style-name="P114"><draw:frame draw:style-name="fr10" draw:name="Image20" text:anchor-type="paragraph" svg:width="3.907cm" svg:height="3.328cm" draw:z-index="20"><draw:image xlink:href="Pictures/10000000000001960000015A934EE54C.png" xlink:type="simple" xlink:show="embed" xlink:actuate="onLoad"/></draw:frame></text:p>
          </table:table-cell>
          <table:table-cell table:style-name="Table2.A1" office:value-type="string">
            <text:p text:style-name="P140"><text:span text:style-name="Definition">Class:</text:span><text:tab/><text:span text:style-name="Source_20_Text">TNodePump</text:span></text:p>
            <text:p text:style-name="P140"><text:span text:style-name="Definition">Package:</text:span><text:tab/><text:span text:style-name="Source_20_Text">ppm_java.backend.module.pump</text:span></text:p>
            <text:p text:style-name="P140"><text:span text:style-name="Definition">Purpose</text:span>:<text:tab/>Data pump. Fetches audio data from the attached atomic buffer and passes it on to the next module, each time it receives a <text:span text:style-name="Source_20_Text">gkEventTimerTick</text:span>. Compensates for buffer underruns / overruns.</text:p>
          </table:table-cell>
        </table:table-row>
        <table:table-row>
          <table:table-cell table:style-name="Table2.A1" office:value-type="string">
            <text:p text:style-name="P114"><draw:frame draw:style-name="fr11" draw:name="Image21" text:anchor-type="as-char" svg:width="3.907cm" svg:height="3.346cm" draw:z-index="24"><draw:image xlink:href="Pictures/10000000000001940000015A270C53C5.png" xlink:type="simple" xlink:show="embed" xlink:actuate="onLoad"/></draw:frame></text:p>
          </table:table-cell>
          <table:table-cell table:style-name="Table2.A1" office:value-type="string">
            <text:p text:style-name="P140"><text:span text:style-name="Definition">Class:</text:span><text:tab/><text:span text:style-name="Source_20_Text">TNodePeakEstimator</text:span></text:p>
            <text:p text:style-name="P140"><text:span text:style-name="Definition"><text:span text:style-name="T135">Package:</text:span></text:span><text:span text:style-name="T135"><text:tab/></text:span><text:span text:style-name="Source_20_Text"><text:span text:style-name="T135">ppm_java.backend.module.peak_estimator</text:span></text:span></text:p>
            <text:p text:style-name="P140"><text:span text:style-name="Definition"><text:span text:style-name="T136">Purpose</text:span></text:span><text:span text:style-name="T136">:<text:tab/>Calculates the absolute peak value of a sample chunk. Being absolute, the value is always positive.</text:span></text:p>
          </table:table-cell>
        </table:table-row>
        <text:soft-page-break/>
        <table:table-row>
          <table:table-cell table:style-name="Table2.A1" office:value-type="string">
            <text:p text:style-name="P114"><draw:frame draw:style-name="fr9" draw:name="Image22" text:anchor-type="as-char" svg:width="3.907cm" svg:height="3.346cm" draw:z-index="25"><draw:image xlink:href="Pictures/10000000000001940000015A129EA1E3.png" xlink:type="simple" xlink:show="embed" xlink:actuate="onLoad"/></draw:frame></text:p>
          </table:table-cell>
          <table:table-cell table:style-name="Table2.A1" office:value-type="string">
            <text:p text:style-name="P142"><text:span text:style-name="Definition">Class:</text:span><text:span text:style-name="T135"><text:tab/></text:span><text:span text:style-name="Source_20_Text">TNodeConverterDb</text:span></text:p>
            <text:p text:style-name="P140"><text:span text:style-name="Definition"><text:span text:style-name="T135">Package:</text:span></text:span><text:span text:style-name="T135"><text:tab/></text:span><text:span text:style-name="Source_20_Text"><text:span text:style-name="T135">ppm_java.backend.module.converter_db</text:span></text:span></text:p>
            <text:p text:style-name="P141"><text:span text:style-name="Definition"><text:span text:style-name="T136">Purpose</text:span></text:span><text:span text:style-name="T136">:<text:tab/>Converts a sample (peak) value from raw level to dB.</text:span></text:p>
            <text:p text:style-name="P144"><text:tab/>Conversion according to<text:line-break/><text:tab/><text:tab/>y = 20 log10 (x)</text:p>
            <text:p text:style-name="P145"><text:span text:style-name="T136"><text:tab/>where </text:span></text:p>
            <text:p text:style-name="P145"><text:span text:style-name="T136"><text:tab/><text:tab/><text:tab/>x: normalized absolute sample value [Vnorm],</text:span><text:span text:style-name="Source_20_Text"><text:span text:style-name="T136"><text:tab/><text:tab/><text:tab/><text:tab/>0 &lt;= x &lt;= 1</text:span></text:span></text:p>
            <text:p text:style-name="P144"><text:tab/><text:tab/><text:tab/>y: sample value [dB]</text:p>
          </table:table-cell>
        </table:table-row>
        <table:table-row>
          <table:table-cell table:style-name="Table2.A1" office:value-type="string">
            <text:p text:style-name="P114"><draw:frame draw:style-name="fr9" draw:name="Image23" text:anchor-type="as-char" svg:width="3.907cm" svg:height="3.346cm" draw:z-index="26"><draw:image xlink:href="Pictures/10000000000001940000015AF8A2B938.png" xlink:type="simple" xlink:show="embed" xlink:actuate="onLoad"/></draw:frame></text:p>
          </table:table-cell>
          <table:table-cell table:style-name="Table2.A1" office:value-type="string">
            <text:p text:style-name="P140"><text:span text:style-name="Definition">Class:</text:span><text:tab/><text:span text:style-name="Source_20_Text">TNodeIntegrator_PPMBallistics</text:span></text:p>
            <text:p text:style-name="P140"><text:span text:style-name="Definition"><text:span text:style-name="T135">Package:</text:span></text:span><text:span text:style-name="T135"><text:tab/></text:span><text:span text:style-name="Source_20_Text"><text:span text:style-name="T135">ppm_java.front.module.integrator</text:span></text:span></text:p>
            <text:p text:style-name="P140"><text:span text:style-name="Definition"><text:span text:style-name="T136">Purpose</text:span></text:span><text:span text:style-name="T136">:<text:tab/>A stepping integrator to emulate PPM ballistics.</text:span></text:p>
          </table:table-cell>
        </table:table-row>
        <table:table-row>
          <table:table-cell table:style-name="Table2.A6" office:value-type="string">
            <text:p text:style-name="P114"><draw:frame draw:style-name="fr9" draw:name="Image24" text:anchor-type="as-char" svg:width="3.593cm" svg:height="3.392cm" draw:z-index="27"><draw:image xlink:href="Pictures/100000000000016E0000015A1DFDC358.png" xlink:type="simple" xlink:show="embed" xlink:actuate="onLoad"/></draw:frame></text:p>
          </table:table-cell>
          <table:table-cell table:style-name="Table2.A6" office:value-type="string">
            <text:p text:style-name="P140"><text:span text:style-name="Definition">Class:</text:span><text:tab/><text:span text:style-name="Source_20_Text"><text:span text:style-name="T133">VFrontEnd</text:span></text:span><text:span text:style-name="T133"> derivatives</text:span></text:p>
            <text:p text:style-name="P140"><text:span text:style-name="Definition"><text:span text:style-name="T135">Package:</text:span></text:span><text:span text:style-name="T135"><text:tab/></text:span><text:span text:style-name="Source_20_Text"><text:span text:style-name="T135">ppm_java.frontend.*.*</text:span></text:span></text:p>
            <text:p text:style-name="P140"><text:span text:style-name="Definition"><text:span text:style-name="T136">Purpose</text:span></text:span><text:span text:style-name="T136">:<text:tab/>The frontend used for the current session.</text:span></text:p>
          </table:table-cell>
        </table:table-row>
      </table:table>
      <text:h text:style-name="Heading_20_1" text:outline-level="1"><text:bookmark-start text:name="__RefHeading__7329_82437932"/><text:span text:style-name="T137">D</text:span>isplay engine<text:bookmark-end text:name="__RefHeading__7329_82437932"/></text:h>
      <text:p text:style-name="P43"><draw:frame draw:style-name="fr8" draw:name="Image4" text:anchor-type="paragraph" svg:width="17cm" svg:height="8.25cm" draw:z-index="19"><draw:image xlink:href="Pictures/1000000000000F0100000748C0C2AE08.png" xlink:type="simple" xlink:show="embed" xlink:actuate="onLoad"/></draw:frame>The main work of <text:span text:style-name="Source_20_Text">ppm-java</text:span> is done inside the <text:span text:style-name="T137">D</text:span>isplay engine. <text:span text:style-name="T34">T</text:span>his <text:span text:style-name="T35">device</text:span> takes the raw audio data and converts it to a stream of decibel <text:span text:style-name="T41">values</text:span> <text:span text:style-name="T35">to be </text:span>display<text:span text:style-name="T143">ed</text:span> <text:span text:style-name="T143">on </text:span>a front end <text:span text:style-name="T143">or streamed via stdout to another application. With most frontends we include the PPM ballistics, streaming frontends omit PPM ballistics</text:span>. <text:span text:style-name="T143">As discussed elsewhere the analysis and display engine runs inside a low priority thread, but gets its input material from a high priority thread (audio driver) which requires extra measures to protect against priority inversion.</text:span></text:p>
      <text:h text:style-name="Heading_20_2" text:outline-level="2">Data loss compensation</text:h>
      <text:p text:style-name="P43"><text:span text:style-name="T143">The priority inversion protection comes at the price of data integrity. If the display engine does block (e.g. graphics takes longer than usual to do a refresh) then it will miss some of the data values coming from the audio driver. There isn't really any other way to resolve freeze-ups of the display engine than to simply drop past data and carry on with the current data. However, the display engine compensates for data loss, so it's kept at a minimum over time. The compensation is done inside the data pump module which sends </text:span><text:span text:style-name="Source_20_Text"><text:span text:style-name="T143">gkTimerAdjustInterval</text:span></text:span><text:span text:style-name="T143"> events to the timer module during each display engine cycle. This increases or decreases the engine update frequency until the number of buffer underruns / overruns is minimized. In detail,</text:span></text:p>
      <text:list xml:id="list7949061256082472515" text:style-name="L17">
        <text:list-item>
          <text:p text:style-name="P187"><text:span text:style-name="T144">if we detect </text:span><text:span text:style-name="Emphasis"><text:span text:style-name="T144">underruns</text:span></text:span><text:span text:style-name="T144"> then there's </text:span><text:span text:style-name="Emphasis"><text:span text:style-name="T144">too little</text:span></text:span><text:span text:style-name="T144"> data coming in from the audio driver. We need less display updates so we don't starve the display engine. Therefore we will instruct the timer to increase the update interval.</text:span></text:p>
        </text:list-item>
        <text:list-item>
          <text:p text:style-name="P187"><text:span text:style-name="T144">if we detect </text:span><text:span text:style-name="Emphasis"><text:span text:style-name="T144">overruns</text:span></text:span><text:span text:style-name="T144"> then there's </text:span><text:span text:style-name="Emphasis"><text:span text:style-name="T144">too much</text:span></text:span><text:span text:style-name="T144"> data coming in from the audio driver. We need more updates to use all the data. Therefore we will instruct the timer to decrease the update interval.</text:span></text:p>
        </text:list-item>
      </text:list>
      <text:p text:style-name="P44">Tests show that this scheme does resolve data loss very quickly. It's a bit unfortunate that this makes the data pump module more complex, but overall it<text:span text:style-name="T173">'s the simplest design.</text:span></text:p>
      <text:h text:style-name="Heading_20_1" text:outline-level="1"><text:bookmark-start text:name="__RefHeading__7331_82437932"/>Frontends<text:bookmark-end text:name="__RefHeading__7331_82437932"/></text:h>
      <text:p text:style-name="P11">Various frontends are available. Some offer graphical user interface, others work in text-only mode, i.e. in the console <text:span text:style-name="T37">from which </text:span><text:span text:style-name="Source_20_Text"><text:span text:style-name="T37">ppm-java</text:span></text:span><text:span text:style-name="T37"> has been started. Most of them include PPM ballistics in the display.</text:span></text:p>
      <table:table table:name="Table1" table:style-name="Table1">
        <table:table-column table:style-name="Table1.A"/>
        <table:table-column table:style-name="Table1.B"/>
        <table:table-column table:style-name="Table1.C"/>
        <table:table-row table:style-name="Table1.1">
          <table:table-cell table:style-name="Table1.A1" office:value-type="string">
            <text:p text:style-name="P111"><text:span text:style-name="Source_20_Text">guiRadial</text:span></text:p>
          </table:table-cell>
          <table:table-cell table:style-name="Table1.A1" office:value-type="string">
            <text:p text:style-name="P111">A PPM lookalike.</text:p>
          </table:table-cell>
          <table:table-cell table:style-name="Table1.A1" office:value-type="string">
            <text:p text:style-name="P111"><draw:frame draw:style-name="fr12" draw:name="Image6" text:anchor-type="as-char" svg:width="7.726cm" svg:height="4.309cm" draw:z-index="5"><draw:image xlink:href="Pictures/10000201000002920000016F8DBFF5B7.png" xlink:type="simple" xlink:show="embed" xlink:actuate="onLoad"/></draw:frame></text:p>
          </table:table-cell>
        </table:table-row>
        <table:table-row table:style-name="Table1.2">
          <table:table-cell table:style-name="Table1.A1" office:value-type="string">
            <text:p text:style-name="P110"><text:span text:style-name="Source_20_Text">guiLinear</text:span></text:p>
          </table:table-cell>
          <table:table-cell table:style-name="Table1.A1" office:value-type="string">
            <text:p text:style-name="P110">Horizontal linear bargraph.</text:p>
          </table:table-cell>
          <table:table-cell table:style-name="Table1.A1" office:value-type="string">
            <text:p text:style-name="P111"><draw:frame draw:style-name="fr12" draw:name="Image8" text:anchor-type="as-char" svg:width="7.747cm" svg:height="3.351cm" draw:z-index="6"><draw:image xlink:href="Pictures/10000201000002700000010EE4C31D0B.png" xlink:type="simple" xlink:show="embed" xlink:actuate="onLoad"/></draw:frame></text:p>
          </table:table-cell>
        </table:table-row>
        <table:table-row>
          <table:table-cell table:style-name="Table1.A1" office:value-type="string">
            <text:p text:style-name="P110"><text:span text:style-name="Source_20_Text">consoleLinear</text:span></text:p>
          </table:table-cell>
          <table:table-cell table:style-name="Table1.A1" office:value-type="string">
            <text:p text:style-name="P110">Horizontal linear bargraph on the console (text mode).</text:p>
          </table:table-cell>
          <table:table-cell table:style-name="Table1.A1" office:value-type="string">
            <text:p text:style-name="P111"><draw:frame draw:style-name="fr13" draw:name="Image9" text:anchor-type="as-char" svg:width="7.726cm" svg:height="3.743cm" draw:z-index="7"><draw:image xlink:href="Pictures/100002010000030A000001798CF588A3.png" xlink:type="simple" xlink:show="embed" xlink:actuate="onLoad"/></draw:frame></text:p>
          </table:table-cell>
        </table:table-row>
        <table:table-row>
          <table:table-cell table:style-name="Table1.A1" office:value-type="string">
            <text:p text:style-name="P110"><text:span text:style-name="Source_20_Text">consoleText</text:span></text:p>
          </table:table-cell>
          <table:table-cell table:style-name="Table1.A1" office:value-type="string">
            <text:p text:style-name="P110">Text stream to stdout. Data is presented in JSON format. <text:span text:style-name="T46">This frontend is designed to stream audio level data to another application - e.g. via a pipe.</text:span></text:p>
            <text:p text:style-name="P110"><text:span text:style-name="T38">When </text:span><text:span text:style-name="Source_20_Text"><text:span text:style-name="T38">ppm-java</text:span></text:span><text:span text:style-name="T38"> runs with this frontend, there will be no PPM ballistics, i.e. the peak values will be displayed directly, without integration.</text:span></text:p>
          </table:table-cell>
          <table:table-cell table:style-name="Table1.A1" office:value-type="string">
            <text:p text:style-name="P111"><draw:frame draw:style-name="fr14" draw:name="Image10" text:anchor-type="as-char" svg:width="7.796cm" svg:height="3.778cm" draw:z-index="8"><draw:image xlink:href="Pictures/100002010000030A00000179DE77FACB.png" xlink:type="simple" xlink:show="embed" xlink:actuate="onLoad"/></draw:frame></text:p>
          </table:table-cell>
        </table:table-row>
      </table:table>
      <text:h text:style-name="Heading_20_1" text:outline-level="1"><text:bookmark-start text:name="__RefHeading__7333_82437932"/>S<text:span text:style-name="T49">ession s</text:span>etup<text:bookmark-end text:name="__RefHeading__7333_82437932"/></text:h>
      <text:p text:style-name="P58"><text:span text:style-name="Source_20_Text">ppm-java</text:span> <text:span text:style-name="T149">sets up the complete modular network right at the start of the program run. Network setup is done by the class </text:span><text:span text:style-name="Source_20_Text"><text:span text:style-name="T149">ppm_java.backend.boot.TSetup</text:span></text:span><text:span text:style-name="T149">. </text:span><text:span text:style-name="Source_20_Text"><text:span text:style-name="T149">TSetup</text:span></text:span><text:span text:style-name="T149"> in turn uses the services of the class </text:span><text:span text:style-name="Source_20_Text"><text:span text:style-name="T149">ppm_java.backend.TController</text:span></text:span><text:span text:style-name="T149"> which centralizes session setup and event routing. Everything pertaining to module creation and connection is done in the </text:span><text:span text:style-name="Source_20_Text"><text:span text:style-name="T149">TController</text:span></text:span><text:span text:style-name="T149"> class, via a number of static methods. During the session each module can be addressed by a unique ID which we set during the setup phase. Modules, ports and frontends all inherit from the class </text:span><text:span text:style-name="Source_20_Text"><text:span text:style-name="T149">ppm_java.typelib.VAudioProcessor</text:span></text:span><text:span text:style-name="T149"> and can hence be accessed by calling the method </text:span><text:span text:style-name="Source_20_Text"><text:span text:style-name="T149">TController.GetObject (String id)</text:span></text:span><text:span text:style-name="T149"> with the unique ID of the object as parameter. </text:span></text:p>
      <text:p text:style-name="P50">A network is built by</text:p>
      <text:list xml:id="list4491708991833799146" text:style-name="L18">
        <text:list-item>
          <text:p text:style-name="P188">Creating modules,</text:p>
        </text:list-item>
        <text:list-item>
          <text:p text:style-name="P188">Adding ports <text:span text:style-name="T151">to each module,</text:span></text:p>
        </text:list-item>
        <text:list-item>
          <text:p text:style-name="P188">Connecting ports for sample data,</text:p>
        </text:list-item>
        <text:list-item>
          <text:p text:style-name="P188">Connecting modules to <text:span text:style-name="T150">convey events.</text:span></text:p>
        </text:list-item>
      </text:list>
      <text:p text:style-name="P59">Once built the network can be started.</text:p>
      <text:h text:style-name="Heading_20_2" text:outline-level="2">Creating modules</text:h>
      <text:p text:style-name="P51">Before we can do anything with modules we need to create them. <text:span text:style-name="Source_20_Text">TController</text:span> offers the methods</text:p>
      <text:list xml:id="list2306918677250910564" text:style-name="L19">
        <text:list-item>
          <text:p text:style-name="P189"><text:span text:style-name="Source_20_Text">Create_Module_X</text:span> where <text:span text:style-name="Source_20_Text">X</text:span> is the module to be created, e.g. for the <text:span text:style-name="Source_20_Text">TTimer</text:span> module, we'd call the <text:span text:style-name="Source_20_Text">Create_Module_Timer</text:span> method.</text:p>
        </text:list-item>
        <text:list-item>
          <text:p text:style-name="P190"><text:span text:style-name="Source_20_Text">Create_AudioContext</text:span> for the audio driver, <text:span text:style-name="Source_20_Text">TAudioContext_JackD</text:span>.</text:p>
        </text:list-item>
      </text:list>
      <text:p text:style-name="P51">Each method takes one parameter, the unique ID under which the module can be accessed during the session.</text:p>
      <text:h text:style-name="Heading_20_2" text:outline-level="2">Adding ports</text:h>
      <text:p text:style-name="P53">Once modules are created we can add ports to them. <text:span text:style-name="Source_20_Text">TController</text:span> offers the methods</text:p>
      <text:list xml:id="list2963801728119607165" text:style-name="L20">
        <text:list-item>
          <text:p text:style-name="P191"><text:span text:style-name="Source_20_Text"><text:span text:style-name="T154">Create_Port_In (String idModule, String idPort)</text:span></text:span><text:span text:style-name="T154">. Creates an </text:span><text:span text:style-name="Emphasis"><text:span text:style-name="T154">in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item>
          <text:p text:style-name="P192"><text:span text:style-name="Source_20_Text"><text:span text:style-name="T154">Create_Port_Out (String idModule, String idPort)</text:span></text:span><text:span text:style-name="T154">. Creates an </text:span><text:span text:style-name="Emphasis"><text:span text:style-name="T155">output</text:span></text:span><text:span text:style-name="T154"> port on the module </text:span><text:span text:style-name="Source_20_Text"><text:span text:style-name="T154">idModule</text:span></text:span><text:span text:style-name="T154">. The port is named </text:span><text:span text:style-name="Source_20_Text"><text:span text:style-name="T154">idPort</text:span></text:span><text:span text:style-name="T154">.</text:span></text:p>
        </text:list-item>
      </text:list>
      <text:h text:style-name="Heading_20_2" text:outline-level="2">Data connections</text:h>
      <text:p text:style-name="P54">With all modules and ports created we can connect ports together, so that samples can flow (that is, sample chunks and single samples). <text:span text:style-name="Source_20_Text"><text:span text:style-name="T153">TController</text:span></text:span><text:span text:style-name="T153"> offers the method</text:span></text:p>
      <text:p text:style-name="P199"><text:span text:style-name="Source_20_Text">Create_Connection_Data (String idFromPort, String idToPort)</text:span></text:p>
      <text:p text:style-name="P55">This <text:span text:style-name="T157">method </text:span>creates a unidirectional audio data connection with port <text:span text:style-name="Source_20_Text">idFromPort</text:span> as source and port <text:soft-page-break/><text:span text:style-name="Source_20_Text">idToPort</text:span> as sink.</text:p>
      <text:p text:style-name="P54">Note that ports must pair up correctly. You cannot connect a port which sends sample chunks to a port that receives single samples<text:note text:id="ftn26" text:note-class="footnote"><text:note-citation>26</text:note-citation><text:note-body><text:p text:style-name="P101">This wouldn't make sense anyway</text:p></text:note-body></text:note>. <text:span text:style-name="T156">Such aberrations would throw an exception.</text:span></text:p>
      <text:h text:style-name="Heading_20_2" text:outline-level="2">Event connections</text:h>
      <text:p text:style-name="P56">Within the network we use an event system to trigger certain actions. For example, the event <text:s/><text:span text:style-name="Source_20_Text">gkEventTimerTick</text:span> is sent by the <text:span text:style-name="Source_20_Text">TTimer</text:span> module to notify subscribers that one time period has passed. To subscribe modules to the event of another module, <text:span text:style-name="Source_20_Text">TController</text:span> offers the method</text:p>
      <text:p text:style-name="P57"><text:span text:style-name="Source_20_Text"><text:span text:style-name="T157">Create_Connection_Events (String idSource, String idRecipient)</text:span></text:span></text:p>
      <text:p text:style-name="P56">This method subscribes module <text:span text:style-name="Source_20_Text">idRecipient</text:span> to events coming from module <text:span text:style-name="Source_20_Text">idSource</text:span>. The recipient must provide event filtering as neccessary, for example if module <text:span text:style-name="Source_20_Text">idSource</text:span> sends out multiple types of events.</text:p>
      <text:h text:style-name="Heading_20_2" text:outline-level="2">Starting</text:h>
      <text:p text:style-name="P52">Once everything has been created and connected we can start the network. This always happens in a predefined order - established by setting a few start entries using the method <text:span text:style-name="Source_20_Text">TController.Create_StartListEntry (String id)</text:span> where <text:span text:style-name="Source_20_Text">id</text:span> is the unique ID of the module to be started. Once all start entries are set we can start the network by calling <text:span text:style-name="Source_20_Text">TController.start ()</text:span>. This will start the modules in the order in which we created the start list entries.</text:p>
      <text:h text:style-name="Heading_20_2" text:outline-level="2">Stopping</text:h>
      <text:p text:style-name="P52">When the application is finished we need to shut down the network by stopping the modules. As with the starting we need to stop modules in a predefined order, which we establish by setting entries in a stop list. A stop list entr<text:span text:style-name="T176">y</text:span> is set by calling the method <text:span text:style-name="Source_20_Text">TController.Create_StopListEntry (String id)</text:span> where <text:span text:style-name="Source_20_Text">id</text:span> is the unique ID of the module to be stopped. <text:s/>Stopping happens <text:span text:style-name="T152">automatically </text:span>when the user presses CTRL-C or closes the GUI frontend.</text:p>
      <text:h text:style-name="Heading_20_1" text:outline-level="1"><text:bookmark-start text:name="__RefHeading__7335_82437932"/>Events<text:bookmark-end text:name="__RefHeading__7335_82437932"/></text:h>
      <text:p text:style-name="P60">As in any application there needs to be a measure of realtime control. <text:span text:style-name="Source_20_Text"><text:span text:style-name="T158">ppm-java</text:span></text:span><text:span text:style-name="T158"> offers a simple event system which allows various modules to control aspects of the program whilst it's running.</text:span></text:p>
      <text:p text:style-name="P61">Objects that handle <text:span text:style-name="T159">events implement the interface </text:span><text:span text:style-name="Source_20_Text"><text:span text:style-name="T159">ppm_java.typelib.IEvented</text:span></text:span><text:span text:style-name="T159">. This interface provides the events used in the program as well as the method stubs to handle those (</text:span><text:span text:style-name="Source_20_Text"><text:span text:style-name="T159">OnEvent (...)</text:span></text:span><text:span text:style-name="T159">). </text:span></text:p>
      <text:p text:style-name="P62"><draw:frame draw:style-name="fr15" draw:name="Image27" text:anchor-type="as-char" svg:width="13.952cm" svg:height="8.257cm" draw:z-index="28"><draw:image xlink:href="Pictures/10000000000002AE000001969A5BB5D1.png" xlink:type="simple" xlink:show="embed" xlink:actuate="onLoad"/></draw:frame></text:p>
      <text:p text:style-name="P64"><text:span text:style-name="T160">Event routing must be set up at the start of a </text:span><text:span text:style-name="Source_20_Text"><text:span text:style-name="T160">ppm-java</text:span></text:span><text:span text:style-name="T160"> run. This is done by calling </text:span><text:span text:style-name="Source_20_Text"><text:span text:style-name="T161">TController.Create_Connection_Events (String idSource, String idRecipient)</text:span></text:span><text:span text:style-name="T161"> which subscribes the object </text:span><text:span text:style-name="Source_20_Text"><text:span text:style-name="T161">idRecipient</text:span></text:span><text:span text:style-name="T161"> <text:s/>to all events from the object <text:s/></text:span><text:span text:style-name="Source_20_Text"><text:span text:style-name="T161">idSource</text:span></text:span>. <text:span text:style-name="T162">It's possible to have multiple recipients for one object, and that an object can receive events from multiple sources. Having an object subscribe to multiple event sources can present problems (e.g. an object subscribing to multiple </text:span><text:span text:style-name="Source_20_Text"><text:span text:style-name="T162">TTimer</text:span></text:span><text:span text:style-name="T162">s)</text:span><text:span text:style-name="T162"><text:note text:id="ftn27" text:note-class="footnote"><text:note-citation>27</text:note-citation><text:note-body><text:p text:style-name="P102">In that scenario there are ways to minimize problems, but the best way is to avoid this scenario if possible. For example, with the multiple timer scenario we might just use one timer sending gkEventTimerTick events at a high frequency which is a <text:span text:style-name="T163">whole </text:span>multiple of <text:span text:style-name="T163">the frequency of </text:span>all the TTimers we would have used and then to use frequency division and multiplexing in the object that receives the gkEventTimerTick events.</text:p></text:note-body></text:note></text:span><text:span text:style-name="T162">. </text:span></text:p>
      <text:p text:style-name="P63"><draw:frame draw:style-name="fr16" draw:name="Image28" text:anchor-type="paragraph" svg:x="0.153cm" svg:y="0.136cm" svg:width="12.054cm" svg:height="5.392cm" draw:z-index="29"><draw:image xlink:href="Pictures/1000000000000400000001CAF1DAB6AC.png" xlink:type="simple" xlink:show="embed" xlink:actuate="onLoad"/></draw:frame><text:soft-page-break/>When the session runs, the <text:span text:style-name="T164">source object will send events by calling one of the </text:span><text:span text:style-name="Source_20_Text"><text:span text:style-name="T164">TController.PostEvent</text:span></text:span><text:span text:style-name="T164"> methods. The global </text:span><text:span text:style-name="Source_20_Text"><text:span text:style-name="T164">TController</text:span></text:span><text:span text:style-name="T164"> object will pass this event on to all subscribers of the source object. This means that each subscribed recipients will receive </text:span><text:span text:style-name="Emphasis"><text:span text:style-name="T164">all</text:span></text:span><text:span text:style-name="T164"> events emitted from the source object. </text:span>It's up to <text:span text:style-name="T165">each</text:span> recipient to filter the events for those it's interested in.</text:p>
      <text:p text:style-name="P63"><text:span text:style-name="T159">Events are identified by plain vanilla integer constants. Normally we'd be using an enumerator or a base class for each event type. Both has disadvantages. An enumerator requires an extra import statement for each concrete implementation of </text:span><text:span text:style-name="Source_20_Text"><text:span text:style-name="T159">IEvented</text:span></text:span><text:span text:style-name="T159">, and an event class would need to be instantiated with every event fired. That's fine for the occasional event, but something like </text:span><text:span text:style-name="Source_20_Text"><text:span text:style-name="T159">TTimer</text:span></text:span><text:span text:style-name="T159"> would generate many events in a short time, resulting in the creation of lots and lots of throw away event objects. And this would smell like a very silly design. Using plain-vanilla integers seemed the most economic idea, as it doesn't need any imports and does away with that crazy fabrication of throw away objects.</text:span></text:p>
      <text:p text:style-name="P63"><text:span text:style-name="T159">The </text:span><text:span text:style-name="Source_20_Text"><text:span text:style-name="T159">OnEvent</text:span></text:span><text:span text:style-name="T159"> event handler is overloaded to receive one in-band parameter - as an </text:span><text:span text:style-name="Source_20_Text"><text:span text:style-name="T159">int</text:span></text:span><text:span text:style-name="T159">, a </text:span><text:span text:style-name="Source_20_Text"><text:span text:style-name="T159">long</text:span></text:span><text:span text:style-name="T159"> or as a </text:span><text:span text:style-name="Source_20_Text"><text:span text:style-name="T159">String</text:span></text:span><text:span text:style-name="T159">. This is a bit cumbersome as it means that every implementation of </text:span><text:span text:style-name="Source_20_Text"><text:span text:style-name="T159">IEvented</text:span></text:span><text:span text:style-name="T159"> needs to provide all overloaded versions of </text:span><text:span text:style-name="Source_20_Text"><text:span text:style-name="T159">OnEvent</text:span></text:span><text:span text:style-name="T159"><text:note text:id="ftn28" text:note-class="footnote"><text:note-citation>28</text:note-citation><text:note-body><text:p text:style-name="P103">IDE's such as Eclipse insert the resp. method stubs automatically. Text editor users have to bite the bullet, I'm afraid...</text:p></text:note-body></text:note></text:span><text:span text:style-name="T159">, but the higher performance and possibility to provide in-band data is a good reason to go a bit more complex.</text:span></text:p>
      <text:p text:style-name="P66">Here is a basic example of a network consisting of <text:span text:style-name="T166">one event source connected to a number of receivers</text:span>, <text:span text:style-name="T166">each </text:span>one writ<text:span text:style-name="T166">ing</text:span> to <text:span text:style-name="Source_20_Text">stdout</text:span> <text:span text:style-name="T166">on each event.</text:span></text:p>
      <text:p text:style-name="P139"><text:soft-page-break/>TDev_Example_Event</text:p>
      <text:p text:style-name="src-listing"/>
      <text:p text:style-name="src-listing">package ppm_java._dev.concept.example.event;</text:p>
      <text:p text:style-name="src-listing"/>
      <text:p text:style-name="src-listing">import ppm_java.backend.TController;</text:p>
      <text:p text:style-name="src-listing">import ppm_java.util.logging.TLogger;</text:p>
      <text:p text:style-name="src-listing"/>
      <text:p text:style-name="src-listing">public class TDev_Example_Event</text:p>
      <text:p text:style-name="src-listing">{</text:p>
      <text:p text:style-name="src-listing"><text:s text:c="4"/>public static void main (String[] args)</text:p>
      <text:p text:style-name="src-listing"><text:s text:c="4"/>{</text:p>
      <text:p text:style-name="src-listing"><text:s text:c="8"/>TLogger.CreateInstance ();<text:tab/>/<text:span text:style-name="T167">* Otherwise NullPointerException */</text:span></text:p>
      <text:p text:style-name="src-listing"><text:s text:c="8"/></text:p>
      <text:p text:style-name="src-listing"><text:s text:c="8"/>new TSource ("Source");</text:p>
      <text:p text:style-name="src-listing"><text:s text:c="8"/>new TSink <text:s text:c="2"/>("Sink_1");</text:p>
      <text:p text:style-name="src-listing"><text:s text:c="8"/>new TSink <text:s text:c="2"/>("Sink_2");</text:p>
      <text:p text:style-name="src-listing"><text:s text:c="8"/></text:p>
      <text:p text:style-name="src-listing"><text:s text:c="8"/>TController.Create_Connection_Events ("Source", "Sink_1");</text:p>
      <text:p text:style-name="src-listing"><text:s text:c="8"/>TController.Create_Connection_Events ("Source", "Sink_2");</text:p>
      <text:p text:style-name="src-listing"><text:s text:c="8"/></text:p>
      <text:p text:style-name="src-listing"><text:s text:c="8"/>TController.Create_StartListEntry ("Source");</text:p>
      <text:p text:style-name="src-listing"><text:s text:c="8"/></text:p>
      <text:p text:style-name="src-listing"><text:s text:c="8"/>TController.Start ();</text:p>
      <text:p text:style-name="src-listing"><text:s text:c="4"/>}</text:p>
      <text:p text:style-name="src-listing">}</text:p>
      <text:p text:style-name="src-listing"/>
      <text:p text:style-name="Caption">TSource</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ource extends VBrowseable implements IEvented, IControllable</text:p>
      <text:p text:style-name="src-listing">{</text:p>
      <text:p text:style-name="src-listing"><text:s text:c="4"/>public TSource (String id)</text:p>
      <text:p text:style-name="src-listing"><text:s text:c="4"/>{</text:p>
      <text:p text:style-name="src-listing"><text:s text:c="8"/>super (id);</text:p>
      <text:p text:style-name="src-listing"><text:s text:c="4"/>}</text:p>
      <text:p text:style-name="src-listing"/>
      <text:p text:style-name="src-listing"><text:s text:c="4"/>/**</text:p>
      <text:p text:style-name="P162"><text:s text:c="5"/>* Sends ten events (zeros) to any subscribers.</text:p>
      <text:p text:style-name="P162"><text:s text:c="5"/>*/</text:p>
      <text:p text:style-name="P162"><text:s text:c="4"/>public void Start ()</text:p>
      <text:p text:style-name="P162"><text:s text:c="4"/>{</text:p>
      <text:p text:style-name="P162"><text:s text:c="8"/>String <text:s/>id;</text:p>
      <text:p text:style-name="P162"><text:s text:c="8"/>String <text:s/>msg;</text:p>
      <text:p text:style-name="P162"><text:s text:c="8"/>int <text:s text:c="4"/>i;</text:p>
      <text:p text:style-name="P162"><text:s text:c="8"/></text:p>
      <text:p text:style-name="P162"><text:s text:c="8"/>id = GetID ();</text:p>
      <text:p text:style-name="P162"><text:s text:c="8"/>for (i = 1; i &lt;= 10; i++)</text:p>
      <text:p text:style-name="P162"><text:s text:c="8"/>{</text:p>
      <text:p text:style-name="P162"><text:s text:c="12"/>msg = "Event #" + i;</text:p>
      <text:p text:style-name="P162"><text:s text:c="12"/>TController.PostEvent (0, msg, id);</text:p>
      <text:p text:style-name="P162"><text:s text:c="12"/>try {Thread.sleep (1000);} catch (InterruptedException e) {}</text:p>
      <text:p text:style-name="P162"><text:s text:c="8"/>}</text:p>
      <text:p text:style-name="P162"><text:s text:c="4"/>}</text:p>
      <text:p text:style-name="P162"/>
      <text:p text:style-name="P162"><text:s text:c="4"/>public void Stop () <text:s text:c="24"/>{/* Do nothing. */}</text:p>
      <text:p text:style-name="P162"><text:s text:c="4"/>public void OnEvent (int e) <text:s text:c="16"/>{/* Do nothing; this is just an event source */}</text:p>
      <text:p text:style-name="P162"><text:s text:c="4"/>public void OnEvent (int e, int arg0) <text:s text:c="6"/>{/* Do nothing; this is just an event source */}</text:p>
      <text:p text:style-name="P162"><text:s text:c="4"/>public void OnEvent (int e, long arg0) <text:s text:c="5"/>{/* Do nothing; this is just an event source */}</text:p>
      <text:p text:style-name="P162"><text:s text:c="4"/>public void OnEvent (int e, String arg0) <text:s text:c="3"/>{/* Do nothing; this is just an event source */}</text:p>
      <text:p text:style-name="P162"><text:s text:c="4"/>protected void _Register ()</text:p>
      <text:p text:style-name="P162"><text:s text:c="4"/>{</text:p>
      <text:p text:style-name="P162"><text:s text:c="8"/>TController.Register (this);</text:p>
      <text:p text:style-name="P162"><text:s text:c="4"/>}</text:p>
      <text:p text:style-name="P162">}</text:p>
      <text:p text:style-name="P162"/>
      <text:p text:style-name="Caption"><text:soft-page-break/>TSink</text:p>
      <text:p text:style-name="src-listing"/>
      <text:p text:style-name="src-listing">package ppm_java._dev.concept.example.event;</text:p>
      <text:p text:style-name="src-listing"/>
      <text:p text:style-name="src-listing">import ppm_java.backend.TController;</text:p>
      <text:p text:style-name="src-listing">import ppm_java.typelib.IControllable;</text:p>
      <text:p text:style-name="src-listing">import ppm_java.typelib.IEvented;</text:p>
      <text:p text:style-name="src-listing">import ppm_java.typelib.VBrowseable;</text:p>
      <text:p text:style-name="src-listing"/>
      <text:p text:style-name="src-listing">class TSink extends VBrowseable implements IEvented, IControllable</text:p>
      <text:p text:style-name="src-listing">{</text:p>
      <text:p text:style-name="src-listing"><text:s text:c="4"/>public TSink (String id)</text:p>
      <text:p text:style-name="src-listing"><text:s text:c="4"/>{</text:p>
      <text:p text:style-name="src-listing"><text:s text:c="8"/>super (id);</text:p>
      <text:p text:style-name="src-listing"><text:s text:c="4"/>}</text:p>
      <text:p text:style-name="src-listing"/>
      <text:p text:style-name="src-listing"><text:s text:c="4"/>public void OnEvent (int e, String arg0) <text:s text:c="3"/></text:p>
      <text:p text:style-name="src-listing"><text:s text:c="4"/>{</text:p>
      <text:p text:style-name="src-listing"><text:s text:c="8"/>String msg;</text:p>
      <text:p text:style-name="src-listing"><text:s text:c="8"/></text:p>
      <text:p text:style-name="src-listing"><text:s text:c="8"/>msg = GetID () + ": " + "Received messaging event. Message: " + arg0; </text:p>
      <text:p text:style-name="src-listing"><text:s text:c="8"/>System.out.println (msg);</text:p>
      <text:p text:style-name="src-listing"><text:s text:c="4"/>}</text:p>
      <text:p text:style-name="src-listing"/>
      <text:p text:style-name="src-listing"><text:s text:c="4"/>public void Start () <text:s text:c="23"/>{/* Do nothing */}</text:p>
      <text:p text:style-name="src-listing"><text:s text:c="4"/>public void Stop () <text:s text:c="24"/>{/* Do nothing */}</text:p>
      <text:p text:style-name="src-listing"><text:s text:c="4"/>public void OnEvent (int e) <text:s text:c="16"/>{/* Do nothing */}</text:p>
      <text:p text:style-name="src-listing"><text:s text:c="4"/>public void OnEvent (int e, int arg0) <text:s text:c="6"/>{/* Do nothing */}</text:p>
      <text:p text:style-name="src-listing"><text:s text:c="4"/>public void OnEvent (int e, long arg0) <text:s text:c="5"/>{/* Do nothing */}</text:p>
      <text:p text:style-name="src-listing"><text:s text:c="4"/>protected void _Register ()</text:p>
      <text:p text:style-name="src-listing"><text:s text:c="4"/>{</text:p>
      <text:p text:style-name="src-listing"><text:s text:c="8"/>TController.Register (this);</text:p>
      <text:p text:style-name="src-listing"><text:s text:c="4"/>}</text:p>
      <text:p text:style-name="src-listing">}</text:p>
      <text:p text:style-name="src-listing"/>
      <text:p text:style-name="P65">Here is the program output (stdout):</text:p>
      <text:list xml:id="list160137102175483" text:continue-list="list160135703267282" text:style-name="Numbering_20_3">
        <text:list-item>
          <text:p text:style-name="cmdline">Sink_1: Received messaging event. Message: Event #1</text:p>
        </text:list-item>
        <text:list-item>
          <text:p text:style-name="cmdline">Sink_2: Received messaging event. Message: Event #1</text:p>
        </text:list-item>
        <text:list-item>
          <text:p text:style-name="cmdline">Sink_1: Received messaging event. Message: Event #2</text:p>
        </text:list-item>
        <text:list-item>
          <text:p text:style-name="cmdline">Sink_2: Received messaging event. Message: Event #2</text:p>
        </text:list-item>
        <text:list-item>
          <text:p text:style-name="cmdline">Sink_1: Received messaging event. Message: Event #3</text:p>
        </text:list-item>
        <text:list-item>
          <text:p text:style-name="cmdline">Sink_2: Received messaging event. Message: Event #3</text:p>
        </text:list-item>
        <text:list-item>
          <text:p text:style-name="cmdline">Sink_1: Received messaging event. Message: Event #4</text:p>
        </text:list-item>
        <text:list-item>
          <text:p text:style-name="cmdline">Sink_2: Received messaging event. Message: Event #4</text:p>
        </text:list-item>
        <text:list-item>
          <text:p text:style-name="cmdline">Sink_1: Received messaging event. Message: Event #5</text:p>
        </text:list-item>
        <text:list-item>
          <text:p text:style-name="cmdline">Sink_2: Received messaging event. Message: Event #5</text:p>
        </text:list-item>
        <text:list-item>
          <text:p text:style-name="cmdline">Sink_1: Received messaging event. Message: Event #6</text:p>
        </text:list-item>
        <text:list-item>
          <text:p text:style-name="cmdline">Sink_2: Received messaging event. Message: Event #6</text:p>
        </text:list-item>
        <text:list-item>
          <text:p text:style-name="cmdline">Sink_1: Received messaging event. Message: Event #7</text:p>
        </text:list-item>
        <text:list-item>
          <text:p text:style-name="cmdline">Sink_2: Received messaging event. Message: Event #7</text:p>
        </text:list-item>
        <text:list-item>
          <text:p text:style-name="cmdline">Sink_1: Received messaging event. Message: Event #8</text:p>
        </text:list-item>
        <text:list-item>
          <text:p text:style-name="cmdline">Sink_2: Received messaging event. Message: Event #8</text:p>
        </text:list-item>
        <text:list-item>
          <text:p text:style-name="cmdline">Sink_1: Received messaging event. Message: Event #9</text:p>
        </text:list-item>
        <text:list-item>
          <text:p text:style-name="cmdline">Sink_2: Received messaging event. Message: Event #9</text:p>
        </text:list-item>
        <text:list-item>
          <text:p text:style-name="cmdline">Sink_1: Received messaging event. Message: Event #10</text:p>
        </text:list-item>
        <text:list-item>
          <text:p text:style-name="cmdline">Sink_2: Received messaging event. Message: Event #10</text:p>
        </text:list-item>
      </text:list>
      <text:h text:style-name="P214" text:outline-level="1"><text:bookmark-start text:name="__RefHeading__7337_82437932"/>Statistics interface<text:bookmark-end text:name="__RefHeading__7337_82437932"/></text:h>
      <text:h text:style-name="Heading_20_1" text:outline-level="1"><text:bookmark-start text:name="__RefHeading__7339_82437932"/>Class hierarchy<text:bookmark-end text:name="__RefHeading__7339_82437932"/></text:h>
      <text:h text:style-name="Heading_20_1" text:outline-level="1"><text:bookmark-start text:name="__RefHeading__7341_82437932"/>Roadmap<text:bookmark-end text:name="__RefHeading__7341_82437932"/></text:h>
      <text:list xml:id="list155048324453362277" text:style-name="L21">
        <text:list-item>
          <text:p text:style-name="P193">Finish documentation (est. one week).</text:p>
        </text:list-item>
        <text:list-item>
          <text:p text:style-name="P194"><text:span text:style-name="T24">T</text:span>rue peak capabilities. So far, <text:span text:style-name="T24">we just take the highest absolute sample value per GUI cycle and use that for the display. However, in reality most peaks fall between peaks on the actual waveform. This means our meter does not display the waveform peaks but only the sample peaks, resulting in an underread of typically 3dB. A truepeak module is needed to reduce the underread. We would design the truepeak module according to the recommended algorithm in BS.1770-4</text:span><text:span text:style-name="T24"><text:note text:id="ftn29" text:note-class="footnote"><text:note-citation>29</text:note-citation><text:note-body><text:p text:style-name="P75">BS.1770-4, Annex 2. <text:span text:style-name="Internet_20_link">https://www.itu.int/dms_pubrec/itu-r/rec/bs/R-REC-BS.1770-4-201510-I!!PDF-E.pdf</text:span></text:p></text:note-body></text:note></text:span><text:span text:style-name="T24"> (est one week).</text:span></text:p>
        </text:list-item>
        <text:list-item>
          <text:p text:style-name="P195">Port to C++/QT. The <text:span text:style-name="Source_20_Text">ppm-java</text:span> program is a proof of concept. And it was simply easier to do the design in Java (e.g. we don't have to keep track of header files). Once the design has matured, it should be fairly straight forward to port the program to C++, using the QT toolkit and other support libraries (est. four weeks).</text:p>
        </text:list-item>
      </text:list>
      <text:h text:style-name="P215" text:outline-level="1"><text:bookmark-start text:name="__RefHeading__5142_1883877738"/>Appendi<text:span text:style-name="T17">ces</text:span><text:bookmark-end text:name="__RefHeading__5142_1883877738"/></text:h>
      <text:h text:style-name="P160" text:outline-level="2"><text:span text:style-name="T17">App. 1: </text:span>Example listings</text:h>
      <text:p text:style-name="P136"/>
      <text:h text:style-name="P147" text:outline-level="3"><text:soft-page-break/>Listing 1:</text:h>
      <text:p text:style-name="P134"/>
      <text:p text:style-name="P134">package ppm_java._dev.concept.trial.JJack;</text:p>
      <text:p text:style-name="P134"/>
      <text:p text:style-name="P134">import java.nio.FloatBuffer;</text:p>
      <text:p text:style-name="P134">import de.gulden.framework.jjack.JJackAudioEvent;</text:p>
      <text:p text:style-name="P134">import de.gulden.framework.jjack.JJackAudioProcessor;</text:p>
      <text:p text:style-name="P134">import de.gulden.framework.jjack.JJackException;</text:p>
      <text:p text:style-name="P134">import de.gulden.framework.jjack.JJackSystem;</text:p>
      <text:p text:style-name="P134">import ppm_java.util.logging.TLogger;</text:p>
      <text:p text:style-name="P134"/>
      <text:p text:style-name="P134">/**</text:p>
      <text:p text:style-name="P134"><text:s/>* Loads the JJack driver, connects to a running instance of JackD and prints</text:p>
      <text:p text:style-name="P134"><text:s/>* the peak of every incoming frame to stdout.</text:p>
      <text:p text:style-name="P134"><text:s/>* </text:p>
      <text:p text:style-name="P134"><text:s/>* @author peter</text:p>
      <text:p text:style-name="P134"><text:s/>*/</text:p>
      <text:p text:style-name="P134">public class TDev_Trial_JJack_process_01 implements JJackAudioProcessor</text:p>
      <text:p text:style-name="P134">{</text:p>
      <text:p text:style-name="P134"><text:s text:c="4"/>public static void main (String[] args)</text:p>
      <text:p text:style-name="P134"><text:s text:c="4"/>{</text:p>
      <text:p text:style-name="P134"><text:s text:c="8"/>TDev_Trial_JJack_process_01 processor;</text:p>
      <text:p text:style-name="P134"><text:s text:c="8"/></text:p>
      <text:p text:style-name="P134"><text:s text:c="8"/>/* Setting up Jack client and terminator thread. <text:s/>*/</text:p>
      <text:p text:style-name="P134"><text:s text:c="8"/>processor <text:s/>= new TDev_Trial_JJack_process_01 ();</text:p>
      <text:p text:style-name="P134"><text:s text:c="8"/></text:p>
      <text:p text:style-name="P134"><text:s text:c="8"/>/* Connecting with the running instance of Jack */</text:p>
      <text:p text:style-name="P134"><text:s text:c="8"/>JJackSystem.setProcessor (processor);</text:p>
      <text:p text:style-name="P134"><text:s text:c="8"/></text:p>
      <text:p text:style-name="P134"><text:s text:c="8"/>/* Terminator timer - must run in separate thread */</text:p>
      <text:p text:style-name="P134"><text:s text:c="8"/>new Thread ()</text:p>
      <text:p text:style-name="P134"><text:s text:c="8"/>{</text:p>
      <text:p text:style-name="P134"><text:s text:c="12"/>public void run ()</text:p>
      <text:p text:style-name="P134"><text:s text:c="12"/>{</text:p>
      <text:p text:style-name="P134"><text:s text:c="16"/>try </text:p>
      <text:p text:style-name="P134"><text:s text:c="16"/>{</text:p>
      <text:p text:style-name="P134"><text:s text:c="20"/>Thread.sleep (500);</text:p>
      <text:p text:style-name="P134"><text:s text:c="20"/>JJackSystem.shutdown ();</text:p>
      <text:p text:style-name="P134"><text:s text:c="16"/>}</text:p>
      <text:p text:style-name="P134"><text:s text:c="16"/>catch (JJackException | InterruptedException e)</text:p>
      <text:p text:style-name="P134"><text:s text:c="16"/>{</text:p>
      <text:p text:style-name="P134"><text:s text:c="20"/>e.printStackTrace();</text:p>
      <text:p text:style-name="P134"><text:s text:c="16"/>}</text:p>
      <text:p text:style-name="P134"><text:s text:c="16"/>System.exit (1);</text:p>
      <text:p text:style-name="P134"><text:s text:c="12"/>}</text:p>
      <text:p text:style-name="P134"><text:s text:c="8"/>}.start ();</text:p>
      <text:p text:style-name="P134"><text:s text:c="4"/>}</text:p>
      <text:p text:style-name="P134"/>
      <text:p text:style-name="P134"><text:s text:c="4"/>private int fIFrame;</text:p>
      <text:p text:style-name="P134"><text:s text:c="4"/></text:p>
      <text:p text:style-name="P134"><text:s text:c="4"/>public TDev_Trial_JJack_process_01 ()</text:p>
      <text:p text:style-name="P134"><text:s text:c="4"/>{</text:p>
      <text:p text:style-name="P134"><text:s text:c="8"/>fIFrame = 0;</text:p>
      <text:p text:style-name="P134"><text:s text:c="4"/>}</text:p>
      <text:p text:style-name="P134"><text:s text:c="4"/></text:p>
      <text:p text:style-name="P134"><text:s text:c="4"/>/**</text:p>
      <text:p text:style-name="P134"><text:s text:c="5"/>* The process callback. Called by the Jack server via the JJack bridge. Time critical!</text:p>
      <text:p text:style-name="P134"><text:s text:c="5"/>*/</text:p>
      <text:p text:style-name="P134"><text:s text:c="4"/>@Override</text:p>
      <text:p text:style-name="P134"><text:s text:c="4"/>public void process (JJackAudioEvent e)</text:p>
      <text:p text:style-name="P134"><text:s text:c="4"/>{</text:p>
      <text:p text:style-name="P134"><text:s text:c="8"/>FloatBuffer <text:s text:c="8"/>inBuf;</text:p>
      <text:p text:style-name="P134"><text:s text:c="8"/>int <text:s text:c="16"/>nSamples;</text:p>
      <text:p text:style-name="P134"><text:s text:c="8"/>int <text:s text:c="16"/>i;</text:p>
      <text:p text:style-name="P134"><text:s text:c="8"/>float <text:s text:c="14"/>s;</text:p>
      <text:p text:style-name="P134"><text:s text:c="8"/>float <text:s text:c="14"/>sRect;</text:p>
      <text:p text:style-name="P134"><text:s text:c="8"/>float <text:s text:c="14"/>peak;</text:p>
      <text:p text:style-name="P134"><text:s text:c="8"/></text:p>
      <text:p text:style-name="P134"><text:s text:c="8"/>fIFrame++;</text:p>
      <text:p text:style-name="P134"><text:s text:c="8"/>inBuf <text:s text:c="6"/>= e.getInput (0);</text:p>
      <text:p text:style-name="P134"><text:s text:c="8"/>nSamples <text:s text:c="3"/>= inBuf.limit ();</text:p>
      <text:p text:style-name="P134"><text:s text:c="8"/>peak <text:s text:c="7"/>= 0;</text:p>
      <text:p text:style-name="P134"><text:s text:c="8"/>for (i = 0; i &lt; nSamples; i++)</text:p>
      <text:p text:style-name="P134"><text:s text:c="8"/>{</text:p>
      <text:p text:style-name="P134"><text:s text:c="12"/>/* Get next sample. */</text:p>
      <text:p text:style-name="P134"><text:s text:c="12"/>s = inBuf.get (i);</text:p>
      <text:p text:style-name="P134"><text:soft-page-break/><text:s text:c="12"/></text:p>
      <text:p text:style-name="P134"><text:s text:c="12"/>/* Rectify (i.e. mirror a negative sample to it's positive opposite). */</text:p>
      <text:p text:style-name="P134"><text:s text:c="12"/>sRect = (s &lt; 0) <text:s/>? <text:s/>-s : s;</text:p>
      <text:p text:style-name="P134"><text:s text:c="12"/></text:p>
      <text:p text:style-name="P134"><text:s text:c="12"/>/* Determine peak value. */</text:p>
      <text:p text:style-name="P134"><text:s text:c="12"/>peak = (sRect &gt; peak) <text:s/>? <text:s/>sRect : peak;</text:p>
      <text:p text:style-name="P134"><text:s text:c="8"/>}</text:p>
      <text:p text:style-name="P134"><text:s text:c="8"/>System.out.println ("Frame: " + fIFrame + "; Peak value (abs): " + peak + ".");</text:p>
      <text:p text:style-name="P134"><text:s text:c="4"/>}</text:p>
      <text:p text:style-name="P134">}</text:p>
      <text:p text:style-name="P134"/>
      <text:h text:style-name="P161" text:outline-level="2">Glossary</text:h>
      <text:p text:style-name="dt">Critical section</text:p>
      <text:p text:style-name="P148">In concurrent programming, concurrent accesses to shared resources can lead to unexpected or erroneous behavior, so parts of the program where the shared resource is accessed is protected. This protected section is the critical section or critical region. It cannot be executed by more than one process. Typically, the critical section accesses a shared resource, such as a data structure, a peripheral device, or a network connection, that would not operate correctly in the context of multiple concurrent accesses.</text:p>
      <text:p text:style-name="dq">https://en.wikipedia.org/wiki/Critical_section</text:p>
      <text:p text:style-name="dt">Priority inversion</text:p>
      <text:p text:style-name="P109">In computer science, priority inversion is a problematic scenario in scheduling in which a high priority task is indirectly preempted by a lower priority task effectively "inverting" the relative priorities of the two tasks.</text:p>
      <text:p text:style-name="dl">This violates the priority model that high priority tasks can only be prevented from running by higher priority tasks and briefly by low priority tasks which will quickly complete their use of a resource shared by the high and low priority tasks.</text:p>
      <text:p text:style-name="P108">https://en.wikipedia.org/wiki/Priority_inversion</text:p>
      <text:h text:style-name="Heading_20_1" text:outline-level="1"><text:bookmark-start text:name="__RefHeading__7349_82437932"/>License<text:bookmark-end text:name="__RefHeading__7349_82437932"/></text:h>
      <text:p text:style-name="P105">A program to display audio levels using PPM ballistics.</text:p>
      <text:p text:style-name="P107"><text:span text:style-name="T27">Copyright (C) </text:span><text:span text:style-name="T28">2017</text:span><text:span text:style-name="T27"> </text:span><text:span text:style-name="T28">Peter Hoppe</text:span></text:p>
      <text:p text:style-name="P106">This program is free software: you can redistribute it and/or modify it under the terms of the GNU General Public License as published by the Free Software Foundation, either version 3 of the License, or (at your option) any later version.</text:p>
      <text:p text:style-name="P106">This program is distributed in the hope that it will be useful, but WITHOUT ANY WARRANTY; without even the implied warranty of MERCHANTABILITY or FITNESS FOR A PARTICULAR PURPOSE. See the GNU General Public License for more details.</text:p>
      <text:p text:style-name="P106">You should have received a copy of the GNU General Public License along with this program. <text:s/>If not, see &lt;http://www.gnu.org/licenses/&gt;.</text:p>
      <text:p text:style-name="P10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Arial3" svg:font-family="Arial" style:font-adornments="Regular" style:font-family-generic="swiss"/>
    <style:font-face style:name="FreeSans1" svg:font-family="FreeSans" style:font-family-generic="swiss"/>
    <style:font-face style:name="Courier New2" svg:font-family="'Courier New'" style:font-family-generic="modern" style:font-pitch="fixed"/>
    <style:font-face style:name="Courier New1" svg:font-family="'Courier New'" style:font-adornments="Bold" style:font-family-generic="modern" style:font-pitch="fixed"/>
    <style:font-face style:name="Courier New" svg:font-family="'Courier New'" style:font-adornments="Regular"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Arial1" svg:font-family="Arial" style:font-adornments="Bold" style:font-family-generic="swiss" style:font-pitch="variable"/>
    <style:font-face style:name="Arial2" svg:font-family="Arial" style:font-adornments="Italic" style:font-family-generic="swiss" style:font-pitch="variable"/>
    <style:font-face style:name="Arial" svg:font-family="Arial" style:font-adornments="Regular"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Liberation Serif" fo:font-size="12pt" fo:language="en" fo:country="none"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199cm" fo:margin-bottom="0.3cm" style:contextual-spacing="false" fo:text-align="justify" style:justify-single-word="false" style:page-number="auto"/>
      <style:text-properties style:font-name="Arial" fo:font-family="Arial" style:font-style-name="Regular" style:font-family-generic="swiss" style:font-pitch="variable" fo:font-size="10.5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style-name="Regular"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3cm" fo:margin-bottom="0cm" style:contextual-spacing="false" fo:line-height="120%" fo:keep-together="auto" style:page-number="auto" style:shadow="none" fo:keep-with-next="auto"/>
      <style:text-properties fo:font-size="10.5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master-page-name="">
      <style:paragraph-properties fo:margin-top="0.212cm" fo:margin-bottom="0.212cm" style:contextual-spacing="false" style:page-number="auto" fo:keep-with-next="always" text:number-lines="false" text:line-number="0"/>
      <style:text-properties fo:font-size="12pt" fo:font-style="normal" fo:font-weight="bold"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598cm" fo:margin-right="0cm" fo:margin-top="0cm" fo:margin-bottom="0cm" style:contextual-spacing="false" fo:text-indent="-0.598cm" style:auto-text-indent="false" text:number-lines="false" text:line-number="0"/>
      <style:text-properties fo:font-size="8pt" style:font-size-asian="10pt" style:font-size-complex="10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margin-top="0cm" fo:margin-bottom="1cm" style:contextual-spacing="false"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cm" fo:margin-bottom="0cm" style:contextual-spacing="false" style:page-number="auto" fo:break-before="page">
        <style:tab-stops/>
      </style:paragraph-properties>
      <style:text-properties style:font-name="Arial1" fo:font-family="Arial" style:font-style-name="Bold" style:font-family-generic="swiss" style:font-pitch="variable" fo:font-size="150%" fo:font-weight="bold" style:font-size-asian="130%" style:font-weight-asian="bold" style:font-size-complex="130%" style:font-weight-complex="600"/>
    </style:style>
    <style:style style:name="Heading_20_2" style:display-name="Heading 2" style:family="paragraph" style:parent-style-name="Heading" style:next-style-name="Text_20_body" style:default-outline-level="2" style:class="text" style:master-page-name="">
      <style:paragraph-properties fo:margin-top="0.353cm" fo:margin-bottom="0.212cm" style:contextual-spacing="false" fo:keep-together="always" style:page-number="auto"/>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499cm" fo:margin-bottom="0cm" style:contextual-spacing="false" style:register-true="true">
        <style:tab-stops/>
      </style:paragraph-properties>
      <style:text-properties fo:color="#000000" fo:font-size="12pt" fo:font-weight="bold" style:font-size-asian="14pt" style:font-weight-asian="bold" style:font-size-complex="14pt" style:font-weight-complex="600"/>
    </style:style>
    <style:style style:name="Text" style:family="paragraph" style:parent-style-name="Caption" style:class="extra"/>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margin-left="0.199cm" fo:margin-right="0cm" fo:margin-top="0cm" fo:margin-bottom="0.3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_20_Heading_20_2" style:display-name="Table Heading 2" style:family="paragraph" style:parent-style-name="Table_20_Contents">
      <style:paragraph-properties fo:text-align="center" style:justify-single-word="false"/>
      <style:text-properties fo:font-size="10.5pt" fo:font-weight="bold" officeooo:rsid="00201f18" style:font-size-asian="10.5pt"/>
    </style:style>
    <style:style style:name="src-listing" style:family="paragraph" style:parent-style-name="Text_20_body" style:list-style-name="" style:master-page-name="">
      <style:paragraph-properties fo:margin-top="0.499cm" fo:margin-bottom="0cm" style:contextual-spacing="true" fo:text-align="start" style:justify-single-word="false" style:page-number="auto" fo:background-color="#ffffcc" fo:padding-left="0.049cm" fo:padding-right="0cm" fo:padding-top="0cm" fo:padding-bottom="0cm" fo:border-left="9.01pt solid #999999" fo:border-right="none" fo:border-top="none" fo:border-bottom="none" style:shadow="none" fo:keep-with-next="always" text:number-lines="true" text:line-number="1">
        <style:background-image/>
      </style:paragraph-properties>
      <style:text-properties style:font-name="Courier New" fo:font-family="'Courier New'" style:font-style-name="Regular" style:font-family-generic="modern" style:font-pitch="fixed" fo:font-size="7pt" fo:font-weight="bold" officeooo:rsid="0018cf07" style:font-size-asian="10.5pt"/>
    </style:style>
    <style:style style:name="cmdline" style:family="paragraph" style:parent-style-name="src-listing" style:list-style-name="Numbering_20_3" style:master-page-name="">
      <style:paragraph-properties fo:margin-left="0cm" fo:margin-right="0cm" fo:margin-top="0.499cm" fo:margin-bottom="0cm" style:contextual-spacing="true" fo:line-height="100%" fo:text-indent="0cm" style:auto-text-indent="false" style:page-number="auto" fo:background-color="#333333" fo:padding="0.049cm" fo:border="4pt solid #333333">
        <style:tab-stops/>
        <style:background-image/>
      </style:paragraph-properties>
      <style:text-properties fo:color="#ffffff" fo:font-size="8pt" style:font-size-asian="10.5pt"/>
    </style:style>
    <style:style style:name="Footer" style:family="paragraph" style:parent-style-name="Standard" style:class="extra">
      <style:paragraph-properties fo:background-color="transparent" fo:padding="0.049cm" fo:border-left="none" fo:border-right="none" fo:border-top="0.06pt solid #000000" fo:border-bottom="none" style:shadow="none">
        <style:tab-stops>
          <style:tab-stop style:position="25.709cm" style:type="right"/>
        </style:tab-stops>
        <style:background-image/>
      </style:paragraph-properties>
      <style:text-properties fo:font-size="8pt" officeooo:rsid="00a90c8b" style:font-size-asian="10.5pt"/>
    </style:style>
    <style:style style:name="Sender" style:family="paragraph" style:parent-style-name="Standard" style:class="extra"/>
    <style:style style:name="dt" style:family="paragraph" style:parent-style-name="Standard" style:next-style-name="dl" style:master-page-name="">
      <style:paragraph-properties style:page-number="auto"/>
    </style:style>
    <style:style style:name="dl" style:family="paragraph" style:parent-style-name="dt">
      <style:paragraph-properties fo:margin-left="1.499cm" fo:margin-right="0cm" fo:margin-top="0.199cm" fo:margin-bottom="0.3cm" style:contextual-spacing="false" fo:text-align="justify" style:justify-single-word="false" fo:text-indent="0cm" style:auto-text-indent="false"/>
    </style:style>
    <style:style style:name="dq" style:family="paragraph" style:parent-style-name="Standard" style:next-style-name="dt">
      <style:paragraph-properties fo:text-align="end" style:justify-single-word="false"/>
      <style:text-properties fo:font-size="10pt" style:font-size-asian="10.5pt"/>
    </style:style>
    <style:style style:name="Preformatted_20_Text" style:display-name="Preformatted Text" style:family="paragraph" style:parent-style-name="Standard" style:class="html"/>
    <style:style style:name="Contents_20_Heading" style:display-name="Contents Heading" style:family="paragraph" style:parent-style-name="Heading" style:class="index"/>
    <style:style style:name="Contents_20_1" style:display-name="Contents 1" style:family="paragraph" style:parent-style-name="Index" style:class="index">
      <style:paragraph-properties>
        <style:tab-stops>
          <style:tab-stop style:position="1cm"/>
          <style:tab-stop style:position="16.9cm" style:type="right"/>
        </style:tab-stops>
      </style:paragraph-properties>
    </style:style>
    <style:style style:name="Contents_20_2" style:display-name="Contents 2" style:family="paragraph" style:parent-style-name="Index" style:class="index"/>
    <style:style style:name="module-listing" style:family="paragraph" style:parent-style-name="Text_20_body">
      <style:paragraph-properties fo:margin-left="2.101cm" fo:margin-right="0cm" fo:margin-top="0.3cm" fo:margin-bottom="0cm" style:contextual-spacing="false" fo:line-height="120%" fo:text-align="justify" style:justify-single-word="false" fo:keep-together="auto" fo:text-indent="-2.101cm" style:auto-text-indent="false" style:shadow="none" fo:keep-with-next="auto">
        <style:tab-stops/>
      </style:paragraph-properties>
    </style:style>
    <style:style style:name="User_20_Index_20_Heading" style:display-name="User Index Heading" style:family="paragraph" style:parent-style-name="Heading" style:class="index"/>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fo:font-family="'Courier New'" style:font-style-name="Bold" style:font-family-generic="modern" style:font-pitch="fixed" fo:font-size="12pt" fo:font-weight="bold" fo:background-color="#dddddd" style:font-name-asian="Droid Sans Fallback1" style:font-family-asian="'Droid Sans Fallback'" style:font-family-generic-asian="modern" style:font-pitch-asian="fixed" style:font-size-asian="10.5pt" style:font-name-complex="Liberation Mono" style:font-family-complex="'Liberation Mono'" style:font-family-generic-complex="modern" style:font-pitch-complex="fixed"/>
    </style:style>
    <style:style style:name="Internet_20_link" style:display-name="Internet link" style:family="text">
      <style:text-properties fo:color="#000080" style:font-name="Courier New" fo:font-family="'Courier New'" style:font-style-name="Regular" style:font-family-generic="modern" style:font-pitch="fixed" fo:language="zxx" fo:country="none" style:text-underline-style="dotted" style:text-underline-width="auto" style:text-underline-color="font-color" fo:font-weight="bold" fo:background-color="transparent" style:font-size-asian="10.5pt"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Rubies" style:family="text">
      <style:text-properties fo:font-size="6pt" style:text-underline-style="none" style:font-size-asian="6pt" style:font-size-complex="6pt" style:text-emphasize="none"/>
    </style:style>
    <style:style style:name="Numbering_20_Symbols" style:display-name="Numbering Symbols" style:family="text"/>
    <style:style style:name="Emphasis" style:family="text">
      <style:text-properties style:use-window-font-color="true" style:font-name="Arial2" fo:font-family="Arial" style:font-style-name="Italic" style:font-family-generic="swiss" style:font-pitch="variable" fo:font-style="italic" style:text-underline-style="none" fo:background-color="transparent" style:font-size-asian="10.5pt" style:font-style-asian="italic" style:font-style-complex="italic"/>
    </style:style>
    <style:style style:name="Index_20_Link" style:display-name="Index Link" style:family="text"/>
    <style:style style:name="Definition" style:family="text">
      <style:text-properties style:text-underline-style="dotted" style:text-underline-width="auto" style:text-underline-color="font-color" fo:background-color="transparent"/>
    </style:style>
    <style:style style:name="Caption_20_characters" style:display-name="Caption characters" style:family="text"/>
    <style:style style:name="Graphics" style:family="graphic">
      <style:graphic-properties text:anchor-type="paragraph" svg:x="0cm" svg:y="0cm" fo:margin-left="0.499cm" fo:margin-right="0cm" fo:margin-top="0.499cm" fo:margin-bottom="0.499cm" style:wrap="none" style:vertical-pos="top" style:vertical-rel="paragraph" style:horizontal-pos="center" style:horizontal-rel="paragraph" fo:background-color="transparent" style:background-transparency="100%" draw:fill="solid" style:shadow="none" draw:shadow-opacity="100%">
        <style:background-image/>
        <style:columns fo:column-count="1" fo:column-gap="0cm"/>
      </style:graphic-properties>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499cm" fo:text-indent="-0.499cm" fo:margin-left="0.499cm"/>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998cm" fo:text-indent="-0.499cm" fo:margin-left="0.998cm"/>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1.998cm" fo:text-indent="-1cm" fo:margin-left="1.998cm"/>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3.249cm" fo:text-indent="-1.251cm" fo:margin-left="3.249cm"/>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4.748cm" fo:text-indent="-1.499cm" fo:margin-left="4.748cm"/>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6.549cm" fo:text-indent="-1.801cm" fo:margin-left="6.549cm"/>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8.849cm" fo:text-indent="-2.3cm" fo:margin-left="8.849cm"/>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11.449cm" fo:text-indent="-2.6cm" fo:margin-left="11.449cm"/>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14.25cm" fo:text-indent="-2.801cm" fo:margin-left="14.25cm"/>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17.351cm" fo:text-indent="-3.101cm" fo:margin-left="17.351cm"/>
        </style:list-level-properties>
      </text:list-level-style-number>
    </text:list-style>
    <text:list-style style:name="Numbering_20_3" style:display-name="Numbering 3">
      <text:list-level-style-number text:level="1" text:style-name="Numbering_20_Symbols" style:num-format="">
        <style:list-level-properties text:list-level-position-and-space-mode="label-alignment">
          <style:list-level-label-alignment text:label-followed-by="space" fo:text-indent="-3cm" fo:margin-left="3cm"/>
        </style:list-level-properties>
      </text:list-level-style-number>
      <text:list-level-style-number text:level="2" text:style-name="Numbering_20_Symbols" style:num-format="" text:start-value="2">
        <style:list-level-properties text:list-level-position-and-space-mode="label-alignment">
          <style:list-level-label-alignment text:label-followed-by="space" fo:text-indent="-3cm" fo:margin-left="6.001cm"/>
        </style:list-level-properties>
      </text:list-level-style-number>
      <text:list-level-style-number text:level="3" text:style-name="Numbering_20_Symbols" style:num-format="" text:start-value="3">
        <style:list-level-properties text:list-level-position-and-space-mode="label-alignment">
          <style:list-level-label-alignment text:label-followed-by="space" fo:text-indent="-3cm" fo:margin-left="9.001cm"/>
        </style:list-level-properties>
      </text:list-level-style-number>
      <text:list-level-style-number text:level="4" text:style-name="Numbering_20_Symbols" style:num-format="" text:start-value="4">
        <style:list-level-properties text:list-level-position-and-space-mode="label-alignment">
          <style:list-level-label-alignment text:label-followed-by="space" fo:text-indent="-3cm" fo:margin-left="12.002cm"/>
        </style:list-level-properties>
      </text:list-level-style-number>
      <text:list-level-style-number text:level="5" text:style-name="Numbering_20_Symbols" style:num-format="" text:start-value="5">
        <style:list-level-properties text:list-level-position-and-space-mode="label-alignment">
          <style:list-level-label-alignment text:label-followed-by="space" fo:text-indent="-3cm" fo:margin-left="15.002cm"/>
        </style:list-level-properties>
      </text:list-level-style-number>
      <text:list-level-style-number text:level="6" text:style-name="Numbering_20_Symbols" style:num-format="" text:start-value="6">
        <style:list-level-properties text:list-level-position-and-space-mode="label-alignment">
          <style:list-level-label-alignment text:label-followed-by="space" fo:text-indent="-3cm" fo:margin-left="18.002cm"/>
        </style:list-level-properties>
      </text:list-level-style-number>
      <text:list-level-style-number text:level="7" text:style-name="Numbering_20_Symbols" style:num-format="" text:start-value="7">
        <style:list-level-properties text:list-level-position-and-space-mode="label-alignment">
          <style:list-level-label-alignment text:label-followed-by="space" fo:text-indent="-3cm" fo:margin-left="21.003cm"/>
        </style:list-level-properties>
      </text:list-level-style-number>
      <text:list-level-style-number text:level="8" text:style-name="Numbering_20_Symbols" style:num-format="" text:start-value="8">
        <style:list-level-properties text:list-level-position-and-space-mode="label-alignment">
          <style:list-level-label-alignment text:label-followed-by="space" fo:text-indent="-3cm" fo:margin-left="24.003cm"/>
        </style:list-level-properties>
      </text:list-level-style-number>
      <text:list-level-style-number text:level="9" text:style-name="Numbering_20_Symbols" style:num-format="" text:start-value="9">
        <style:list-level-properties text:list-level-position-and-space-mode="label-alignment">
          <style:list-level-label-alignment text:label-followed-by="space" fo:text-indent="-3cm" fo:margin-left="27.003cm"/>
        </style:list-level-properties>
      </text:list-level-style-number>
      <text:list-level-style-number text:level="10" text:style-name="Numbering_20_Symbols" style:num-format="" text:start-value="10">
        <style:list-level-properties text:list-level-position-and-space-mode="label-alignment">
          <style:list-level-label-alignment text:label-followed-by="space" fo:text-indent="-3cm" fo:margin-left="30.004c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officeooo:rsid="00a90c8b"/>
    </style:style>
    <style:page-layout style:name="Mpm1">
      <style:page-layout-properties fo:page-width="21.001cm" fo:page-height="29.7cm" style:num-format="1" style:print-orientation="portrait" fo:margin-top="2cm" fo:margin-bottom="2cm" fo:margin-left="2cm" fo:margin-right="2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1cm" fo:margin-bottom="1cm" fo:margin-left="2cm" fo:margin-right="1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pm-java, technical guide<text:tab/><text:page-number text:select-page="current">46</text:page-number> <text:span text:style-name="MT1">(</text:span><text:page-count>46</text:page-count><text:span text:style-name="MT1">)</text:span></text:p>
      </style:footer>
    </style:master-page>
    <style:master-page style:name="First_20_Page" style:display-name="First Page" style:page-layout-name="Mpm2" style:next-style-name="Standard">
      <style:footer>
        <text:p text:style-name="Footer"/>
      </style:footer>
    </style:master-page>
    <style:master-page style:name="HTML"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13T06:36:46.920899153</meta:creation-date>
    <meta:generator>LibreOffice/4.2.8.2$Linux_X86_64 LibreOffice_project/420m0$Build-2</meta:generator>
    <dc:date>2017-03-02T16:01:34.015459397</dc:date>
    <meta:editing-duration>P8DT5H48M4S</meta:editing-duration>
    <meta:editing-cycles>663</meta:editing-cycles>
    <meta:document-statistic meta:table-count="5" meta:image-count="28" meta:object-count="0" meta:page-count="46" meta:paragraph-count="1165" meta:word-count="9068" meta:character-count="64014" meta:non-whitespace-character-count="49136"/>
  </office:meta>
</office:document-meta>
</file>